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tandard/SortTestCol.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2010000016A000001BC3737E00C2EE4BC9C.png" manifest:media-type="image/png"/>
  <manifest:file-entry manifest:full-path="Pictures/1000020000000020000000206284DE9C05FFED8F.png" manifest:media-type="image/png"/>
  <manifest:file-entry manifest:full-path="Pictures/1000020100000125000000C52F069AC93F88F673.png" manifest:media-type="image/png"/>
  <manifest:file-entry manifest:full-path="Pictures/1000020100000022000000219805651BC2601E40.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Pictures/100002000000004000000040A921DC3F36422ADC.png" manifest:media-type="image/png"/>
  <manifest:file-entry manifest:full-path="Pictures/10000201000002680000026FAF5B0711F014EA68.png" manifest:media-type="image/png"/>
  <manifest:file-entry manifest:full-path="Pictures/100002010000027C00000083CD3BA6F4E21ADF67.png" manifest:media-type="image/png"/>
  <manifest:file-entry manifest:full-path="Pictures/10000201000003E8000000D2A7FE72F00FFCF111.png" manifest:media-type="image/png"/>
  <manifest:file-entry manifest:full-path="Pictures/100002010000027E00000116D9D4BA61C408F0F0.png" manifest:media-type="image/png"/>
  <manifest:file-entry manifest:full-path="Pictures/10000201000001A20000015CC27BFF20EEB63270.png" manifest:media-type="image/png"/>
  <manifest:file-entry manifest:full-path="Pictures/10000201000002680000010FEB965ACE4161566F.png" manifest:media-type="image/png"/>
  <manifest:file-entry manifest:full-path="Pictures/1000020100000169000001E8832FA49F06F81C1D.png" manifest:media-type="image/png"/>
  <manifest:file-entry manifest:full-path="Pictures/10000201000001250000011BFC70E2A1A67AAED6.png" manifest:media-type="image/png"/>
  <manifest:file-entry manifest:full-path="Pictures/1000020100000304000001BCDE9DFE92729868B8.png" manifest:media-type="image/png"/>
  <manifest:file-entry manifest:full-path="Pictures/10000201000002F900000164D058001E1E7BEBEF.png" manifest:media-type="image/png"/>
  <manifest:file-entry manifest:full-path="Pictures/100002010000023C00000060541A46FC691E3937.png" manifest:media-type="image/png"/>
  <manifest:file-entry manifest:full-path="Pictures/10000201000000FB00000117711E4CA3DF9460EC.png" manifest:media-type="image/png"/>
  <manifest:file-entry manifest:full-path="Pictures/100002010000027E000001166677C78A76E0C48D.png" manifest:media-type="image/png"/>
  <manifest:file-entry manifest:full-path="Pictures/100002010000020A00000198FE3B156246318EC4.png" manifest:media-type="image/png"/>
  <manifest:file-entry manifest:full-path="Pictures/100002000000002000000020A6BB2897B4B7679A.png" manifest:media-type="image/png"/>
  <manifest:file-entry manifest:full-path="Pictures/100002010000027F000000D61ACEBEE5D03E0533.png" manifest:media-type="image/png"/>
  <manifest:file-entry manifest:full-path="Pictures/10000201000001B3000001104F7212CEAC290B1A.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17in" fo:margin-left="0in" fo:margin-right="0.0014in" fo:margin-top="0.1181in" fo:margin-bottom="0in" table:align="margins" style:may-break-between-rows="true"/>
    </style:style>
    <style:style style:name="Table5.A" style:family="table-column">
      <style:table-column-properties style:column-width="2.2306in" style:rel-column-width="21845*"/>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17in" fo:margin-left="0in" fo:margin-right="0.0014in" fo:margin-top="0.0799in" fo:margin-bottom="0.1201in" table:align="margins" style:may-break-between-rows="true"/>
    </style:style>
    <style:style style:name="Table1.A" style:family="table-column">
      <style:table-column-properties style:column-width="0.691in" style:rel-column-width="6767*"/>
    </style:style>
    <style:style style:name="Table1.B" style:family="table-column">
      <style:table-column-properties style:column-width="1.7479in" style:rel-column-width="17118*"/>
    </style:style>
    <style:style style:name="Table1.C" style:family="table-column">
      <style:table-column-properties style:column-width="4.2528in" style:rel-column-width="41650*"/>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17in" fo:margin-left="0in" fo:margin-right="0.0014in" fo:margin-top="0.0799in" fo:margin-bottom="0.1201in" table:align="margins" style:may-break-between-rows="true"/>
    </style:style>
    <style:style style:name="Table4.A" style:family="table-column">
      <style:table-column-properties style:column-width="2.4389in" style:rel-column-width="23885*"/>
    </style:style>
    <style:style style:name="Table4.B" style:family="table-column">
      <style:table-column-properties style:column-width="4.2528in" style:rel-column-width="4165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917in" fo:margin-left="0in" fo:margin-right="0.0014in" fo:margin-top="0.0785in" fo:margin-bottom="0.2361in" table:align="margins" fo:background-color="transparent" style:may-break-between-rows="true">
        <style:background-image/>
      </style:table-properties>
    </style:style>
    <style:style style:name="Table8.A" style:family="table-column">
      <style:table-column-properties style:column-width="1.9056in" style:rel-column-width="18665*"/>
    </style:style>
    <style:style style:name="Table8.B" style:family="table-column">
      <style:table-column-properties style:column-width="4.7861in" style:rel-column-width="46870*"/>
    </style:style>
    <style:style style:name="Table8.1" style:family="table-row">
      <style:table-row-properties fo:keep-together="always"/>
    </style:style>
    <style:style style:name="Table8.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17in" fo:margin-left="0in" fo:margin-right="0.0014in" fo:margin-top="0.1965in" fo:margin-bottom="0.1222in" table:align="margins" fo:background-color="transparent" style:may-break-between-rows="true">
        <style:background-image/>
      </style:table-properties>
    </style:style>
    <style:style style:name="Table6.A" style:family="table-column">
      <style:table-column-properties style:column-width="1.3118in" style:rel-column-width="12847*"/>
    </style:style>
    <style:style style:name="Table6.B" style:family="table-column">
      <style:table-column-properties style:column-width="1.1882in" style:rel-column-width="11636*"/>
    </style:style>
    <style:style style:name="Table6.C" style:family="table-column">
      <style:table-column-properties style:column-width="4.1917in" style:rel-column-width="41052*"/>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6.6917in" fo:margin-left="0in" fo:margin-right="0.0014in" fo:margin-top="0.0785in" fo:margin-bottom="0in" table:align="margins" fo:background-color="transparent" style:may-break-between-rows="true">
        <style:background-image/>
      </style:table-properties>
    </style:style>
    <style:style style:name="Table7.A" style:family="table-column">
      <style:table-column-properties style:column-width="1.125in" style:rel-column-width="11017*"/>
    </style:style>
    <style:style style:name="Table7.B" style:family="table-column">
      <style:table-column-properties style:column-width="5.5667in" style:rel-column-width="5451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7.6" style:family="table-row">
      <style:table-row-properties style:min-row-height="0.325in" fo:keep-together="always"/>
    </style:style>
    <style:style style:name="Table7.7" style:family="table-row">
      <style:table-row-properties style:min-row-height="0.3438in" fo:keep-together="always"/>
    </style:style>
    <style:style style:name="P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Text_20_Note">
      <style:text-properties officeooo:paragraph-rsid="00b1a1b5"/>
    </style:style>
    <style:style style:name="P6" style:family="paragraph" style:parent-style-name="Text_20_Note">
      <style:text-properties officeooo:paragraph-rsid="01abd9fb"/>
    </style:style>
    <style:style style:name="P7" style:family="paragraph" style:parent-style-name="Text_20_Note">
      <style:text-properties officeooo:paragraph-rsid="01c2da52"/>
    </style:style>
    <style:style style:name="P8" style:family="paragraph" style:parent-style-name="Text_20_Note">
      <style:text-properties officeooo:paragraph-rsid="01e86915"/>
    </style:style>
    <style:style style:name="P9" style:family="paragraph" style:parent-style-name="Text_20_Note">
      <style:text-properties officeooo:paragraph-rsid="025af728"/>
    </style:style>
    <style:style style:name="P10" style:family="paragraph" style:parent-style-name="Text_20_Note">
      <style:text-properties officeooo:paragraph-rsid="03207c64"/>
    </style:style>
    <style:style style:name="P11" style:family="paragraph" style:parent-style-name="Text_20_Note">
      <style:text-properties officeooo:paragraph-rsid="03da56cc"/>
    </style:style>
    <style:style style:name="P12" style:family="paragraph" style:parent-style-name="Text_20_Note">
      <style:text-properties officeooo:paragraph-rsid="04488cca"/>
    </style:style>
    <style:style style:name="P13" style:family="paragraph" style:parent-style-name="Text_20_Note">
      <style:text-properties officeooo:paragraph-rsid="05bd5cca"/>
    </style:style>
    <style:style style:name="P14" style:family="paragraph" style:parent-style-name="Text_20_Note">
      <style:text-properties fo:font-size="10pt" officeooo:rsid="038c34ef" officeooo:paragraph-rsid="06194660" style:font-size-asian="8.75pt" style:font-size-complex="10pt"/>
    </style:style>
    <style:style style:name="P15" style:family="paragraph" style:parent-style-name="Standard">
      <style:text-properties officeooo:paragraph-rsid="00dd062f"/>
    </style:style>
    <style:style style:name="P16" style:family="paragraph" style:parent-style-name="Standard">
      <style:text-properties fo:font-size="10pt" officeooo:rsid="038c34ef" officeooo:paragraph-rsid="06194660" style:font-size-asian="8.75pt" style:font-size-complex="10pt"/>
    </style:style>
    <style:style style:name="P17" style:family="paragraph" style:parent-style-name="Standard">
      <style:text-properties fo:font-size="6pt" officeooo:paragraph-rsid="04fdf0d8" style:font-size-asian="5.25pt" style:font-size-complex="6pt"/>
    </style:style>
    <style:style style:name="P18" style:family="paragraph" style:parent-style-name="Table_20_Contents">
      <style:text-properties officeooo:rsid="00dd062f" officeooo:paragraph-rsid="00dd062f"/>
    </style:style>
    <style:style style:name="P19" style:family="paragraph" style:parent-style-name="Table_20_Contents">
      <style:text-properties officeooo:paragraph-rsid="00dd062f"/>
    </style:style>
    <style:style style:name="P20" style:family="paragraph" style:parent-style-name="Table_20_Contents">
      <style:text-properties officeooo:paragraph-rsid="01abd9fb"/>
    </style:style>
    <style:style style:name="P21" style:family="paragraph" style:parent-style-name="Table_20_Contents">
      <style:text-properties officeooo:rsid="01e14b02" officeooo:paragraph-rsid="01e1d602"/>
    </style:style>
    <style:style style:name="P22" style:family="paragraph" style:parent-style-name="Table_20_Contents">
      <style:text-properties officeooo:paragraph-rsid="031fa30e"/>
    </style:style>
    <style:style style:name="P23" style:family="paragraph" style:parent-style-name="Table_20_Contents">
      <style:text-properties officeooo:rsid="031fa30e" officeooo:paragraph-rsid="031fa30e"/>
    </style:style>
    <style:style style:name="P24" style:family="paragraph" style:parent-style-name="Table_20_Contents">
      <style:text-properties officeooo:rsid="03207c64" officeooo:paragraph-rsid="03207c64"/>
    </style:style>
    <style:style style:name="P25" style:family="paragraph" style:parent-style-name="Table_20_Contents">
      <style:text-properties officeooo:rsid="03219c86" officeooo:paragraph-rsid="03219c86"/>
    </style:style>
    <style:style style:name="P26" style:family="paragraph" style:parent-style-name="Table_20_Contents">
      <style:text-properties officeooo:paragraph-rsid="03219c86"/>
    </style:style>
    <style:style style:name="P27" style:family="paragraph" style:parent-style-name="Table_20_Contents">
      <style:text-properties officeooo:rsid="0322c922" officeooo:paragraph-rsid="0322c922"/>
    </style:style>
    <style:style style:name="P28" style:family="paragraph" style:parent-style-name="Table_20_Contents">
      <style:text-properties officeooo:rsid="032547bd" officeooo:paragraph-rsid="032547bd"/>
    </style:style>
    <style:style style:name="P29" style:family="paragraph" style:parent-style-name="Table_20_Contents">
      <style:text-properties officeooo:rsid="03256070" officeooo:paragraph-rsid="03256070"/>
    </style:style>
    <style:style style:name="P30" style:family="paragraph" style:parent-style-name="Table_20_Contents">
      <style:text-properties officeooo:rsid="0326a62a" officeooo:paragraph-rsid="0326a62a"/>
    </style:style>
    <style:style style:name="P31" style:family="paragraph" style:parent-style-name="Table_20_Contents">
      <style:text-properties officeooo:rsid="0326ca6e" officeooo:paragraph-rsid="0326ca6e"/>
    </style:style>
    <style:style style:name="P32" style:family="paragraph" style:parent-style-name="Table_20_Contents">
      <style:text-properties officeooo:rsid="0328aff6" officeooo:paragraph-rsid="0328aff6"/>
    </style:style>
    <style:style style:name="P33" style:family="paragraph" style:parent-style-name="Table_20_Contents">
      <style:text-properties officeooo:rsid="032a5e56" officeooo:paragraph-rsid="032a5e56"/>
    </style:style>
    <style:style style:name="P34" style:family="paragraph" style:parent-style-name="Table_20_Contents">
      <style:text-properties officeooo:rsid="032c29a0" officeooo:paragraph-rsid="032c29a0"/>
    </style:style>
    <style:style style:name="P35" style:family="paragraph" style:parent-style-name="Table_20_Contents">
      <style:text-properties officeooo:rsid="032e2bf4" officeooo:paragraph-rsid="032e2bf4"/>
    </style:style>
    <style:style style:name="P36" style:family="paragraph" style:parent-style-name="Table_20_Contents">
      <style:text-properties officeooo:rsid="032e4269" officeooo:paragraph-rsid="032e4269"/>
    </style:style>
    <style:style style:name="P37" style:family="paragraph" style:parent-style-name="Table_20_Contents">
      <style:text-properties officeooo:rsid="0332388b" officeooo:paragraph-rsid="0332388b"/>
    </style:style>
    <style:style style:name="P38" style:family="paragraph" style:parent-style-name="Table_20_Contents">
      <style:text-properties officeooo:rsid="0333e5f0" officeooo:paragraph-rsid="0333e5f0"/>
    </style:style>
    <style:style style:name="P39" style:family="paragraph" style:parent-style-name="Table_20_Contents">
      <style:text-properties officeooo:rsid="0339adda" officeooo:paragraph-rsid="0339adda"/>
    </style:style>
    <style:style style:name="P40" style:family="paragraph" style:parent-style-name="Table_20_Contents">
      <style:text-properties officeooo:rsid="033aff16" officeooo:paragraph-rsid="033aff16"/>
    </style:style>
    <style:style style:name="P41" style:family="paragraph" style:parent-style-name="Table_20_Contents">
      <style:text-properties officeooo:rsid="033c2a7f" officeooo:paragraph-rsid="033c2a7f"/>
    </style:style>
    <style:style style:name="P42" style:family="paragraph" style:parent-style-name="Table_20_Contents">
      <style:text-properties officeooo:rsid="033d8c82" officeooo:paragraph-rsid="033d8c82"/>
    </style:style>
    <style:style style:name="P43" style:family="paragraph" style:parent-style-name="Table_20_Contents">
      <style:text-properties style:font-name="Liberation Sans2" fo:font-size="11pt" officeooo:rsid="033d8c82" officeooo:paragraph-rsid="033d8c82" style:font-size-asian="10.5pt"/>
    </style:style>
    <style:style style:name="P44" style:family="paragraph" style:parent-style-name="Table_20_Contents">
      <style:text-properties style:font-name="Liberation Sans2" fo:font-size="11pt" officeooo:rsid="05089534" officeooo:paragraph-rsid="05089534" style:font-size-asian="10.5pt"/>
    </style:style>
    <style:style style:name="P45" style:family="paragraph" style:parent-style-name="Table_20_Contents">
      <style:text-properties officeooo:rsid="033dbd68" officeooo:paragraph-rsid="033dbd68"/>
    </style:style>
    <style:style style:name="P46" style:family="paragraph" style:parent-style-name="Table_20_Contents">
      <style:text-properties officeooo:rsid="033faf94" officeooo:paragraph-rsid="033faf94"/>
    </style:style>
    <style:style style:name="P47" style:family="paragraph" style:parent-style-name="Table_20_Contents">
      <style:text-properties officeooo:rsid="034445ac" officeooo:paragraph-rsid="034445ac"/>
    </style:style>
    <style:style style:name="P48" style:family="paragraph" style:parent-style-name="Table_20_Contents">
      <style:text-properties officeooo:paragraph-rsid="034445ac"/>
    </style:style>
    <style:style style:name="P49" style:family="paragraph" style:parent-style-name="Table_20_Contents">
      <style:text-properties officeooo:rsid="03444fa3" officeooo:paragraph-rsid="03444fa3"/>
    </style:style>
    <style:style style:name="P50" style:family="paragraph" style:parent-style-name="Table_20_Contents">
      <style:text-properties officeooo:rsid="034619eb" officeooo:paragraph-rsid="034619eb"/>
    </style:style>
    <style:style style:name="P51" style:family="paragraph" style:parent-style-name="Table_20_Contents">
      <style:text-properties officeooo:rsid="034970de" officeooo:paragraph-rsid="034970de"/>
    </style:style>
    <style:style style:name="P52" style:family="paragraph" style:parent-style-name="Table_20_Contents">
      <style:text-properties officeooo:rsid="034a9bfe" officeooo:paragraph-rsid="034a9bfe"/>
    </style:style>
    <style:style style:name="P53" style:family="paragraph" style:parent-style-name="Table_20_Contents">
      <style:text-properties officeooo:rsid="034c8c9a" officeooo:paragraph-rsid="034c8c9a"/>
    </style:style>
    <style:style style:name="P54" style:family="paragraph" style:parent-style-name="Table_20_Contents">
      <style:text-properties officeooo:rsid="034e5449" officeooo:paragraph-rsid="034e5449"/>
    </style:style>
    <style:style style:name="P55" style:family="paragraph" style:parent-style-name="Table_20_Contents">
      <style:text-properties officeooo:paragraph-rsid="032547bd"/>
    </style:style>
    <style:style style:name="P56" style:family="paragraph" style:parent-style-name="Table_20_Contents">
      <style:text-properties officeooo:paragraph-rsid="034e5449"/>
    </style:style>
    <style:style style:name="P57" style:family="paragraph" style:parent-style-name="Table_20_Contents">
      <style:text-properties officeooo:rsid="03710665" officeooo:paragraph-rsid="03710665"/>
    </style:style>
    <style:style style:name="P58" style:family="paragraph" style:parent-style-name="Table_20_Contents">
      <style:text-properties officeooo:paragraph-rsid="03710665"/>
    </style:style>
    <style:style style:name="P59" style:family="paragraph" style:parent-style-name="Table_20_Contents">
      <style:text-properties officeooo:paragraph-rsid="0339adda"/>
    </style:style>
    <style:style style:name="P60" style:family="paragraph" style:parent-style-name="Table_20_Contents">
      <style:text-properties officeooo:rsid="037f1aa4" officeooo:paragraph-rsid="037f1aa4"/>
    </style:style>
    <style:style style:name="P61" style:family="paragraph" style:parent-style-name="Table_20_Contents">
      <style:text-properties officeooo:rsid="037f3ce7" officeooo:paragraph-rsid="037f3ce7"/>
    </style:style>
    <style:style style:name="P62" style:family="paragraph" style:parent-style-name="Table_20_Contents">
      <style:text-properties officeooo:rsid="037f843a" officeooo:paragraph-rsid="037f843a"/>
    </style:style>
    <style:style style:name="P63" style:family="paragraph" style:parent-style-name="Table_20_Contents">
      <style:text-properties officeooo:paragraph-rsid="037f3ce7"/>
    </style:style>
    <style:style style:name="P64" style:family="paragraph" style:parent-style-name="Table_20_Contents">
      <style:text-properties officeooo:paragraph-rsid="033dbd68"/>
    </style:style>
    <style:style style:name="P65" style:family="paragraph" style:parent-style-name="Table_20_Contents">
      <style:text-properties officeooo:rsid="0342dddf" officeooo:paragraph-rsid="0342dddf"/>
    </style:style>
    <style:style style:name="P66" style:family="paragraph" style:parent-style-name="Table_20_Contents">
      <style:text-properties officeooo:rsid="03417925" officeooo:paragraph-rsid="0342dddf"/>
    </style:style>
    <style:style style:name="P67" style:family="paragraph" style:parent-style-name="Table_20_Contents">
      <style:text-properties officeooo:rsid="03417925" officeooo:paragraph-rsid="03417925"/>
    </style:style>
    <style:style style:name="P68" style:family="paragraph" style:parent-style-name="Table_20_Contents">
      <style:text-properties officeooo:rsid="0383f3aa" officeooo:paragraph-rsid="0383f3aa"/>
    </style:style>
    <style:style style:name="P69" style:family="paragraph" style:parent-style-name="Table_20_Contents">
      <style:text-properties officeooo:rsid="0385d813" officeooo:paragraph-rsid="0385d813"/>
    </style:style>
    <style:style style:name="P70" style:family="paragraph" style:parent-style-name="Table_20_Contents">
      <style:text-properties officeooo:rsid="0387882e" officeooo:paragraph-rsid="0387882e"/>
    </style:style>
    <style:style style:name="P71" style:family="paragraph" style:parent-style-name="Table_20_Contents">
      <style:text-properties officeooo:rsid="0389e24f" officeooo:paragraph-rsid="0389e24f"/>
    </style:style>
    <style:style style:name="P72" style:family="paragraph" style:parent-style-name="Table_20_Contents">
      <style:text-properties officeooo:rsid="045a344b" officeooo:paragraph-rsid="045a344b"/>
    </style:style>
    <style:style style:name="P73" style:family="paragraph" style:parent-style-name="Table_20_Contents">
      <style:text-properties officeooo:rsid="04fee80f" officeooo:paragraph-rsid="04fee80f"/>
    </style:style>
    <style:style style:name="P74" style:family="paragraph" style:parent-style-name="Table_20_Contents">
      <style:text-properties officeooo:rsid="04ff97be" officeooo:paragraph-rsid="04ff97be"/>
    </style:style>
    <style:style style:name="P75" style:family="paragraph" style:parent-style-name="Table_20_Contents">
      <style:text-properties officeooo:rsid="04ffb47e" officeooo:paragraph-rsid="04ffb47e"/>
    </style:style>
    <style:style style:name="P76" style:family="paragraph" style:parent-style-name="Table_20_Contents">
      <style:text-properties officeooo:rsid="0501916a" officeooo:paragraph-rsid="0501916a"/>
    </style:style>
    <style:style style:name="P77" style:family="paragraph" style:parent-style-name="Table_20_Contents">
      <style:text-properties officeooo:rsid="05030535" officeooo:paragraph-rsid="05030535"/>
    </style:style>
    <style:style style:name="P78" style:family="paragraph" style:parent-style-name="Table_20_Contents">
      <style:text-properties officeooo:paragraph-rsid="05030535"/>
    </style:style>
    <style:style style:name="P79" style:family="paragraph" style:parent-style-name="Table_20_Contents">
      <style:text-properties officeooo:rsid="05049975" officeooo:paragraph-rsid="05049975"/>
    </style:style>
    <style:style style:name="P80" style:family="paragraph" style:parent-style-name="Table_20_Contents">
      <style:text-properties officeooo:rsid="0506049d" officeooo:paragraph-rsid="0506049d"/>
    </style:style>
    <style:style style:name="P81" style:family="paragraph" style:parent-style-name="Table_20_Contents">
      <style:text-properties officeooo:paragraph-rsid="05049975"/>
    </style:style>
    <style:style style:name="P82" style:family="paragraph" style:parent-style-name="Table_20_Contents">
      <style:text-properties officeooo:rsid="050891f7" officeooo:paragraph-rsid="050891f7"/>
    </style:style>
    <style:style style:name="P83" style:family="paragraph" style:parent-style-name="Table_20_Contents">
      <style:text-properties officeooo:rsid="05089534" officeooo:paragraph-rsid="05089534"/>
    </style:style>
    <style:style style:name="P84" style:family="paragraph" style:parent-style-name="Table_20_Contents">
      <style:text-properties officeooo:rsid="0509013f" officeooo:paragraph-rsid="0509013f"/>
    </style:style>
    <style:style style:name="P85" style:family="paragraph" style:parent-style-name="Table_20_Contents">
      <style:text-properties officeooo:rsid="05096154" officeooo:paragraph-rsid="05096154"/>
    </style:style>
    <style:style style:name="P86" style:family="paragraph" style:parent-style-name="Table_20_Contents">
      <style:text-properties officeooo:paragraph-rsid="050ae2bc"/>
    </style:style>
    <style:style style:name="P87" style:family="paragraph" style:parent-style-name="Table_20_Contents">
      <style:text-properties officeooo:rsid="053d1f1d" officeooo:paragraph-rsid="053d1f1d"/>
    </style:style>
    <style:style style:name="P88" style:family="paragraph" style:parent-style-name="Table_20_Contents">
      <style:text-properties officeooo:rsid="053efcaf" officeooo:paragraph-rsid="053efcaf"/>
    </style:style>
    <style:style style:name="P89" style:family="paragraph" style:parent-style-name="Table_20_Contents">
      <style:text-properties officeooo:rsid="053f35c5" officeooo:paragraph-rsid="053f35c5"/>
    </style:style>
    <style:style style:name="P90" style:family="paragraph" style:parent-style-name="Table_20_Contents">
      <style:text-properties officeooo:rsid="05422048" officeooo:paragraph-rsid="05422048"/>
    </style:style>
    <style:style style:name="P91" style:family="paragraph" style:parent-style-name="Table_20_Contents">
      <style:text-properties officeooo:rsid="05435a39" officeooo:paragraph-rsid="05435a39"/>
    </style:style>
    <style:style style:name="P92" style:family="paragraph" style:parent-style-name="Table_20_Contents">
      <style:text-properties officeooo:rsid="0544f31b" officeooo:paragraph-rsid="0544f31b"/>
    </style:style>
    <style:style style:name="P93" style:family="paragraph" style:parent-style-name="Table_20_Contents">
      <style:text-properties officeooo:paragraph-rsid="0544f31b"/>
    </style:style>
    <style:style style:name="P94" style:family="paragraph" style:parent-style-name="Table_20_Contents">
      <style:text-properties officeooo:rsid="05452271" officeooo:paragraph-rsid="05452271"/>
    </style:style>
    <style:style style:name="P95" style:family="paragraph" style:parent-style-name="Table_20_Contents">
      <style:text-properties officeooo:paragraph-rsid="05452271"/>
    </style:style>
    <style:style style:name="P96" style:family="paragraph" style:parent-style-name="Table_20_Contents">
      <style:text-properties officeooo:rsid="054705c6" officeooo:paragraph-rsid="054705c6"/>
    </style:style>
    <style:style style:name="P97" style:family="paragraph" style:parent-style-name="Table_20_Contents">
      <style:text-properties officeooo:rsid="0548e358" officeooo:paragraph-rsid="0548e358"/>
    </style:style>
    <style:style style:name="P98" style:family="paragraph" style:parent-style-name="Table_20_Contents">
      <style:text-properties officeooo:rsid="06123e56" officeooo:paragraph-rsid="06123e56"/>
    </style:style>
    <style:style style:name="P99" style:family="paragraph" style:parent-style-name="Table_20_Contents">
      <style:text-properties officeooo:rsid="06158331" officeooo:paragraph-rsid="061a0a84"/>
    </style:style>
    <style:style style:name="P100" style:family="paragraph" style:parent-style-name="Table_20_Heading">
      <style:text-properties officeooo:paragraph-rsid="00dd062f"/>
    </style:style>
    <style:style style:name="P101" style:family="paragraph" style:parent-style-name="Table_20_Heading">
      <style:text-properties officeooo:paragraph-rsid="01abd9fb"/>
    </style:style>
    <style:style style:name="P102" style:family="paragraph" style:parent-style-name="Table_20_Heading">
      <style:text-properties style:font-name="Liberation Sans2" fo:font-size="10.5pt" fo:font-style="italic" fo:font-weight="bold" officeooo:rsid="01e14b02" officeooo:paragraph-rsid="01e1d602" style:font-size-asian="10.5pt" style:font-weight-asian="bold" style:font-weight-complex="bold"/>
    </style:style>
    <style:style style:name="P103" style:family="paragraph" style:parent-style-name="Table_20_Heading">
      <style:text-properties style:font-name="Liberation Sans2" fo:font-size="10.5pt" fo:font-style="italic" fo:font-weight="bold" officeooo:rsid="031fa30e" officeooo:paragraph-rsid="031fa30e" style:font-size-asian="10.5pt" style:font-weight-asian="bold" style:font-weight-complex="bold"/>
    </style:style>
    <style:style style:name="P104" style:family="paragraph" style:parent-style-name="Table_20_Heading">
      <style:text-properties style:font-name="Liberation Sans2" fo:font-size="10.5pt" fo:font-style="italic" fo:font-weight="bold" officeooo:rsid="031fa30e" officeooo:paragraph-rsid="04fdf0d8" style:font-size-asian="10.5pt" style:font-weight-asian="bold" style:font-weight-complex="bold"/>
    </style:style>
    <style:style style:name="P105" style:family="paragraph" style:parent-style-name="Table_20_Heading">
      <style:text-properties style:font-name="Liberation Sans2" fo:font-size="10.5pt" fo:font-style="italic" fo:font-weight="bold" officeooo:rsid="031fa30e" officeooo:paragraph-rsid="053aaa34" style:font-size-asian="10.5pt" style:font-weight-asian="bold" style:font-weight-complex="bold"/>
    </style:style>
    <style:style style:name="P106" style:family="paragraph" style:parent-style-name="Table_20_Heading">
      <style:text-properties officeooo:paragraph-rsid="01e1d602"/>
    </style:style>
    <style:style style:name="P107" style:family="paragraph" style:parent-style-name="Table_20_Heading">
      <style:text-properties officeooo:paragraph-rsid="031fa30e"/>
    </style:style>
    <style:style style:name="P108" style:family="paragraph" style:parent-style-name="Table_20_Heading">
      <style:text-properties officeooo:paragraph-rsid="04fdf0d8"/>
    </style:style>
    <style:style style:name="P109" style:family="paragraph" style:parent-style-name="Table_20_Heading">
      <style:text-properties officeooo:paragraph-rsid="053aaa34"/>
    </style:style>
    <style:style style:name="P110" style:family="paragraph" style:parent-style-name="Text_20_body">
      <style:text-properties officeooo:paragraph-rsid="00dd062f"/>
    </style:style>
    <style:style style:name="P111" style:family="paragraph" style:parent-style-name="Text_20_body">
      <style:text-properties officeooo:paragraph-rsid="01abd9fb"/>
    </style:style>
    <style:style style:name="P112" style:family="paragraph" style:parent-style-name="Text_20_body">
      <style:text-properties officeooo:paragraph-rsid="01c4c400"/>
    </style:style>
    <style:style style:name="P113" style:family="paragraph" style:parent-style-name="Text_20_body">
      <style:text-properties officeooo:paragraph-rsid="01e143ba"/>
    </style:style>
    <style:style style:name="P114" style:family="paragraph" style:parent-style-name="Text_20_body">
      <style:text-properties officeooo:paragraph-rsid="0222cea9"/>
    </style:style>
    <style:style style:name="P115" style:family="paragraph" style:parent-style-name="Text_20_body">
      <style:text-properties officeooo:paragraph-rsid="02282575"/>
    </style:style>
    <style:style style:name="P116" style:family="paragraph" style:parent-style-name="Text_20_body">
      <style:text-properties officeooo:paragraph-rsid="022b3d81"/>
    </style:style>
    <style:style style:name="P117" style:family="paragraph" style:parent-style-name="Text_20_body">
      <style:text-properties officeooo:paragraph-rsid="0230f23b"/>
    </style:style>
    <style:style style:name="P118" style:family="paragraph" style:parent-style-name="Text_20_body">
      <style:text-properties officeooo:paragraph-rsid="02776cd4"/>
    </style:style>
    <style:style style:name="P119" style:family="paragraph" style:parent-style-name="Text_20_body">
      <style:text-properties officeooo:paragraph-rsid="028e1af7"/>
    </style:style>
    <style:style style:name="P120" style:family="paragraph" style:parent-style-name="Text_20_body">
      <style:text-properties officeooo:rsid="028f97d6" officeooo:paragraph-rsid="028f97d6"/>
    </style:style>
    <style:style style:name="P121" style:family="paragraph" style:parent-style-name="Text_20_body">
      <style:text-properties officeooo:paragraph-rsid="02a13f5d"/>
    </style:style>
    <style:style style:name="P122" style:family="paragraph" style:parent-style-name="Text_20_body">
      <style:text-properties officeooo:paragraph-rsid="02a930e7"/>
    </style:style>
    <style:style style:name="P123" style:family="paragraph" style:parent-style-name="Text_20_body">
      <style:text-properties officeooo:rsid="02af396a" officeooo:paragraph-rsid="02af396a"/>
    </style:style>
    <style:style style:name="P124" style:family="paragraph" style:parent-style-name="Text_20_body">
      <style:text-properties officeooo:paragraph-rsid="02b76a8a"/>
    </style:style>
    <style:style style:name="P125" style:family="paragraph" style:parent-style-name="Text_20_body">
      <style:text-properties officeooo:paragraph-rsid="02b87a9c"/>
    </style:style>
    <style:style style:name="P126" style:family="paragraph" style:parent-style-name="Text_20_body">
      <style:text-properties officeooo:paragraph-rsid="02c3c48e"/>
    </style:style>
    <style:style style:name="P127" style:family="paragraph" style:parent-style-name="Text_20_body">
      <style:text-properties officeooo:paragraph-rsid="031b771f"/>
    </style:style>
    <style:style style:name="P128" style:family="paragraph" style:parent-style-name="Text_20_body">
      <style:text-properties officeooo:paragraph-rsid="03ed511a"/>
    </style:style>
    <style:style style:name="P129" style:family="paragraph" style:parent-style-name="Text_20_body">
      <style:text-properties officeooo:paragraph-rsid="02b123ef"/>
    </style:style>
    <style:style style:name="P130" style:family="paragraph" style:parent-style-name="Text_20_body">
      <style:text-properties officeooo:paragraph-rsid="01e2ccfc"/>
    </style:style>
    <style:style style:name="P131" style:family="paragraph" style:parent-style-name="Text_20_body">
      <style:text-properties officeooo:paragraph-rsid="04e75cb5"/>
    </style:style>
    <style:style style:name="P132" style:family="paragraph" style:parent-style-name="Text_20_body">
      <style:text-properties officeooo:paragraph-rsid="03517e20"/>
    </style:style>
    <style:style style:name="P133" style:family="paragraph" style:parent-style-name="Text_20_body">
      <style:text-properties officeooo:paragraph-rsid="0519e754"/>
    </style:style>
    <style:style style:name="P134" style:family="paragraph" style:parent-style-name="Text_20_body">
      <style:text-properties officeooo:rsid="02b86166" officeooo:paragraph-rsid="02b86166"/>
    </style:style>
    <style:style style:name="P135" style:family="paragraph" style:parent-style-name="Text_20_body">
      <style:text-properties officeooo:paragraph-rsid="053aaa34"/>
    </style:style>
    <style:style style:name="P136" style:family="paragraph" style:parent-style-name="Text_20_body">
      <style:text-properties officeooo:rsid="0552516b" officeooo:paragraph-rsid="0552516b"/>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d143af"/>
    </style:style>
    <style:style style:name="P142" style:family="paragraph" style:parent-style-name="Text_20_body">
      <style:text-properties officeooo:paragraph-rsid="057a0e16"/>
    </style:style>
    <style:style style:name="P143" style:family="paragraph" style:parent-style-name="Text_20_body">
      <style:text-properties officeooo:paragraph-rsid="05e35871"/>
    </style:style>
    <style:style style:name="P144" style:family="paragraph" style:parent-style-name="Text_20_body">
      <style:text-properties officeooo:rsid="05e48669" officeooo:paragraph-rsid="05e48669"/>
    </style:style>
    <style:style style:name="P145" style:family="paragraph" style:parent-style-name="Text_20_body">
      <style:text-properties officeooo:paragraph-rsid="054ffd83"/>
    </style:style>
    <style:style style:name="P146" style:family="paragraph" style:parent-style-name="Text_20_body">
      <style:text-properties officeooo:paragraph-rsid="05ea24fb"/>
    </style:style>
    <style:style style:name="P147" style:family="paragraph" style:parent-style-name="Text_20_body">
      <style:text-properties officeooo:paragraph-rsid="0569451b"/>
    </style:style>
    <style:style style:name="P148" style:family="paragraph" style:parent-style-name="Text_20_body">
      <style:text-properties officeooo:paragraph-rsid="05ed86ba"/>
    </style:style>
    <style:style style:name="P149" style:family="paragraph" style:parent-style-name="Text_20_body">
      <style:text-properties officeooo:paragraph-rsid="05257271"/>
    </style:style>
    <style:style style:name="P150" style:family="paragraph" style:parent-style-name="Text_20_body">
      <style:text-properties officeooo:paragraph-rsid="05fd145c"/>
    </style:style>
    <style:style style:name="P151" style:family="paragraph" style:parent-style-name="Definition_20_Term">
      <style:text-properties officeooo:rsid="01e058da" officeooo:paragraph-rsid="01e1d602"/>
    </style:style>
    <style:style style:name="P152" style:family="paragraph" style:parent-style-name="Definition_20_Term">
      <style:text-properties officeooo:rsid="01de7b4c" officeooo:paragraph-rsid="01abd9fb"/>
    </style:style>
    <style:style style:name="P153" style:family="paragraph" style:parent-style-name="Definition_20_Term">
      <style:text-properties officeooo:rsid="01de9875" officeooo:paragraph-rsid="01abd9fb"/>
    </style:style>
    <style:style style:name="P154" style:family="paragraph" style:parent-style-name="Definition_20_Term">
      <style:text-properties officeooo:rsid="022a62a8" officeooo:paragraph-rsid="022a62a8"/>
    </style:style>
    <style:style style:name="P155" style:family="paragraph" style:parent-style-name="Definition_20_Term">
      <style:text-properties officeooo:rsid="02a5ffd7" officeooo:paragraph-rsid="02a47a66"/>
    </style:style>
    <style:style style:name="P156"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157" style:family="paragraph" style:parent-style-name="Text_20_body_20_indent">
      <style:text-properties officeooo:rsid="01de7b4c" officeooo:paragraph-rsid="01abd9fb"/>
    </style:style>
    <style:style style:name="P158" style:family="paragraph" style:parent-style-name="Text_20_body_20_indent">
      <style:text-properties officeooo:rsid="01de9875" officeooo:paragraph-rsid="01abd9fb"/>
    </style:style>
    <style:style style:name="P159" style:family="paragraph" style:parent-style-name="Text_20_body_20_indent">
      <style:text-properties officeooo:paragraph-rsid="01abd9fb"/>
    </style:style>
    <style:style style:name="P160" style:family="paragraph" style:parent-style-name="Text_20_body_20_indent">
      <style:text-properties officeooo:paragraph-rsid="01e1d602"/>
    </style:style>
    <style:style style:name="P161" style:family="paragraph" style:parent-style-name="Text_20_body_20_indent">
      <style:text-properties officeooo:paragraph-rsid="022a62a8"/>
    </style:style>
    <style:style style:name="P162" style:family="paragraph" style:parent-style-name="Text_20_body_20_indent">
      <style:text-properties officeooo:paragraph-rsid="02a47a66"/>
    </style:style>
    <style:style style:name="P163" style:family="paragraph" style:parent-style-name="Code">
      <style:text-properties officeooo:paragraph-rsid="01abd9fb"/>
    </style:style>
    <style:style style:name="P164" style:family="paragraph" style:parent-style-name="Code">
      <style:text-properties style:font-name="Liberation Mono1" fo:font-size="10pt" fo:font-weight="normal" style:font-size-asian="10pt" style:font-weight-asian="normal" style:font-size-complex="10pt" style:font-weight-complex="normal"/>
    </style:style>
    <style:style style:name="P165" style:family="paragraph" style:parent-style-name="Code">
      <style:text-properties style:font-name="Liberation Mono1" fo:font-size="10pt" fo:font-weight="normal" officeooo:paragraph-rsid="0400ef9d" style:font-size-asian="10pt" style:font-weight-asian="normal" style:font-size-complex="10pt" style:font-weight-complex="normal"/>
    </style:style>
    <style:style style:name="P166" style:family="paragraph" style:parent-style-name="Code">
      <style:text-properties style:font-name="Liberation Mono1" fo:font-size="10pt" style:font-size-asian="10pt" style:font-size-complex="10pt"/>
    </style:style>
    <style:style style:name="P167" style:family="paragraph" style:parent-style-name="Code">
      <style:text-properties style:font-name="Liberation Mono1" fo:font-size="10pt" fo:font-style="normal" fo:font-weight="normal" officeooo:rsid="01d92cd1" style:font-size-asian="10pt" style:font-style-asian="normal" style:font-weight-asian="normal" style:font-size-complex="10pt" style:font-style-complex="normal" style:font-weight-complex="normal"/>
    </style:style>
    <style:style style:name="P168" style:family="paragraph" style:parent-style-name="Code">
      <style:text-properties fo:font-size="10pt" style:font-size-asian="10pt" style:font-size-complex="10pt"/>
    </style:style>
    <style:style style:name="P169" style:family="paragraph" style:parent-style-name="Code">
      <style:text-properties fo:font-size="10pt" officeooo:paragraph-rsid="01abd9fb" style:font-size-asian="10pt" style:font-size-complex="10pt"/>
    </style:style>
    <style:style style:name="P170" style:family="paragraph" style:parent-style-name="Code">
      <style:text-properties fo:font-size="10pt" officeooo:paragraph-rsid="04468816" style:font-size-asian="10pt" style:font-size-complex="10pt"/>
    </style:style>
    <style:style style:name="P171" style:family="paragraph" style:parent-style-name="Code">
      <style:text-properties fo:font-size="10pt" officeooo:rsid="038c34ef" officeooo:paragraph-rsid="038c34ef" style:font-size-asian="8.75pt" style:font-size-complex="10pt"/>
    </style:style>
    <style:style style:name="P172" style:family="paragraph" style:parent-style-name="Code">
      <style:text-properties fo:font-size="10pt" officeooo:rsid="038c34ef" officeooo:paragraph-rsid="051e3ec2" style:font-size-asian="8.75pt" style:font-size-complex="10pt"/>
    </style:style>
    <style:style style:name="P173" style:family="paragraph" style:parent-style-name="Code">
      <style:text-properties fo:font-size="10pt" officeooo:rsid="045edec3" officeooo:paragraph-rsid="045edec3" style:font-size-asian="8.75pt" style:font-size-complex="10pt"/>
    </style:style>
    <style:style style:name="P174" style:family="paragraph" style:parent-style-name="Code">
      <style:text-properties officeooo:paragraph-rsid="038c34ef"/>
    </style:style>
    <style:style style:name="P175" style:family="paragraph" style:parent-style-name="Frame_20_contents">
      <style:text-properties officeooo:paragraph-rsid="01d21771"/>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805909"/>
    </style:style>
    <style:style style:name="P185" style:family="paragraph" style:parent-style-name="Caption">
      <style:text-properties officeooo:paragraph-rsid="0273b24b"/>
    </style:style>
    <style:style style:name="P186" style:family="paragraph" style:parent-style-name="Caption">
      <style:text-properties officeooo:rsid="028f97d6" officeooo:paragraph-rsid="02918c3e"/>
    </style:style>
    <style:style style:name="P187" style:family="paragraph" style:parent-style-name="Caption">
      <style:text-properties officeooo:paragraph-rsid="02abb61c"/>
    </style:style>
    <style:style style:name="P188" style:family="paragraph" style:parent-style-name="Caption">
      <style:text-properties officeooo:rsid="02b2ded1" officeooo:paragraph-rsid="02b2ded1"/>
    </style:style>
    <style:style style:name="P189" style:family="paragraph" style:parent-style-name="Caption">
      <style:text-properties officeooo:paragraph-rsid="02b381d7"/>
    </style:style>
    <style:style style:name="P190" style:family="paragraph" style:parent-style-name="Caption">
      <style:text-properties officeooo:rsid="02c62397" officeooo:paragraph-rsid="02c62397"/>
    </style:style>
    <style:style style:name="P191" style:family="paragraph" style:parent-style-name="Caption">
      <style:text-properties officeooo:paragraph-rsid="038c34ef"/>
    </style:style>
    <style:style style:name="P192" style:family="paragraph" style:parent-style-name="Caption">
      <style:text-properties fo:font-size="10pt" officeooo:rsid="038c34ef" officeooo:paragraph-rsid="038c34ef" style:font-size-asian="8.75pt" style:font-size-complex="10pt"/>
    </style:style>
    <style:style style:name="P193" style:family="paragraph" style:parent-style-name="Figure">
      <style:text-properties officeooo:paragraph-rsid="01abd9fb"/>
    </style:style>
    <style:style style:name="P194" style:family="paragraph" style:parent-style-name="Figure">
      <style:text-properties fo:font-size="10pt" officeooo:rsid="038c34ef" style:font-size-asian="8.75pt" style:font-size-complex="10pt"/>
    </style:style>
    <style:style style:name="P195" style:family="paragraph" style:parent-style-name="OOoTextBody">
      <style:text-properties officeooo:paragraph-rsid="01abd9fb"/>
    </style:style>
    <style:style style:name="P196" style:family="paragraph" style:parent-style-name="Table">
      <style:text-properties officeooo:paragraph-rsid="01abd9fb"/>
    </style:style>
    <style:style style:name="P197" style:family="paragraph" style:parent-style-name="Table">
      <style:text-properties officeooo:paragraph-rsid="01e1d602"/>
    </style:style>
    <style:style style:name="P198" style:family="paragraph" style:parent-style-name="Contents_20_1">
      <style:paragraph-properties>
        <style:tab-stops>
          <style:tab-stop style:position="6.6929in" style:type="right" style:leader-style="dotted" style:leader-text="."/>
        </style:tab-stops>
      </style:paragraph-properties>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Contents_20_3">
      <style:paragraph-properties>
        <style:tab-stops>
          <style:tab-stop style:position="6.2929in" style:type="right" style:leader-style="dotted" style:leader-text="."/>
        </style:tab-stops>
      </style:paragraph-properties>
    </style:style>
    <style:style style:name="P201" style:family="paragraph" style:parent-style-name="Caption" style:master-page-name="">
      <style:paragraph-properties style:page-number="auto" fo:keep-with-next="always"/>
      <style:text-properties officeooo:rsid="02af396a" officeooo:paragraph-rsid="02b381d7"/>
    </style:style>
    <style:style style:name="P202" style:family="paragraph" style:parent-style-name="Text_20_Body_20_List_20_Intro" style:master-page-name="">
      <style:paragraph-properties style:page-number="auto" fo:keep-with-next="always"/>
    </style:style>
    <style:style style:name="P203" style:family="paragraph" style:parent-style-name="Caption">
      <style:paragraph-properties fo:keep-with-next="always"/>
      <style:text-properties officeooo:rsid="02af396a" officeooo:paragraph-rsid="02af396a"/>
    </style:style>
    <style:style style:name="P204" style:family="paragraph" style:parent-style-name="Code">
      <style:paragraph-properties fo:keep-with-next="always"/>
      <style:text-properties style:font-name="Liberation Mono1" fo:font-size="10pt" fo:font-weight="normal" style:font-size-asian="10pt" style:font-weight-asian="normal" style:font-size-complex="10pt" style:font-weight-complex="normal"/>
    </style:style>
    <style:style style:name="P205" style:family="paragraph" style:parent-style-name="Figure" style:master-page-name="">
      <style:paragraph-properties fo:margin-top="0.0783in" fo:margin-bottom="0.1965in" loext:contextual-spacing="false" style:page-number="auto"/>
    </style:style>
    <style:style style:name="P206" style:family="paragraph" style:parent-style-name="Text_20_Note" style:master-page-name="">
      <style:paragraph-properties fo:margin-top="0in" fo:margin-bottom="0.1965in" loext:contextual-spacing="false" style:page-number="auto"/>
      <style:text-properties officeooo:paragraph-rsid="050f13a5"/>
    </style:style>
    <style:style style:name="P207" style:family="paragraph" style:parent-style-name="Guide_20_Name">
      <style:text-properties fo:language="en" fo:country="US" officeooo:rsid="061a0a84" officeooo:paragraph-rsid="061a0a84"/>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3">
      <style:paragraph-properties>
        <style:tab-stops>
          <style:tab-stop style:position="6.2929in" style:type="right" style:leader-style="dotted" style:leader-text="."/>
        </style:tab-stops>
      </style:paragraph-properties>
    </style:style>
    <style:style style:name="P211" style:family="paragraph" style:parent-style-name="Heading_20_1">
      <style:text-properties fo:color="#18a303" style:font-name="Liberation Sans1" fo:font-size="16pt" fo:font-weight="bold" officeooo:rsid="01c38e7c" officeooo:paragraph-rsid="01abd9fb" style:font-size-asian="12.0500001907349pt" style:font-weight-asian="bold" style:font-size-complex="13.8000001907349pt" style:font-weight-complex="bold"/>
    </style:style>
    <style:style style:name="P212" style:family="paragraph" style:parent-style-name="Heading_20_1">
      <style:text-properties officeooo:rsid="024a39f1" officeooo:paragraph-rsid="024a39f1"/>
    </style:style>
    <style:style style:name="P213" style:family="paragraph" style:parent-style-name="Heading_20_1">
      <style:text-properties officeooo:rsid="0298b9bc" officeooo:paragraph-rsid="0298b9bc"/>
    </style:style>
    <style:style style:name="P214" style:family="paragraph" style:parent-style-name="Heading_20_1">
      <style:text-properties officeooo:rsid="0313aa3a" officeooo:paragraph-rsid="0313aa3a"/>
    </style:style>
    <style:style style:name="P215" style:family="paragraph" style:parent-style-name="Heading_20_1" style:master-page-name="LOFrontMatter">
      <style:paragraph-properties style:page-number="auto"/>
      <style:text-properties fo:language="en" fo:country="US"/>
    </style:style>
    <style:style style:name="P216" style:family="paragraph" style:parent-style-name="Heading_20_1" style:master-page-name="Standard">
      <style:paragraph-properties style:page-number="auto"/>
      <style:text-properties fo:language="en" fo:country="US" officeooo:rsid="00cc7055" officeooo:paragraph-rsid="01abd9fb"/>
    </style:style>
    <style:style style:name="P217" style:family="paragraph" style:parent-style-name="Heading_20_2">
      <style:text-properties officeooo:paragraph-rsid="00b1a1b5"/>
    </style:style>
    <style:style style:name="P218" style:family="paragraph" style:parent-style-name="Heading_20_2">
      <style:text-properties officeooo:paragraph-rsid="00dd062f"/>
    </style:style>
    <style:style style:name="P219" style:family="paragraph" style:parent-style-name="Heading_20_2">
      <style:text-properties officeooo:paragraph-rsid="04e75cb5"/>
    </style:style>
    <style:style style:name="P220" style:family="paragraph" style:parent-style-name="Heading_20_2">
      <style:text-properties officeooo:paragraph-rsid="01abd9fb"/>
    </style:style>
    <style:style style:name="P221" style:family="paragraph" style:parent-style-name="Heading_20_2">
      <style:text-properties fo:color="#18a303" style:font-name="Liberation Sans1"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22" style:family="paragraph" style:parent-style-name="Heading_20_2">
      <style:text-properties officeooo:paragraph-rsid="026e89be"/>
    </style:style>
    <style:style style:name="P223" style:family="paragraph" style:parent-style-name="Heading_20_2">
      <style:text-properties officeooo:rsid="027583ea" officeooo:paragraph-rsid="027583ea"/>
    </style:style>
    <style:style style:name="P224" style:family="paragraph" style:parent-style-name="Heading_20_2">
      <style:text-properties officeooo:rsid="02880663" officeooo:paragraph-rsid="02880663"/>
    </style:style>
    <style:style style:name="P225" style:family="paragraph" style:parent-style-name="Heading_20_2">
      <style:text-properties officeooo:rsid="054fafa0" officeooo:paragraph-rsid="054fafa0"/>
    </style:style>
    <style:style style:name="P226" style:family="paragraph" style:parent-style-name="Heading_20_2">
      <style:text-properties officeooo:paragraph-rsid="02bdc8be"/>
    </style:style>
    <style:style style:name="P227" style:family="paragraph" style:parent-style-name="Heading_20_2">
      <style:text-properties officeooo:rsid="02b39c47" officeooo:paragraph-rsid="02baf841"/>
    </style:style>
    <style:style style:name="P228" style:family="paragraph" style:parent-style-name="Heading_20_2" style:master-page-name="">
      <style:paragraph-properties fo:margin-top="0.1575in" fo:margin-bottom="0.0398in" loext:contextual-spacing="false" style:page-number="auto"/>
      <style:text-properties officeooo:rsid="034f6526" officeooo:paragraph-rsid="0365d21f"/>
    </style:style>
    <style:style style:name="P229" style:family="paragraph" style:parent-style-name="Heading_20_3">
      <style:text-properties officeooo:rsid="01040c4d" officeooo:paragraph-rsid="00b1a1b5"/>
    </style:style>
    <style:style style:name="P230" style:family="paragraph" style:parent-style-name="Heading_20_3">
      <style:text-properties officeooo:rsid="01d0a422" officeooo:paragraph-rsid="01d0a422"/>
    </style:style>
    <style:style style:name="P231" style:family="paragraph" style:parent-style-name="Heading_20_3">
      <style:text-properties officeooo:rsid="02265f87" officeooo:paragraph-rsid="02265f87"/>
    </style:style>
    <style:style style:name="P232" style:family="paragraph" style:parent-style-name="Heading_20_3">
      <style:text-properties officeooo:rsid="0565e001" officeooo:paragraph-rsid="0565e001"/>
    </style:style>
    <style:style style:name="P233" style:family="paragraph" style:parent-style-name="Heading_20_3">
      <style:text-properties officeooo:rsid="054ea739" officeooo:paragraph-rsid="054ea739"/>
    </style:style>
    <style:style style:name="P234" style:family="paragraph" style:parent-style-name="Heading_20_3">
      <style:text-properties fo:color="#18a303" style:font-name="Liberation Sans3" fo:font-size="12pt" fo:font-style="italic" fo:font-weight="bold" officeooo:rsid="02c0e126" officeooo:paragraph-rsid="02c0e126" style:font-size-asian="14pt" style:font-weight-asian="bold" style:font-size-complex="14pt" style:font-weight-complex="bold"/>
    </style:style>
    <style:style style:name="P235" style:family="paragraph" style:parent-style-name="Heading_20_3">
      <style:text-properties officeooo:rsid="05fd6b7f" officeooo:paragraph-rsid="05fd6b7f"/>
    </style:style>
    <style:style style:name="P236" style:family="paragraph" style:parent-style-name="Heading_20_3">
      <style:text-properties officeooo:rsid="02c3c48e" officeooo:paragraph-rsid="02c3c48e"/>
    </style:style>
    <style:style style:name="P237" style:family="paragraph" style:parent-style-name="Heading_20_3">
      <style:text-properties officeooo:rsid="02cbcd34" officeooo:paragraph-rsid="053aaa34"/>
    </style:style>
    <style:style style:name="P238" style:family="paragraph" style:parent-style-name="Heading_20_Caution">
      <style:text-properties officeooo:rsid="01e86915" officeooo:paragraph-rsid="01e86915"/>
    </style:style>
    <style:style style:name="P239" style:family="paragraph" style:parent-style-name="Heading_20_Note">
      <style:text-properties officeooo:paragraph-rsid="00b1a1b5"/>
    </style:style>
    <style:style style:name="P240" style:family="paragraph" style:parent-style-name="Heading_20_Note">
      <style:text-properties officeooo:rsid="01ad60c1" officeooo:paragraph-rsid="01abd9fb"/>
    </style:style>
    <style:style style:name="P241" style:family="paragraph" style:parent-style-name="Heading_20_Note">
      <style:text-properties officeooo:rsid="01c08a3d" officeooo:paragraph-rsid="01abd9fb"/>
    </style:style>
    <style:style style:name="P242" style:family="paragraph" style:parent-style-name="Heading_20_Note">
      <style:text-properties officeooo:rsid="025af728" officeooo:paragraph-rsid="025af728"/>
    </style:style>
    <style:style style:name="P243" style:family="paragraph" style:parent-style-name="Heading_20_Note">
      <style:text-properties officeooo:rsid="01c2da52" officeooo:paragraph-rsid="01c2da52"/>
    </style:style>
    <style:style style:name="P244" style:family="paragraph" style:parent-style-name="Heading_20_Note">
      <style:text-properties officeooo:rsid="04488cca" officeooo:paragraph-rsid="04488cca"/>
    </style:style>
    <style:style style:name="P245" style:family="paragraph" style:parent-style-name="Heading_20_Note">
      <style:text-properties style:font-name="Liberation Sans2" fo:font-size="13pt" fo:font-weight="bold" officeooo:rsid="000591c9" officeooo:paragraph-rsid="06194660" style:font-size-asian="10.5pt" style:font-weight-asian="bold" style:font-weight-complex="bold"/>
    </style:style>
    <style:style style:name="P246" style:family="paragraph" style:parent-style-name="Heading_20_Note">
      <style:text-properties officeooo:rsid="03207c64" officeooo:paragraph-rsid="03207c64"/>
    </style:style>
    <style:style style:name="P247" style:family="paragraph" style:parent-style-name="Heading_20_Note">
      <style:text-properties officeooo:rsid="050c5f73" officeooo:paragraph-rsid="050c5f73"/>
    </style:style>
    <style:style style:name="P248" style:family="paragraph" style:parent-style-name="Heading_20_Tip">
      <style:text-properties officeooo:rsid="05bd5cca" officeooo:paragraph-rsid="05bd5cca"/>
    </style:style>
    <style:style style:name="P249" style:family="paragraph" style:parent-style-name="Heading_20_Tip">
      <style:text-properties officeooo:rsid="0261f5ed" officeooo:paragraph-rsid="03da56cc"/>
    </style:style>
    <style:style style:name="P250" style:family="paragraph" style:parent-style-name="List_20_1">
      <style:text-properties officeooo:paragraph-rsid="04f146b5"/>
    </style:style>
    <style:style style:name="P251" style:family="paragraph" style:parent-style-name="List_20_1">
      <style:text-properties style:font-name="Liberation Sans2" fo:font-size="11pt" officeooo:rsid="020cce4d" officeooo:paragraph-rsid="05c21af0" style:font-size-asian="10.5pt"/>
    </style:style>
    <style:style style:name="P252" style:family="paragraph" style:parent-style-name="List_20_1">
      <style:text-properties style:font-name="Liberation Sans2" fo:font-size="11pt" officeooo:rsid="020cce4d" officeooo:paragraph-rsid="020cce4d" style:font-size-asian="10.5pt"/>
    </style:style>
    <style:style style:name="P253" style:family="paragraph" style:parent-style-name="List_20_1">
      <style:text-properties officeooo:paragraph-rsid="020db81e"/>
    </style:style>
    <style:style style:name="P254" style:family="paragraph" style:parent-style-name="List_20_1" style:list-style-name="List_20_1">
      <style:text-properties officeooo:paragraph-rsid="05c51cff"/>
    </style:style>
    <style:style style:name="P255" style:family="paragraph" style:parent-style-name="List_20_1" style:list-style-name="List_20_1">
      <style:text-properties officeooo:paragraph-rsid="055b1b00"/>
    </style:style>
    <style:style style:name="P256" style:family="paragraph" style:parent-style-name="List_20_1" style:list-style-name="List_20_1">
      <style:text-properties officeooo:paragraph-rsid="055dad2d"/>
    </style:style>
    <style:style style:name="P257" style:family="paragraph" style:parent-style-name="List_20_1" style:list-style-name="List_20_1">
      <style:text-properties officeooo:paragraph-rsid="055c1530"/>
    </style:style>
    <style:style style:name="P258" style:family="paragraph" style:parent-style-name="List_20_1">
      <style:text-properties officeooo:paragraph-rsid="020cce4d"/>
    </style:style>
    <style:style style:name="P259" style:family="paragraph" style:parent-style-name="List_20_1">
      <style:text-properties officeooo:paragraph-rsid="05e35871"/>
    </style:style>
    <style:style style:name="P260" style:family="paragraph" style:parent-style-name="List_20_1">
      <style:text-properties officeooo:paragraph-rsid="0559dc40"/>
    </style:style>
    <style:style style:name="P261" style:family="paragraph" style:parent-style-name="List_20_1">
      <style:text-properties officeooo:paragraph-rsid="05529e49"/>
    </style:style>
    <style:style style:name="P262" style:family="paragraph" style:parent-style-name="List_20_1">
      <style:text-properties officeooo:paragraph-rsid="05569060"/>
    </style:style>
    <style:style style:name="P263" style:family="paragraph" style:parent-style-name="List_20_2">
      <style:text-properties officeooo:paragraph-rsid="01abd9fb"/>
    </style:style>
    <style:style style:name="P264" style:family="paragraph" style:parent-style-name="List_20_2">
      <style:text-properties officeooo:paragraph-rsid="01e1d602"/>
    </style:style>
    <style:style style:name="P265" style:family="paragraph" style:parent-style-name="Numbering_20_1" style:list-style-name="Numbering_20_1">
      <style:text-properties officeooo:paragraph-rsid="01c5ff02"/>
    </style:style>
    <style:style style:name="P266" style:family="paragraph" style:parent-style-name="Numbering_20_1" style:list-style-name="Numbering_20_1">
      <style:text-properties officeooo:paragraph-rsid="01c860bf"/>
    </style:style>
    <style:style style:name="P267" style:family="paragraph" style:parent-style-name="Numbering_20_1" style:list-style-name="Numbering_20_1">
      <style:text-properties officeooo:paragraph-rsid="01ce5e70"/>
    </style:style>
    <style:style style:name="P268" style:family="paragraph" style:parent-style-name="Numbering_20_1">
      <style:text-properties officeooo:paragraph-rsid="05cbafb9"/>
    </style:style>
    <style:style style:name="P269" style:family="paragraph" style:parent-style-name="Numbering_20_1">
      <style:text-properties officeooo:paragraph-rsid="05c92f0d"/>
    </style:style>
    <style:style style:name="P270" style:family="paragraph" style:parent-style-name="Numbering_20_1">
      <style:text-properties officeooo:paragraph-rsid="05ca23ed"/>
    </style:style>
    <style:style style:name="P271" style:family="paragraph" style:parent-style-name="Numbering_20_1">
      <style:text-properties officeooo:paragraph-rsid="05cbacf4"/>
    </style:style>
    <style:style style:name="P272" style:family="paragraph" style:parent-style-name="Numbering_20_1">
      <style:text-properties officeooo:paragraph-rsid="05ccc1cb"/>
    </style:style>
    <style:style style:name="P273" style:family="paragraph" style:parent-style-name="Numbering_20_1">
      <style:text-properties officeooo:paragraph-rsid="05ce7fe6"/>
    </style:style>
    <style:style style:name="P274" style:family="paragraph" style:parent-style-name="Numbering_20_1">
      <style:text-properties officeooo:paragraph-rsid="02b86166"/>
    </style:style>
    <style:style style:name="P275" style:family="paragraph" style:parent-style-name="Numbering_20_1">
      <style:text-properties officeooo:rsid="05257271" officeooo:paragraph-rsid="05257271"/>
    </style:style>
    <style:style style:name="P276" style:family="paragraph" style:parent-style-name="Numbering_20_1">
      <style:text-properties officeooo:paragraph-rsid="0527cc14"/>
    </style:style>
    <style:style style:name="P277" style:family="paragraph" style:parent-style-name="Numbering_20_1">
      <style:text-properties officeooo:paragraph-rsid="05293eb4"/>
    </style:style>
    <style:style style:name="P278" style:family="paragraph" style:parent-style-name="Numbering_20_1">
      <style:text-properties officeooo:paragraph-rsid="052a6914"/>
    </style:style>
    <style:style style:name="P279" style:family="paragraph" style:parent-style-name="Numbering_20_1">
      <style:paragraph-properties fo:keep-with-next="always"/>
      <style:text-properties officeooo:rsid="05c8caa8" officeooo:paragraph-rsid="05c8caa8"/>
    </style:style>
    <style:style style:name="P280" style:family="paragraph" style:parent-style-name="Standard">
      <style:text-properties officeooo:paragraph-rsid="00dd062f"/>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 style:font-size-asian="10.5pt" style:font-name-complex="Liberation Sans"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15" style:family="text">
      <style:text-properties officeooo:rsid="00dd062f"/>
    </style:style>
    <style:style style:name="T16" style:family="text">
      <style:text-properties fo:color="#000000" style:font-name="Liberation Sans4" fo:font-size="32pt" fo:font-style="italic" fo:font-weight="normal" officeooo:rsid="00dd062f" style:font-size-asian="18pt" style:font-weight-asian="bold" style:font-size-complex="18pt" style:font-weight-complex="bold"/>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20" style:family="text">
      <style:text-properties officeooo:rsid="00e9da12"/>
    </style:style>
    <style:style style:name="T21" style:family="text">
      <style:text-properties officeooo:rsid="006194b1"/>
    </style:style>
    <style:style style:name="T22" style:family="text">
      <style:text-properties style:font-name="Liberation Mono1" fo:font-weight="normal" style:font-weight-asian="normal" style:font-weight-complex="normal"/>
    </style:style>
    <style:style style:name="T23" style:family="text">
      <style:text-properties style:font-name="Liberation Mono1" fo:font-size="10pt" style:font-size-asian="10pt" style:font-size-complex="10pt"/>
    </style:style>
    <style:style style:name="T24" style:family="text">
      <style:text-properties style:font-name="Liberation Mono1" fo:font-size="10pt" officeooo:rsid="027e7c5f" style:font-size-asian="10pt" style:font-size-complex="10pt"/>
    </style:style>
    <style:style style:name="T25" style:family="text">
      <style:text-properties style:font-name="Liberation Mono1" fo:font-size="10pt" officeooo:rsid="02837290" style:font-size-asian="10pt" style:font-size-complex="10pt"/>
    </style:style>
    <style:style style:name="T26" style:family="text">
      <style:text-properties style:font-name="Liberation Mono1" fo:font-size="10pt" officeooo:rsid="0286b062" style:font-size-asian="10pt" style:font-size-complex="10pt"/>
    </style:style>
    <style:style style:name="T27" style:family="text">
      <style:text-properties style:font-name="Liberation Mono1" fo:font-size="10pt" officeooo:rsid="027161d7" style:font-size-asian="10pt" style:font-size-complex="10pt"/>
    </style:style>
    <style:style style:name="T28" style:family="text">
      <style:text-properties style:font-name="Liberation Mono1" fo:font-size="10pt" officeooo:rsid="0284f2cb" style:font-size-asian="10pt" style:font-size-complex="10pt"/>
    </style:style>
    <style:style style:name="T29" style:family="text">
      <style:text-properties style:font-name="Liberation Mono1" fo:font-size="10pt" officeooo:rsid="038c34ef" style:font-size-asian="8.75pt" style:font-size-complex="10pt"/>
    </style:style>
    <style:style style:name="T30" style:family="text">
      <style:text-properties style:font-name="Liberation Mono1" fo:font-size="10pt" officeooo:rsid="045868f8" style:font-size-asian="8.75pt" style:font-size-complex="10pt"/>
    </style:style>
    <style:style style:name="T31" style:family="text">
      <style:text-properties style:font-name="Liberation Mono1" fo:font-size="10pt" officeooo:rsid="047ff8de" style:font-size-asian="8.75pt" style:font-size-complex="10pt"/>
    </style:style>
    <style:style style:name="T32" style:family="text">
      <style:text-properties style:font-name="Liberation Mono1" fo:font-size="10pt" officeooo:rsid="04828a33" style:font-size-asian="8.75pt" style:font-size-complex="10pt"/>
    </style:style>
    <style:style style:name="T33" style:family="text">
      <style:text-properties style:font-name="Liberation Mono1" fo:font-size="10pt" officeooo:rsid="05bc7c36" style:font-size-asian="8.75pt" style:font-size-complex="10pt"/>
    </style:style>
    <style:style style:name="T34" style:family="text">
      <style:text-properties style:font-name="Liberation Mono1" fo:font-size="10pt" fo:font-weight="normal" style:font-size-asian="10pt" style:font-weight-asian="normal" style:font-size-complex="10pt" style:font-weight-complex="normal"/>
    </style:style>
    <style:style style:name="T35" style:family="text">
      <style:text-properties style:font-name="Liberation Mono1" fo:font-size="10pt" fo:font-weight="normal" officeooo:rsid="04392dee" style:font-size-asian="10pt" style:font-weight-asian="normal" style:font-size-complex="10pt" style:font-weight-complex="normal"/>
    </style:style>
    <style:style style:name="T36" style:family="text">
      <style:text-properties style:font-name="Liberation Mono1" fo:font-size="10pt" fo:font-weight="normal" officeooo:rsid="038c34ef" style:font-size-asian="10pt" style:font-weight-asian="normal" style:font-size-complex="10pt" style:font-weight-complex="normal"/>
    </style:style>
    <style:style style:name="T37" style:family="text">
      <style:text-properties style:font-name="Liberation Mono1" fo:font-size="10pt" fo:font-weight="normal" officeooo:rsid="043e0a00" style:font-size-asian="10pt" style:font-weight-asian="normal" style:font-size-complex="10pt" style:font-weight-complex="normal"/>
    </style:style>
    <style:style style:name="T38" style:family="text">
      <style:text-properties style:font-name="Liberation Mono1" fo:font-size="10pt" fo:font-weight="normal" officeooo:rsid="0442851c" style:font-size-asian="10pt" style:font-weight-asian="normal" style:font-size-complex="10pt" style:font-weight-complex="normal"/>
    </style:style>
    <style:style style:name="T39" style:family="text">
      <style:text-properties style:font-name="Liberation Mono1" fo:font-size="10pt" fo:font-weight="normal" officeooo:rsid="0443d450" style:font-size-asian="10pt" style:font-weight-asian="normal" style:font-size-complex="10pt" style:font-weight-complex="normal"/>
    </style:style>
    <style:style style:name="T40" style:family="text">
      <style:text-properties style:font-name="Liberation Mono1" fo:font-size="10pt" fo:font-weight="normal" officeooo:rsid="0445dcdc" style:font-size-asian="10pt" style:font-weight-asian="normal" style:font-size-complex="10pt" style:font-weight-complex="normal"/>
    </style:style>
    <style:style style:name="T41" style:family="text">
      <style:text-properties style:font-name="Liberation Mono1" fo:font-size="10pt" fo:font-weight="normal" officeooo:rsid="04450b94" style:font-size-asian="10pt" style:font-weight-asian="normal" style:font-size-complex="10pt" style:font-weight-complex="normal"/>
    </style:style>
    <style:style style:name="T42" style:family="text">
      <style:text-properties style:font-name="Liberation Mono1" fo:font-size="10pt" fo:font-weight="normal" officeooo:rsid="04491f48" style:font-size-asian="10pt" style:font-weight-asian="normal" style:font-size-complex="10pt" style:font-weight-complex="normal"/>
    </style:style>
    <style:style style:name="T43" style:family="text">
      <style:text-properties style:font-name="Liberation Mono1" fo:font-size="10pt" fo:font-weight="normal" officeooo:rsid="044a6872" style:font-size-asian="10pt" style:font-weight-asian="normal" style:font-size-complex="10pt" style:font-weight-complex="normal"/>
    </style:style>
    <style:style style:name="T44" style:family="text">
      <style:text-properties style:font-name="Liberation Mono1" fo:font-size="10pt" fo:font-weight="normal" officeooo:rsid="044c2b1f" style:font-size-asian="10pt" style:font-weight-asian="normal" style:font-size-complex="10pt" style:font-weight-complex="normal"/>
    </style:style>
    <style:style style:name="T45" style:family="text">
      <style:text-properties style:font-name="Liberation Mono1" fo:font-size="10pt" fo:font-weight="normal" officeooo:rsid="0450d24b" style:font-size-asian="10pt" style:font-weight-asian="normal" style:font-size-complex="10pt" style:font-weight-complex="normal"/>
    </style:style>
    <style:style style:name="T46" style:family="text">
      <style:text-properties style:font-name="Liberation Mono1" fo:font-size="10pt" fo:font-weight="normal" officeooo:rsid="045611b4" style:font-size-asian="10pt" style:font-weight-asian="normal" style:font-size-complex="10pt" style:font-weight-complex="normal"/>
    </style:style>
    <style:style style:name="T47" style:family="text">
      <style:text-properties style:font-name="Liberation Mono1" fo:font-size="10pt" fo:font-weight="normal" officeooo:rsid="04573e7b" style:font-size-asian="10pt" style:font-weight-asian="normal" style:font-size-complex="10pt" style:font-weight-complex="normal"/>
    </style:style>
    <style:style style:name="T48" style:family="text">
      <style:text-properties style:font-name="Liberation Mono1" fo:font-size="10pt" fo:font-weight="normal" officeooo:rsid="045783e7" style:font-size-asian="10pt" style:font-weight-asian="normal" style:font-size-complex="10pt" style:font-weight-complex="normal"/>
    </style:style>
    <style:style style:name="T49" style:family="text">
      <style:text-properties style:font-name="Liberation Mono1" fo:font-size="10pt" fo:font-weight="normal" officeooo:rsid="05ef4063" style:font-size-asian="10pt" style:font-weight-asian="normal" style:font-size-complex="10pt" style:font-weight-complex="normal"/>
    </style:style>
    <style:style style:name="T50" style:family="text">
      <style:text-properties style:font-name="Liberation Mono1" fo:font-size="10pt" fo:font-weight="normal" officeooo:rsid="05f13b6a" style:font-size-asian="10pt" style:font-weight-asian="normal" style:font-size-complex="10pt" style:font-weight-complex="normal"/>
    </style:style>
    <style:style style:name="T51" style:family="text">
      <style:text-properties style:font-name="Liberation Mono1" fo:font-size="10pt" fo:font-weight="normal" officeooo:rsid="05f31df1" style:font-size-asian="10pt" style:font-weight-asian="normal" style:font-size-complex="10pt" style:font-weight-complex="normal"/>
    </style:style>
    <style:style style:name="T52" style:family="text">
      <style:text-properties style:font-name="Liberation Mono1" fo:font-size="10pt" fo:font-weight="normal" officeooo:rsid="05f4c814" style:font-size-asian="10pt" style:font-weight-asian="normal" style:font-size-complex="10pt" style:font-weight-complex="normal"/>
    </style:style>
    <style:style style:name="T53" style:family="text">
      <style:text-properties style:font-name="Liberation Mono1" fo:font-size="11pt" officeooo:rsid="01d8958c" style:font-name-asian="Liberation Mono1" style:font-size-asian="10.5pt" style:font-name-complex="Liberation Mono1"/>
    </style:style>
    <style:style style:name="T54" style:family="text">
      <style:text-properties style:font-name="Liberation Sans2" fo:font-size="11pt" fo:language="en" fo:country="US" officeooo:rsid="00ddbb57" style:font-size-asian="10.5pt"/>
    </style:style>
    <style:style style:name="T55" style:family="text">
      <style:text-properties style:font-name="Liberation Sans2" fo:font-size="11pt" fo:language="en" fo:country="US" officeooo:rsid="01ad60c1" style:font-size-asian="10.5pt"/>
    </style:style>
    <style:style style:name="T56" style:family="text">
      <style:text-properties style:font-name="Liberation Sans2" fo:font-size="11pt" fo:language="en" fo:country="US" officeooo:rsid="01b8612d" style:font-size-asian="10.5pt"/>
    </style:style>
    <style:style style:name="T57" style:family="text">
      <style:text-properties style:font-name="Liberation Sans2" fo:font-size="11pt" fo:language="en" fo:country="US" officeooo:rsid="04190ffe" style:font-size-asian="10.5pt"/>
    </style:style>
    <style:style style:name="T58" style:family="text">
      <style:text-properties style:font-name="Liberation Sans2" fo:font-size="11pt" officeooo:rsid="00ddbb57" style:font-size-asian="10.5pt"/>
    </style:style>
    <style:style style:name="T59" style:family="text">
      <style:text-properties style:font-name="Liberation Sans2" fo:font-size="11pt" officeooo:rsid="01ad60c1" style:font-size-asian="10.5pt" style:font-weight-asian="normal" style:font-weight-complex="normal"/>
    </style:style>
    <style:style style:name="T60" style:family="text">
      <style:text-properties style:font-name="Liberation Sans2" fo:font-size="11pt" officeooo:rsid="01af603e" style:font-size-asian="10.5pt" style:font-weight-asian="normal" style:font-weight-complex="normal"/>
    </style:style>
    <style:style style:name="T61" style:family="text">
      <style:text-properties style:font-name="Liberation Sans2" fo:font-size="11pt" officeooo:rsid="01b8612d" style:font-size-asian="10.5pt" style:font-weight-asian="normal" style:font-weight-complex="normal"/>
    </style:style>
    <style:style style:name="T62" style:family="text">
      <style:text-properties style:font-name="Liberation Sans2" fo:font-size="11pt" officeooo:rsid="01c2da52" style:font-size-asian="10.5pt" style:font-weight-asian="normal" style:font-weight-complex="normal"/>
    </style:style>
    <style:style style:name="T63" style:family="text">
      <style:text-properties style:font-name="Liberation Sans2" fo:font-size="11pt" officeooo:rsid="01e86915" style:font-size-asian="10.5pt" style:font-weight-asian="normal" style:font-weight-complex="normal"/>
    </style:style>
    <style:style style:name="T64" style:family="text">
      <style:text-properties style:font-name="Liberation Sans2" fo:font-size="11pt" officeooo:rsid="01e8cbf2" style:font-size-asian="10.5pt" style:font-weight-asian="normal" style:font-weight-complex="normal"/>
    </style:style>
    <style:style style:name="T65" style:family="text">
      <style:text-properties style:font-name="Liberation Sans2" fo:font-size="11pt" officeooo:rsid="03918545" style:font-size-asian="10.5pt" style:font-weight-asian="normal" style:font-weight-complex="normal"/>
    </style:style>
    <style:style style:name="T66" style:family="text">
      <style:text-properties style:font-name="Liberation Sans2" fo:font-size="11pt" officeooo:rsid="039e9c81" style:font-size-asian="10.5pt" style:font-weight-asian="normal" style:font-weight-complex="normal"/>
    </style:style>
    <style:style style:name="T67" style:family="text">
      <style:text-properties style:font-name="Liberation Sans2" fo:font-size="11pt" officeooo:rsid="039fe67b" style:font-size-asian="10.5pt" style:font-weight-asian="normal" style:font-weight-complex="normal"/>
    </style:style>
    <style:style style:name="T68" style:family="text">
      <style:text-properties style:font-name="Liberation Sans2" fo:font-size="11pt" officeooo:rsid="03a1a43d" style:font-size-asian="10.5pt" style:font-weight-asian="normal" style:font-weight-complex="normal"/>
    </style:style>
    <style:style style:name="T69" style:family="text">
      <style:text-properties style:font-name="Liberation Sans2" fo:font-size="11pt" officeooo:rsid="03a2f664" style:font-size-asian="10.5pt" style:font-weight-asian="normal" style:font-weight-complex="normal"/>
    </style:style>
    <style:style style:name="T70" style:family="text">
      <style:text-properties style:font-name="Liberation Sans2" fo:font-size="11pt" officeooo:rsid="03a3fb8b" style:font-size-asian="10.5pt" style:font-weight-asian="normal" style:font-weight-complex="normal"/>
    </style:style>
    <style:style style:name="T71" style:family="text">
      <style:text-properties style:font-name="Liberation Sans2" fo:font-size="11pt" officeooo:rsid="03a46d4e" style:font-size-asian="10.5pt" style:font-weight-asian="normal" style:font-weight-complex="normal"/>
    </style:style>
    <style:style style:name="T72" style:family="text">
      <style:text-properties style:font-name="Liberation Sans2" fo:font-size="11pt" officeooo:rsid="0415cf6b" style:font-size-asian="10.5pt" style:font-weight-asian="normal" style:font-weight-complex="normal"/>
    </style:style>
    <style:style style:name="T73" style:family="text">
      <style:text-properties style:font-name="Liberation Sans2" fo:font-size="11pt" officeooo:rsid="041740ad" style:font-size-asian="10.5pt" style:font-weight-asian="normal" style:font-weight-complex="normal"/>
    </style:style>
    <style:style style:name="T74" style:family="text">
      <style:text-properties style:font-name="Liberation Sans2" fo:font-size="11pt" officeooo:rsid="0417416c" style:font-size-asian="10.5pt" style:font-weight-asian="normal" style:font-weight-complex="normal"/>
    </style:style>
    <style:style style:name="T75" style:family="text">
      <style:text-properties style:font-name="Liberation Sans2" fo:font-size="11pt" officeooo:rsid="047583a8" style:font-size-asian="10.5pt" style:font-weight-asian="normal" style:font-weight-complex="normal"/>
    </style:style>
    <style:style style:name="T76" style:family="text">
      <style:text-properties style:font-name="Liberation Sans2" fo:font-size="11pt" officeooo:rsid="049689b5" style:font-size-asian="10.5pt" style:font-weight-asian="normal" style:font-weight-complex="normal"/>
    </style:style>
    <style:style style:name="T77" style:family="text">
      <style:text-properties style:font-name="Liberation Sans2" fo:font-size="11pt" officeooo:rsid="04983b57" style:font-size-asian="10.5pt" style:font-weight-asian="normal" style:font-weight-complex="normal"/>
    </style:style>
    <style:style style:name="T78" style:family="text">
      <style:text-properties style:font-name="Liberation Sans2" fo:font-size="11pt" officeooo:rsid="04993fac" style:font-size-asian="10.5pt" style:font-weight-asian="normal" style:font-weight-complex="normal"/>
    </style:style>
    <style:style style:name="T79" style:family="text">
      <style:text-properties style:font-name="Liberation Sans2" fo:font-size="11pt" officeooo:rsid="0499403c" style:font-size-asian="10.5pt" style:font-weight-asian="normal" style:font-weight-complex="normal"/>
    </style:style>
    <style:style style:name="T80" style:family="text">
      <style:text-properties style:font-name="Liberation Sans2" fo:font-size="11pt" officeooo:rsid="050f13a5" style:font-size-asian="10.5pt" style:font-weight-asian="normal" style:font-weight-complex="normal"/>
    </style:style>
    <style:style style:name="T81" style:family="text">
      <style:text-properties style:font-name="Liberation Sans2" fo:font-size="11pt" officeooo:rsid="059c123a" style:font-size-asian="10.5pt" style:font-weight-asian="normal" style:font-weight-complex="normal"/>
    </style:style>
    <style:style style:name="T82" style:family="text">
      <style:text-properties style:font-name="Liberation Sans2" fo:font-size="11pt" officeooo:rsid="05bd5cca" style:font-size-asian="10.5pt" style:font-weight-asian="normal" style:font-weight-complex="normal"/>
    </style:style>
    <style:style style:name="T83" style:family="text">
      <style:text-properties style:font-name="Liberation Sans2" fo:font-size="11pt" officeooo:rsid="05bfcd47" style:font-size-asian="10.5pt" style:font-weight-asian="normal" style:font-weight-complex="normal"/>
    </style:style>
    <style:style style:name="T84" style:family="text">
      <style:text-properties style:font-name="Liberation Sans2" fo:font-size="11pt" officeooo:rsid="05c02342" style:font-size-asian="10.5pt" style:font-weight-asian="normal" style:font-weight-complex="normal"/>
    </style:style>
    <style:style style:name="T85" style:family="text">
      <style:text-properties style:font-name="Liberation Sans2" fo:font-size="11pt" officeooo:rsid="060c2651" style:font-size-asian="10.5pt" style:font-weight-asian="normal" style:font-weight-complex="normal"/>
    </style:style>
    <style:style style:name="T86" style:family="text">
      <style:text-properties style:font-name="Liberation Sans2" fo:font-size="11pt" officeooo:rsid="01ad60c1" style:font-size-asian="10.5pt"/>
    </style:style>
    <style:style style:name="T87" style:family="text">
      <style:text-properties style:font-name="Liberation Sans2" fo:font-size="11pt" officeooo:rsid="01b4b84f" style:font-size-asian="10.5pt"/>
    </style:style>
    <style:style style:name="T88" style:family="text">
      <style:text-properties style:font-name="Liberation Sans2" fo:font-size="11pt" officeooo:rsid="01b2f2c6" style:font-size-asian="10.5pt"/>
    </style:style>
    <style:style style:name="T89" style:family="text">
      <style:text-properties style:font-name="Liberation Sans2" fo:font-size="11pt" officeooo:rsid="01b8d6e3" style:font-size-asian="10.5pt"/>
    </style:style>
    <style:style style:name="T90" style:family="text">
      <style:text-properties style:font-name="Liberation Sans2" fo:font-size="11pt" officeooo:rsid="01b4483f" style:font-size-asian="10.5pt"/>
    </style:style>
    <style:style style:name="T91" style:family="text">
      <style:text-properties style:font-name="Liberation Sans2" fo:font-size="11pt" officeooo:rsid="01b4f7dc" style:font-size-asian="10.5pt"/>
    </style:style>
    <style:style style:name="T92" style:family="text">
      <style:text-properties style:font-name="Liberation Sans2" fo:font-size="11pt" officeooo:rsid="01c38e7c" style:font-size-asian="10.5pt"/>
    </style:style>
    <style:style style:name="T93" style:family="text">
      <style:text-properties style:font-name="Liberation Sans2" fo:font-size="11pt" officeooo:rsid="01c3d18f" style:font-size-asian="10.5pt"/>
    </style:style>
    <style:style style:name="T94" style:family="text">
      <style:text-properties style:font-name="Liberation Sans2" fo:font-size="11pt" officeooo:rsid="01c571f4" style:font-size-asian="10.5pt"/>
    </style:style>
    <style:style style:name="T95" style:family="text">
      <style:text-properties style:font-name="Liberation Sans2" fo:font-size="11pt" officeooo:rsid="01cb4abf" style:font-size-asian="10.5pt"/>
    </style:style>
    <style:style style:name="T96" style:family="text">
      <style:text-properties style:font-name="Liberation Sans2" fo:font-size="11pt" officeooo:rsid="01c7dfb2" style:font-size-asian="10.5pt"/>
    </style:style>
    <style:style style:name="T97" style:family="text">
      <style:text-properties style:font-name="Liberation Sans2" fo:font-size="11pt" officeooo:rsid="01c8c86e" style:font-size-asian="10.5pt"/>
    </style:style>
    <style:style style:name="T98" style:family="text">
      <style:text-properties style:font-name="Liberation Sans2" fo:font-size="11pt" officeooo:rsid="01d21771" style:font-size-asian="10.5pt"/>
    </style:style>
    <style:style style:name="T99" style:family="text">
      <style:text-properties style:font-name="Liberation Sans2" fo:font-size="11pt" officeooo:rsid="01da1bea" style:font-size-asian="10.5pt"/>
    </style:style>
    <style:style style:name="T100" style:family="text">
      <style:text-properties style:font-name="Liberation Sans2" fo:font-size="11pt" officeooo:rsid="01de7b4c" style:font-size-asian="10.5pt"/>
    </style:style>
    <style:style style:name="T101" style:family="text">
      <style:text-properties style:font-name="Liberation Sans2" fo:font-size="11pt" officeooo:rsid="01de9875" style:font-size-asian="10.5pt"/>
    </style:style>
    <style:style style:name="T102" style:family="text">
      <style:text-properties style:font-name="Liberation Sans2" fo:font-size="11pt" officeooo:rsid="01e058da" style:font-size-asian="10.5pt"/>
    </style:style>
    <style:style style:name="T103" style:family="text">
      <style:text-properties style:font-name="Liberation Sans2" fo:font-size="11pt" officeooo:rsid="01e14b02" style:font-size-asian="10.5pt"/>
    </style:style>
    <style:style style:name="T104" style:family="text">
      <style:text-properties style:font-name="Liberation Sans2" fo:font-size="11pt" officeooo:rsid="01e536fe" style:font-size-asian="10.5pt"/>
    </style:style>
    <style:style style:name="T105" style:family="text">
      <style:text-properties style:font-name="Liberation Sans2" fo:font-size="11pt" officeooo:rsid="01ae0da2" style:font-size-asian="10.5pt"/>
    </style:style>
    <style:style style:name="T106" style:family="text">
      <style:text-properties style:font-name="Liberation Sans2" fo:font-size="11pt" officeooo:rsid="01bcc608" style:font-size-asian="10.5pt"/>
    </style:style>
    <style:style style:name="T107" style:family="text">
      <style:text-properties style:font-name="Liberation Sans2" fo:font-size="11pt" officeooo:rsid="01bec087" style:font-size-asian="10.5pt"/>
    </style:style>
    <style:style style:name="T108" style:family="text">
      <style:text-properties style:font-name="Liberation Sans2" fo:font-size="11pt" officeooo:rsid="01c2da52" style:font-size-asian="10.5pt"/>
    </style:style>
    <style:style style:name="T109" style:family="text">
      <style:text-properties style:font-name="Liberation Sans2" fo:font-size="11pt" officeooo:rsid="01c4c400" style:font-size-asian="10.5pt"/>
    </style:style>
    <style:style style:name="T110" style:family="text">
      <style:text-properties style:font-name="Liberation Sans2" fo:font-size="11pt" officeooo:rsid="01c5c573" style:font-size-asian="10.5pt"/>
    </style:style>
    <style:style style:name="T111" style:family="text">
      <style:text-properties style:font-name="Liberation Sans2" fo:font-size="11pt" officeooo:rsid="01c6366d" style:font-size-asian="10.5pt"/>
    </style:style>
    <style:style style:name="T112" style:family="text">
      <style:text-properties style:font-name="Liberation Sans2" fo:font-size="11pt" officeooo:rsid="01c6d99b" style:font-size-asian="10.5pt"/>
    </style:style>
    <style:style style:name="T113" style:family="text">
      <style:text-properties style:font-name="Liberation Sans2" fo:font-size="11pt" officeooo:rsid="01c860bf" style:font-size-asian="10.5pt"/>
    </style:style>
    <style:style style:name="T114" style:family="text">
      <style:text-properties style:font-name="Liberation Sans2" fo:font-size="11pt" officeooo:rsid="01c885e3" style:font-size-asian="10.5pt"/>
    </style:style>
    <style:style style:name="T115" style:family="text">
      <style:text-properties style:font-name="Liberation Sans2" fo:font-size="11pt" officeooo:rsid="01ca08cc" style:font-size-asian="10.5pt"/>
    </style:style>
    <style:style style:name="T116" style:family="text">
      <style:text-properties style:font-name="Liberation Sans2" fo:font-size="11pt" officeooo:rsid="01cb1def" style:font-size-asian="10.5pt"/>
    </style:style>
    <style:style style:name="T117" style:family="text">
      <style:text-properties style:font-name="Liberation Sans2" fo:font-size="11pt" officeooo:rsid="01d227db" style:font-size-asian="10.5pt"/>
    </style:style>
    <style:style style:name="T118" style:family="text">
      <style:text-properties style:font-name="Liberation Sans2" fo:font-size="11pt" officeooo:rsid="01d5d101" style:font-size-asian="10.5pt"/>
    </style:style>
    <style:style style:name="T119" style:family="text">
      <style:text-properties style:font-name="Liberation Sans2" fo:font-size="11pt" officeooo:rsid="01d77e39" style:font-size-asian="10.5pt"/>
    </style:style>
    <style:style style:name="T120" style:family="text">
      <style:text-properties style:font-name="Liberation Sans2" fo:font-size="11pt" officeooo:rsid="01de7038" style:font-size-asian="10.5pt"/>
    </style:style>
    <style:style style:name="T121" style:family="text">
      <style:text-properties style:font-name="Liberation Sans2" fo:font-size="11pt" officeooo:rsid="01e143ba" style:font-size-asian="10.5pt"/>
    </style:style>
    <style:style style:name="T122" style:family="text">
      <style:text-properties style:font-name="Liberation Sans2" fo:font-size="11pt" officeooo:rsid="01ee1525" style:font-size-asian="10.5pt"/>
    </style:style>
    <style:style style:name="T123" style:family="text">
      <style:text-properties style:font-name="Liberation Sans2" fo:font-size="11pt" officeooo:rsid="01f75e6f" style:font-size-asian="10.5pt"/>
    </style:style>
    <style:style style:name="T124" style:family="text">
      <style:text-properties style:font-name="Liberation Sans2" fo:font-size="11pt" officeooo:rsid="0204151b" style:font-size-asian="10.5pt"/>
    </style:style>
    <style:style style:name="T125" style:family="text">
      <style:text-properties style:font-name="Liberation Sans2" fo:font-size="11pt" officeooo:rsid="02065802" style:font-size-asian="10.5pt"/>
    </style:style>
    <style:style style:name="T126" style:family="text">
      <style:text-properties style:font-name="Liberation Sans2" fo:font-size="11pt" officeooo:rsid="0209ba86" style:font-size-asian="10.5pt"/>
    </style:style>
    <style:style style:name="T127" style:family="text">
      <style:text-properties style:font-name="Liberation Sans2" fo:font-size="11pt" officeooo:rsid="020a87be" style:font-size-asian="10.5pt"/>
    </style:style>
    <style:style style:name="T128" style:family="text">
      <style:text-properties style:font-name="Liberation Sans2" fo:font-size="11pt" officeooo:rsid="020b3634" style:font-size-asian="10.5pt"/>
    </style:style>
    <style:style style:name="T129" style:family="text">
      <style:text-properties style:font-name="Liberation Sans2" fo:font-size="11pt" officeooo:rsid="020c2001" style:font-size-asian="10.5pt"/>
    </style:style>
    <style:style style:name="T130" style:family="text">
      <style:text-properties style:font-name="Liberation Sans2" fo:font-size="11pt" officeooo:rsid="020f80f2" style:font-size-asian="10.5pt"/>
    </style:style>
    <style:style style:name="T131" style:family="text">
      <style:text-properties style:font-name="Liberation Sans2" fo:font-size="11pt" officeooo:rsid="020db81e" style:font-size-asian="10.5pt"/>
    </style:style>
    <style:style style:name="T132" style:family="text">
      <style:text-properties style:font-name="Liberation Sans2" fo:font-size="11pt" officeooo:rsid="02169852" style:font-size-asian="10.5pt"/>
    </style:style>
    <style:style style:name="T133" style:family="text">
      <style:text-properties style:font-name="Liberation Sans2" fo:font-size="11pt" officeooo:rsid="02194744" style:font-size-asian="10.5pt"/>
    </style:style>
    <style:style style:name="T134" style:family="text">
      <style:text-properties style:font-name="Liberation Sans2" fo:font-size="11pt" officeooo:rsid="01fe3787" style:font-size-asian="10.5pt"/>
    </style:style>
    <style:style style:name="T135" style:family="text">
      <style:text-properties style:font-name="Liberation Sans2" fo:font-size="11pt" officeooo:rsid="0222cea9" style:font-size-asian="10.5pt"/>
    </style:style>
    <style:style style:name="T136" style:family="text">
      <style:text-properties style:font-name="Liberation Sans2" fo:font-size="11pt" officeooo:rsid="0222f475" style:font-size-asian="10.5pt"/>
    </style:style>
    <style:style style:name="T137" style:family="text">
      <style:text-properties style:font-name="Liberation Sans2" fo:font-size="11pt" officeooo:rsid="022a1775" style:font-size-asian="10.5pt"/>
    </style:style>
    <style:style style:name="T138" style:family="text">
      <style:text-properties style:font-name="Liberation Sans2" fo:font-size="11pt" officeooo:rsid="02282575" style:font-size-asian="10.5pt"/>
    </style:style>
    <style:style style:name="T139" style:family="text">
      <style:text-properties style:font-name="Liberation Sans2" fo:font-size="11pt" officeooo:rsid="022a62a8" style:font-size-asian="10.5pt"/>
    </style:style>
    <style:style style:name="T140" style:family="text">
      <style:text-properties style:font-name="Liberation Sans2" fo:font-size="11pt" officeooo:rsid="0230f23b" style:font-size-asian="10.5pt"/>
    </style:style>
    <style:style style:name="T141" style:family="text">
      <style:text-properties style:font-name="Liberation Sans2" fo:font-size="11pt" officeooo:rsid="02569d33" style:font-size-asian="10.5pt"/>
    </style:style>
    <style:style style:name="T142" style:family="text">
      <style:text-properties style:font-name="Liberation Sans2" fo:font-size="11pt" officeooo:rsid="02578e28" style:font-size-asian="10.5pt"/>
    </style:style>
    <style:style style:name="T143" style:family="text">
      <style:text-properties style:font-name="Liberation Sans2" fo:font-size="11pt" officeooo:rsid="025d365c" style:font-size-asian="10.5pt"/>
    </style:style>
    <style:style style:name="T144" style:family="text">
      <style:text-properties style:font-name="Liberation Sans2" fo:font-size="11pt" officeooo:rsid="025e4e94" style:font-size-asian="10.5pt"/>
    </style:style>
    <style:style style:name="T145" style:family="text">
      <style:text-properties style:font-name="Liberation Sans2" fo:font-size="11pt" officeooo:rsid="026f0f23" style:font-size-asian="10.5pt"/>
    </style:style>
    <style:style style:name="T146" style:family="text">
      <style:text-properties style:font-name="Liberation Sans2" fo:font-size="11pt" officeooo:rsid="027024ab" style:font-size-asian="10.5pt"/>
    </style:style>
    <style:style style:name="T147" style:family="text">
      <style:text-properties style:font-name="Liberation Sans2" fo:font-size="11pt" officeooo:rsid="027161d7" style:font-size-asian="10.5pt"/>
    </style:style>
    <style:style style:name="T148" style:family="text">
      <style:text-properties style:font-name="Liberation Sans2" fo:font-size="11pt" officeooo:rsid="02776cd4" style:font-size-asian="10.5pt"/>
    </style:style>
    <style:style style:name="T149" style:family="text">
      <style:text-properties style:font-name="Liberation Sans2" fo:font-size="11pt" officeooo:rsid="02792571" style:font-size-asian="10.5pt"/>
    </style:style>
    <style:style style:name="T150" style:family="text">
      <style:text-properties style:font-name="Liberation Sans2" fo:font-size="11pt" officeooo:rsid="0289087b" style:font-size-asian="10.5pt"/>
    </style:style>
    <style:style style:name="T151" style:family="text">
      <style:text-properties style:font-name="Liberation Sans2" fo:font-size="11pt" officeooo:rsid="028e1af7" style:font-size-asian="10.5pt"/>
    </style:style>
    <style:style style:name="T152" style:family="text">
      <style:text-properties style:font-name="Liberation Sans2" fo:font-size="11pt" officeooo:rsid="02918c3e" style:font-size-asian="10.5pt"/>
    </style:style>
    <style:style style:name="T153" style:family="text">
      <style:text-properties style:font-name="Liberation Sans2" fo:font-size="11pt" officeooo:rsid="02920e60" style:font-size-asian="10.5pt"/>
    </style:style>
    <style:style style:name="T154" style:family="text">
      <style:text-properties style:font-name="Liberation Sans2" fo:font-size="11pt" officeooo:rsid="0299250f" style:font-size-asian="10.5pt"/>
    </style:style>
    <style:style style:name="T155" style:family="text">
      <style:text-properties style:font-name="Liberation Sans2" fo:font-size="11pt" officeooo:rsid="029c8783" style:font-size-asian="10.5pt"/>
    </style:style>
    <style:style style:name="T156" style:family="text">
      <style:text-properties style:font-name="Liberation Sans2" fo:font-size="11pt" officeooo:rsid="029cc903" style:font-size-asian="10.5pt"/>
    </style:style>
    <style:style style:name="T157" style:family="text">
      <style:text-properties style:font-name="Liberation Sans2" fo:font-size="11pt" officeooo:rsid="029f6ceb" style:font-size-asian="10.5pt"/>
    </style:style>
    <style:style style:name="T158" style:family="text">
      <style:text-properties style:font-name="Liberation Sans2" fo:font-size="11pt" officeooo:rsid="02a07ddf" style:font-size-asian="10.5pt"/>
    </style:style>
    <style:style style:name="T159" style:family="text">
      <style:text-properties style:font-name="Liberation Sans2" fo:font-size="11pt" officeooo:rsid="02a13f5d" style:font-size-asian="10.5pt"/>
    </style:style>
    <style:style style:name="T160" style:family="text">
      <style:text-properties style:font-name="Liberation Sans2" fo:font-size="11pt" officeooo:rsid="02a47a66" style:font-size-asian="10.5pt"/>
    </style:style>
    <style:style style:name="T161" style:family="text">
      <style:text-properties style:font-name="Liberation Sans2" fo:font-size="11pt" officeooo:rsid="02b86166" style:font-size-asian="10.5pt"/>
    </style:style>
    <style:style style:name="T162" style:family="text">
      <style:text-properties style:font-name="Liberation Sans2" fo:font-size="11pt" officeooo:rsid="02b87a9c" style:font-size-asian="10.5pt"/>
    </style:style>
    <style:style style:name="T163" style:family="text">
      <style:text-properties style:font-name="Liberation Sans2" fo:font-size="11pt" officeooo:rsid="02c3c48e" style:font-size-asian="10.5pt"/>
    </style:style>
    <style:style style:name="T164" style:family="text">
      <style:text-properties style:font-name="Liberation Sans2" fo:font-size="11pt" officeooo:rsid="02c477aa" style:font-size-asian="10.5pt"/>
    </style:style>
    <style:style style:name="T165" style:family="text">
      <style:text-properties style:font-name="Liberation Sans2" fo:font-size="11pt" officeooo:rsid="0313aa3a" style:font-size-asian="10.5pt"/>
    </style:style>
    <style:style style:name="T166" style:family="text">
      <style:text-properties style:font-name="Liberation Sans2" fo:font-size="11pt" officeooo:rsid="031563be" style:font-size-asian="10.5pt"/>
    </style:style>
    <style:style style:name="T167" style:family="text">
      <style:text-properties style:font-name="Liberation Sans2" fo:font-size="11pt" officeooo:rsid="031b771f" style:font-size-asian="10.5pt"/>
    </style:style>
    <style:style style:name="T168" style:family="text">
      <style:text-properties style:font-name="Liberation Sans2" fo:font-size="11pt" officeooo:rsid="031c783a" style:font-size-asian="10.5pt"/>
    </style:style>
    <style:style style:name="T169" style:family="text">
      <style:text-properties style:font-name="Liberation Sans2" fo:font-size="11pt" officeooo:rsid="031fa30e" style:font-size-asian="10.5pt"/>
    </style:style>
    <style:style style:name="T170" style:family="text">
      <style:text-properties style:font-name="Liberation Sans2" fo:font-size="11pt" officeooo:rsid="03207c64" style:font-size-asian="10.5pt"/>
    </style:style>
    <style:style style:name="T171" style:family="text">
      <style:text-properties style:font-name="Liberation Sans2" fo:font-size="11pt" officeooo:rsid="03219c86" style:font-size-asian="10.5pt"/>
    </style:style>
    <style:style style:name="T172" style:family="text">
      <style:text-properties style:font-name="Liberation Sans2" fo:font-size="11pt" officeooo:rsid="033890ce" style:font-size-asian="10.5pt"/>
    </style:style>
    <style:style style:name="T173" style:family="text">
      <style:text-properties style:font-name="Liberation Sans2" fo:font-size="11pt" officeooo:rsid="0338cd5e" style:font-size-asian="10.5pt"/>
    </style:style>
    <style:style style:name="T174" style:family="text">
      <style:text-properties style:font-name="Liberation Sans2" fo:font-size="11pt" officeooo:rsid="034445ac" style:font-size-asian="10.5pt"/>
    </style:style>
    <style:style style:name="T175" style:family="text">
      <style:text-properties style:font-name="Liberation Sans2" fo:font-size="11pt" officeooo:rsid="034e5449" style:font-size-asian="10.5pt"/>
    </style:style>
    <style:style style:name="T176" style:family="text">
      <style:text-properties style:font-name="Liberation Sans2" fo:font-size="11pt" officeooo:rsid="032547bd" style:font-size-asian="10.5pt"/>
    </style:style>
    <style:style style:name="T177" style:family="text">
      <style:text-properties style:font-name="Liberation Sans2" fo:font-size="11pt" officeooo:rsid="034ecd02" style:font-size-asian="10.5pt"/>
    </style:style>
    <style:style style:name="T178" style:family="text">
      <style:text-properties style:font-name="Liberation Sans2" fo:font-size="11pt" officeooo:rsid="03502d20" style:font-size-asian="10.5pt"/>
    </style:style>
    <style:style style:name="T179" style:family="text">
      <style:text-properties style:font-name="Liberation Sans2" fo:font-size="11pt" officeooo:rsid="03517e20" style:font-size-asian="10.5pt"/>
    </style:style>
    <style:style style:name="T180" style:family="text">
      <style:text-properties style:font-name="Liberation Sans2" fo:font-size="11pt" officeooo:rsid="03573247" style:font-size-asian="10.5pt"/>
    </style:style>
    <style:style style:name="T181" style:family="text">
      <style:text-properties style:font-name="Liberation Sans2" fo:font-size="11pt" officeooo:rsid="03583e33" style:font-size-asian="10.5pt"/>
    </style:style>
    <style:style style:name="T182" style:family="text">
      <style:text-properties style:font-name="Liberation Sans2" fo:font-size="11pt" officeooo:rsid="0359be62" style:font-size-asian="10.5pt"/>
    </style:style>
    <style:style style:name="T183" style:family="text">
      <style:text-properties style:font-name="Liberation Sans2" fo:font-size="11pt" officeooo:rsid="035c6f81" style:font-size-asian="10.5pt"/>
    </style:style>
    <style:style style:name="T184" style:family="text">
      <style:text-properties style:font-name="Liberation Sans2" fo:font-size="11pt" officeooo:rsid="035d0d3a" style:font-size-asian="10.5pt"/>
    </style:style>
    <style:style style:name="T185" style:family="text">
      <style:text-properties style:font-name="Liberation Sans2" fo:font-size="11pt" officeooo:rsid="036eb037" style:font-size-asian="10.5pt"/>
    </style:style>
    <style:style style:name="T186" style:family="text">
      <style:text-properties style:font-name="Liberation Sans2" fo:font-size="11pt" officeooo:rsid="03710665" style:font-size-asian="10.5pt"/>
    </style:style>
    <style:style style:name="T187" style:family="text">
      <style:text-properties style:font-name="Liberation Sans2" fo:font-size="11pt" officeooo:rsid="0372f3c8" style:font-size-asian="10.5pt"/>
    </style:style>
    <style:style style:name="T188" style:family="text">
      <style:text-properties style:font-name="Liberation Sans2" fo:font-size="11pt" officeooo:rsid="03752e7f" style:font-size-asian="10.5pt"/>
    </style:style>
    <style:style style:name="T189" style:family="text">
      <style:text-properties style:font-name="Liberation Sans2" fo:font-size="11pt" officeooo:rsid="03781dfe" style:font-size-asian="10.5pt"/>
    </style:style>
    <style:style style:name="T190" style:family="text">
      <style:text-properties style:font-name="Liberation Sans2" fo:font-size="11pt" officeooo:rsid="033a6406" style:font-size-asian="10.5pt"/>
    </style:style>
    <style:style style:name="T191" style:family="text">
      <style:text-properties style:font-name="Liberation Sans2" fo:font-size="11pt" officeooo:rsid="037caa94" style:font-size-asian="10.5pt"/>
    </style:style>
    <style:style style:name="T192" style:family="text">
      <style:text-properties style:font-name="Liberation Sans2" fo:font-size="11pt" officeooo:rsid="037f3ce7" style:font-size-asian="10.5pt"/>
    </style:style>
    <style:style style:name="T193" style:family="text">
      <style:text-properties style:font-name="Liberation Sans2" fo:font-size="11pt" officeooo:rsid="037f843a" style:font-size-asian="10.5pt"/>
    </style:style>
    <style:style style:name="T194" style:family="text">
      <style:text-properties style:font-name="Liberation Sans2" fo:font-size="11pt" officeooo:rsid="033dbd68" style:font-size-asian="10.5pt"/>
    </style:style>
    <style:style style:name="T195" style:family="text">
      <style:text-properties style:font-name="Liberation Sans2" fo:font-size="11pt" officeooo:rsid="038369b6" style:font-size-asian="10.5pt"/>
    </style:style>
    <style:style style:name="T196" style:family="text">
      <style:text-properties style:font-name="Liberation Sans2" fo:font-size="11pt" officeooo:rsid="0383f3aa" style:font-size-asian="10.5pt"/>
    </style:style>
    <style:style style:name="T197" style:family="text">
      <style:text-properties style:font-name="Liberation Sans2" fo:font-size="11pt" officeooo:rsid="03986d5b" style:font-size-asian="10.5pt"/>
    </style:style>
    <style:style style:name="T198" style:family="text">
      <style:text-properties style:font-name="Liberation Sans2" fo:font-size="11pt" officeooo:rsid="039ba8b4" style:font-size-asian="10.5pt"/>
    </style:style>
    <style:style style:name="T199" style:family="text">
      <style:text-properties style:font-name="Liberation Sans2" fo:font-size="11pt" officeooo:rsid="03ab0228" style:font-size-asian="10.5pt"/>
    </style:style>
    <style:style style:name="T200" style:family="text">
      <style:text-properties style:font-name="Liberation Sans2" fo:font-size="11pt" officeooo:rsid="03c1ca50" style:font-size-asian="10.5pt"/>
    </style:style>
    <style:style style:name="T201" style:family="text">
      <style:text-properties style:font-name="Liberation Sans2" fo:font-size="11pt" officeooo:rsid="03c5cfc6" style:font-size-asian="10.5pt"/>
    </style:style>
    <style:style style:name="T202" style:family="text">
      <style:text-properties style:font-name="Liberation Sans2" fo:font-size="11pt" officeooo:rsid="03c679c8" style:font-size-asian="10.5pt"/>
    </style:style>
    <style:style style:name="T203" style:family="text">
      <style:text-properties style:font-name="Liberation Sans2" fo:font-size="11pt" officeooo:rsid="03c79093" style:font-size-asian="10.5pt"/>
    </style:style>
    <style:style style:name="T204" style:family="text">
      <style:text-properties style:font-name="Liberation Sans2" fo:font-size="11pt" officeooo:rsid="03ce1cdc" style:font-size-asian="10.5pt"/>
    </style:style>
    <style:style style:name="T205" style:family="text">
      <style:text-properties style:font-name="Liberation Sans2" fo:font-size="11pt" officeooo:rsid="03cfb616" style:font-size-asian="10.5pt"/>
    </style:style>
    <style:style style:name="T206" style:family="text">
      <style:text-properties style:font-name="Liberation Sans2" fo:font-size="11pt" officeooo:rsid="03d0b563" style:font-size-asian="10.5pt"/>
    </style:style>
    <style:style style:name="T207" style:family="text">
      <style:text-properties style:font-name="Liberation Sans2" fo:font-size="11pt" officeooo:rsid="01c5ff02" style:font-size-asian="10.5pt"/>
    </style:style>
    <style:style style:name="T208" style:family="text">
      <style:text-properties style:font-name="Liberation Sans2" fo:font-size="11pt" officeooo:rsid="03d443dd" style:font-size-asian="10.5pt"/>
    </style:style>
    <style:style style:name="T209" style:family="text">
      <style:text-properties style:font-name="Liberation Sans2" fo:font-size="11pt" officeooo:rsid="03d85a3e" style:font-size-asian="10.5pt"/>
    </style:style>
    <style:style style:name="T210" style:family="text">
      <style:text-properties style:font-name="Liberation Sans2" fo:font-size="11pt" officeooo:rsid="03da6a60" style:font-size-asian="10.5pt"/>
    </style:style>
    <style:style style:name="T211" style:family="text">
      <style:text-properties style:font-name="Liberation Sans2" fo:font-size="11pt" officeooo:rsid="03dc2720" style:font-size-asian="10.5pt"/>
    </style:style>
    <style:style style:name="T212" style:family="text">
      <style:text-properties style:font-name="Liberation Sans2" fo:font-size="11pt" officeooo:rsid="03e8d72e" style:font-size-asian="10.5pt"/>
    </style:style>
    <style:style style:name="T213" style:family="text">
      <style:text-properties style:font-name="Liberation Sans2" fo:font-size="11pt" officeooo:rsid="03ed511a" style:font-size-asian="10.5pt"/>
    </style:style>
    <style:style style:name="T214" style:family="text">
      <style:text-properties style:font-name="Liberation Sans2" fo:font-size="11pt" officeooo:rsid="03f22bca" style:font-size-asian="10.5pt"/>
    </style:style>
    <style:style style:name="T215" style:family="text">
      <style:text-properties style:font-name="Liberation Sans2" fo:font-size="11pt" officeooo:rsid="03f8ff9b" style:font-size-asian="10.5pt"/>
    </style:style>
    <style:style style:name="T216" style:family="text">
      <style:text-properties style:font-name="Liberation Sans2" fo:font-size="11pt" officeooo:rsid="03f9cb12" style:font-size-asian="10.5pt"/>
    </style:style>
    <style:style style:name="T217" style:family="text">
      <style:text-properties style:font-name="Liberation Sans2" fo:font-size="11pt" officeooo:rsid="0402fbe4" style:font-size-asian="10.5pt"/>
    </style:style>
    <style:style style:name="T218" style:family="text">
      <style:text-properties style:font-name="Liberation Sans2" fo:font-size="11pt" officeooo:rsid="0403b7e4" style:font-size-asian="10.5pt"/>
    </style:style>
    <style:style style:name="T219" style:family="text">
      <style:text-properties style:font-name="Liberation Sans2" fo:font-size="11pt" officeooo:rsid="0404d099" style:font-size-asian="10.5pt"/>
    </style:style>
    <style:style style:name="T220" style:family="text">
      <style:text-properties style:font-name="Liberation Sans2" fo:font-size="11pt" officeooo:rsid="0408233a" style:font-size-asian="10.5pt"/>
    </style:style>
    <style:style style:name="T221" style:family="text">
      <style:text-properties style:font-name="Liberation Sans2" fo:font-size="11pt" officeooo:rsid="0413ba04" style:font-size-asian="10.5pt"/>
    </style:style>
    <style:style style:name="T222" style:family="text">
      <style:text-properties style:font-name="Liberation Sans2" fo:font-size="11pt" officeooo:rsid="042ed69a" style:font-size-asian="10.5pt"/>
    </style:style>
    <style:style style:name="T223" style:family="text">
      <style:text-properties style:font-name="Liberation Sans2" fo:font-size="11pt" officeooo:rsid="0431d28b" style:font-size-asian="10.5pt"/>
    </style:style>
    <style:style style:name="T224" style:family="text">
      <style:text-properties style:font-name="Liberation Sans2" fo:font-size="11pt" officeooo:rsid="043230b9" style:font-size-asian="10.5pt"/>
    </style:style>
    <style:style style:name="T225" style:family="text">
      <style:text-properties style:font-name="Liberation Sans2" fo:font-size="11pt" officeooo:rsid="0452cbdc" style:font-size-asian="10.5pt"/>
    </style:style>
    <style:style style:name="T226" style:family="text">
      <style:text-properties style:font-name="Liberation Sans2" fo:font-size="11pt" officeooo:rsid="048a03d2" style:font-size-asian="10.5pt"/>
    </style:style>
    <style:style style:name="T227" style:family="text">
      <style:text-properties style:font-name="Liberation Sans2" fo:font-size="11pt" officeooo:rsid="04aa6e97" style:font-size-asian="10.5pt"/>
    </style:style>
    <style:style style:name="T228" style:family="text">
      <style:text-properties style:font-name="Liberation Sans2" fo:font-size="11pt" officeooo:rsid="04b44cba" style:font-size-asian="10.5pt"/>
    </style:style>
    <style:style style:name="T229" style:family="text">
      <style:text-properties style:font-name="Liberation Sans2" fo:font-size="11pt" officeooo:rsid="04b5528f" style:font-size-asian="10.5pt"/>
    </style:style>
    <style:style style:name="T230" style:family="text">
      <style:text-properties style:font-name="Liberation Sans2" fo:font-size="11pt" officeooo:rsid="04c50a0d" style:font-size-asian="10.5pt"/>
    </style:style>
    <style:style style:name="T231" style:family="text">
      <style:text-properties style:font-name="Liberation Sans2" fo:font-size="11pt" officeooo:rsid="04c6ef87" style:font-size-asian="10.5pt"/>
    </style:style>
    <style:style style:name="T232" style:family="text">
      <style:text-properties style:font-name="Liberation Sans2" fo:font-size="11pt" officeooo:rsid="04c9efc2" style:font-size-asian="10.5pt"/>
    </style:style>
    <style:style style:name="T233" style:family="text">
      <style:text-properties style:font-name="Liberation Sans2" fo:font-size="11pt" officeooo:rsid="04ccc25e" style:font-size-asian="10.5pt"/>
    </style:style>
    <style:style style:name="T234" style:family="text">
      <style:text-properties style:font-name="Liberation Sans2" fo:font-size="11pt" officeooo:rsid="04ce0405" style:font-size-asian="10.5pt"/>
    </style:style>
    <style:style style:name="T235" style:family="text">
      <style:text-properties style:font-name="Liberation Sans2" fo:font-size="11pt" officeooo:rsid="04ceb9b6" style:font-size-asian="10.5pt"/>
    </style:style>
    <style:style style:name="T236" style:family="text">
      <style:text-properties style:font-name="Liberation Sans2" fo:font-size="11pt" officeooo:rsid="04d1431b" style:font-size-asian="10.5pt"/>
    </style:style>
    <style:style style:name="T237" style:family="text">
      <style:text-properties style:font-name="Liberation Sans2" fo:font-size="11pt" officeooo:rsid="04d4ecc4" style:font-size-asian="10.5pt"/>
    </style:style>
    <style:style style:name="T238" style:family="text">
      <style:text-properties style:font-name="Liberation Sans2" fo:font-size="11pt" officeooo:rsid="04d515e3" style:font-size-asian="10.5pt"/>
    </style:style>
    <style:style style:name="T239" style:family="text">
      <style:text-properties style:font-name="Liberation Sans2" fo:font-size="11pt" officeooo:rsid="04d986d3" style:font-size-asian="10.5pt"/>
    </style:style>
    <style:style style:name="T240" style:family="text">
      <style:text-properties style:font-name="Liberation Sans2" fo:font-size="11pt" officeooo:rsid="04da9b39" style:font-size-asian="10.5pt"/>
    </style:style>
    <style:style style:name="T241" style:family="text">
      <style:text-properties style:font-name="Liberation Sans2" fo:font-size="11pt" officeooo:rsid="04dbd7d6" style:font-size-asian="10.5pt"/>
    </style:style>
    <style:style style:name="T242" style:family="text">
      <style:text-properties style:font-name="Liberation Sans2" fo:font-size="11pt" officeooo:rsid="04e404e5" style:font-size-asian="10.5pt"/>
    </style:style>
    <style:style style:name="T243" style:family="text">
      <style:text-properties style:font-name="Liberation Sans2" fo:font-size="11pt" officeooo:rsid="04e75cb5" style:font-size-asian="10.5pt"/>
    </style:style>
    <style:style style:name="T244" style:family="text">
      <style:text-properties style:font-name="Liberation Sans2" fo:font-size="11pt" officeooo:rsid="04e885d2" style:font-size-asian="10.5pt"/>
    </style:style>
    <style:style style:name="T245" style:family="text">
      <style:text-properties style:font-name="Liberation Sans2" fo:font-size="11pt" officeooo:rsid="04e9e8c9" style:font-size-asian="10.5pt"/>
    </style:style>
    <style:style style:name="T246" style:family="text">
      <style:text-properties style:font-name="Liberation Sans2" fo:font-size="11pt" officeooo:rsid="04eb2ae2" style:font-size-asian="10.5pt"/>
    </style:style>
    <style:style style:name="T247" style:family="text">
      <style:text-properties style:font-name="Liberation Sans2" fo:font-size="11pt" officeooo:rsid="04ec035d" style:font-size-asian="10.5pt"/>
    </style:style>
    <style:style style:name="T248" style:family="text">
      <style:text-properties style:font-name="Liberation Sans2" fo:font-size="11pt" officeooo:rsid="04ec86bc" style:font-size-asian="10.5pt"/>
    </style:style>
    <style:style style:name="T249" style:family="text">
      <style:text-properties style:font-name="Liberation Sans2" fo:font-size="11pt" officeooo:rsid="04ee6bc1" style:font-size-asian="10.5pt"/>
    </style:style>
    <style:style style:name="T250" style:family="text">
      <style:text-properties style:font-name="Liberation Sans2" fo:font-size="11pt" officeooo:rsid="04f3c887" style:font-size-asian="10.5pt"/>
    </style:style>
    <style:style style:name="T251" style:family="text">
      <style:text-properties style:font-name="Liberation Sans2" fo:font-size="11pt" officeooo:rsid="04fb1d2d" style:font-size-asian="10.5pt"/>
    </style:style>
    <style:style style:name="T252" style:family="text">
      <style:text-properties style:font-name="Liberation Sans2" fo:font-size="11pt" officeooo:rsid="04fd069f" style:font-size-asian="10.5pt"/>
    </style:style>
    <style:style style:name="T253" style:family="text">
      <style:text-properties style:font-name="Liberation Sans2" fo:font-size="11pt" officeooo:rsid="04fd1821" style:font-size-asian="10.5pt"/>
    </style:style>
    <style:style style:name="T254" style:family="text">
      <style:text-properties style:font-name="Liberation Sans2" fo:font-size="11pt" officeooo:rsid="04fd1df8" style:font-size-asian="10.5pt"/>
    </style:style>
    <style:style style:name="T255" style:family="text">
      <style:text-properties style:font-name="Liberation Sans2" fo:font-size="11pt" officeooo:rsid="0501916a" style:font-size-asian="10.5pt"/>
    </style:style>
    <style:style style:name="T256" style:family="text">
      <style:text-properties style:font-name="Liberation Sans2" fo:font-size="11pt" officeooo:rsid="05030535" style:font-size-asian="10.5pt"/>
    </style:style>
    <style:style style:name="T257" style:family="text">
      <style:text-properties style:font-name="Liberation Sans2" fo:font-size="11pt" officeooo:rsid="05049975" style:font-size-asian="10.5pt"/>
    </style:style>
    <style:style style:name="T258" style:family="text">
      <style:text-properties style:font-name="Liberation Sans2" fo:font-size="11pt" officeooo:rsid="0506c497" style:font-size-asian="10.5pt"/>
    </style:style>
    <style:style style:name="T259" style:family="text">
      <style:text-properties style:font-name="Liberation Sans2" fo:font-size="11pt" officeooo:rsid="05096154" style:font-size-asian="10.5pt"/>
    </style:style>
    <style:style style:name="T260" style:family="text">
      <style:text-properties style:font-name="Liberation Sans2" fo:font-size="11pt" officeooo:rsid="050ae2bc" style:font-size-asian="10.5pt"/>
    </style:style>
    <style:style style:name="T261" style:family="text">
      <style:text-properties style:font-name="Liberation Sans2" fo:font-size="11pt" officeooo:rsid="050cced0" style:font-size-asian="10.5pt"/>
    </style:style>
    <style:style style:name="T262" style:family="text">
      <style:text-properties style:font-name="Liberation Sans2" fo:font-size="11pt" officeooo:rsid="038d11b5" style:font-size-asian="10.5pt"/>
    </style:style>
    <style:style style:name="T263" style:family="text">
      <style:text-properties style:font-name="Liberation Sans2" fo:font-size="11pt" officeooo:rsid="0519e754" style:font-size-asian="10.5pt"/>
    </style:style>
    <style:style style:name="T264" style:family="text">
      <style:text-properties style:font-name="Liberation Sans2" fo:font-size="11pt" officeooo:rsid="051ba00f" style:font-size-asian="10.5pt"/>
    </style:style>
    <style:style style:name="T265" style:family="text">
      <style:text-properties style:font-name="Liberation Sans2" fo:font-size="11pt" officeooo:rsid="051bc7ae" style:font-size-asian="10.5pt"/>
    </style:style>
    <style:style style:name="T266" style:family="text">
      <style:text-properties style:font-name="Liberation Sans2" fo:font-size="11pt" officeooo:rsid="051d5ea2" style:font-size-asian="10.5pt"/>
    </style:style>
    <style:style style:name="T267" style:family="text">
      <style:text-properties style:font-name="Liberation Sans2" fo:font-size="11pt" officeooo:rsid="0523f5a8" style:font-size-asian="10.5pt"/>
    </style:style>
    <style:style style:name="T268" style:family="text">
      <style:text-properties style:font-name="Liberation Sans2" fo:font-size="11pt" officeooo:rsid="05257271" style:font-size-asian="10.5pt"/>
    </style:style>
    <style:style style:name="T269" style:family="text">
      <style:text-properties style:font-name="Liberation Sans2" fo:font-size="11pt" officeooo:rsid="05293eb4" style:font-size-asian="10.5pt"/>
    </style:style>
    <style:style style:name="T270" style:family="text">
      <style:text-properties style:font-name="Liberation Sans2" fo:font-size="11pt" officeooo:rsid="052aee5a" style:font-size-asian="10.5pt"/>
    </style:style>
    <style:style style:name="T271" style:family="text">
      <style:text-properties style:font-name="Liberation Sans2" fo:font-size="11pt" officeooo:rsid="0530847c" style:font-size-asian="10.5pt"/>
    </style:style>
    <style:style style:name="T272" style:family="text">
      <style:text-properties style:font-name="Liberation Sans2" fo:font-size="11pt" officeooo:rsid="054ffd83" style:font-size-asian="10.5pt"/>
    </style:style>
    <style:style style:name="T273" style:family="text">
      <style:text-properties style:font-name="Liberation Sans2" fo:font-size="11pt" officeooo:rsid="05514ed5" style:font-size-asian="10.5pt"/>
    </style:style>
    <style:style style:name="T274" style:family="text">
      <style:text-properties style:font-name="Liberation Sans2" fo:font-size="11pt" officeooo:rsid="0552516b" style:font-size-asian="10.5pt"/>
    </style:style>
    <style:style style:name="T275" style:family="text">
      <style:text-properties style:font-name="Liberation Sans2" fo:font-size="11pt" officeooo:rsid="05563b6e" style:font-size-asian="10.5pt"/>
    </style:style>
    <style:style style:name="T276" style:family="text">
      <style:text-properties style:font-name="Liberation Sans2" fo:font-size="11pt" officeooo:rsid="05569060" style:font-size-asian="10.5pt"/>
    </style:style>
    <style:style style:name="T277" style:family="text">
      <style:text-properties style:font-name="Liberation Sans2" fo:font-size="11pt" officeooo:rsid="0559dc40" style:font-size-asian="10.5pt"/>
    </style:style>
    <style:style style:name="T278" style:family="text">
      <style:text-properties style:font-name="Liberation Sans2" fo:font-size="11pt" officeooo:rsid="055c1530" style:font-size-asian="10.5pt"/>
    </style:style>
    <style:style style:name="T279" style:family="text">
      <style:text-properties style:font-name="Liberation Sans2" fo:font-size="11pt" officeooo:rsid="055dad2d" style:font-size-asian="10.5pt"/>
    </style:style>
    <style:style style:name="T280" style:family="text">
      <style:text-properties style:font-name="Liberation Sans2" fo:font-size="11pt" officeooo:rsid="056d4be2" style:font-size-asian="10.5pt"/>
    </style:style>
    <style:style style:name="T281" style:family="text">
      <style:text-properties style:font-name="Liberation Sans2" fo:font-size="11pt" officeooo:rsid="057766e7" style:font-size-asian="10.5pt"/>
    </style:style>
    <style:style style:name="T282" style:family="text">
      <style:text-properties style:font-name="Liberation Sans2" fo:font-size="11pt" officeooo:rsid="059d4167" style:font-size-asian="10.5pt"/>
    </style:style>
    <style:style style:name="T283" style:family="text">
      <style:text-properties style:font-name="Liberation Sans2" fo:font-size="11pt" officeooo:rsid="059e4efe" style:font-size-asian="10.5pt"/>
    </style:style>
    <style:style style:name="T284" style:family="text">
      <style:text-properties style:font-name="Liberation Sans2" fo:font-size="11pt" officeooo:rsid="059f95d9" style:font-size-asian="10.5pt"/>
    </style:style>
    <style:style style:name="T285" style:family="text">
      <style:text-properties style:font-name="Liberation Sans2" fo:font-size="11pt" officeooo:rsid="05a1c8a1" style:font-size-asian="10.5pt"/>
    </style:style>
    <style:style style:name="T286" style:family="text">
      <style:text-properties style:font-name="Liberation Sans2" fo:font-size="11pt" officeooo:rsid="05a3a85f" style:font-size-asian="10.5pt"/>
    </style:style>
    <style:style style:name="T287" style:family="text">
      <style:text-properties style:font-name="Liberation Sans2" fo:font-size="11pt" officeooo:rsid="05a5a58d" style:font-size-asian="10.5pt"/>
    </style:style>
    <style:style style:name="T288" style:family="text">
      <style:text-properties style:font-name="Liberation Sans2" fo:font-size="11pt" officeooo:rsid="05a5c7af" style:font-size-asian="10.5pt"/>
    </style:style>
    <style:style style:name="T289" style:family="text">
      <style:text-properties style:font-name="Liberation Sans2" fo:font-size="11pt" officeooo:rsid="05aa6579" style:font-size-asian="10.5pt"/>
    </style:style>
    <style:style style:name="T290" style:family="text">
      <style:text-properties style:font-name="Liberation Sans2" fo:font-size="11pt" officeooo:rsid="05b56db1" style:font-size-asian="10.5pt"/>
    </style:style>
    <style:style style:name="T291" style:family="text">
      <style:text-properties style:font-name="Liberation Sans2" fo:font-size="11pt" officeooo:rsid="05b6aa0b" style:font-size-asian="10.5pt"/>
    </style:style>
    <style:style style:name="T292" style:family="text">
      <style:text-properties style:font-name="Liberation Sans2" fo:font-size="11pt" officeooo:rsid="05b98e97" style:font-size-asian="10.5pt"/>
    </style:style>
    <style:style style:name="T293" style:family="text">
      <style:text-properties style:font-name="Liberation Sans2" fo:font-size="11pt" officeooo:rsid="05c51cff" style:font-size-asian="10.5pt"/>
    </style:style>
    <style:style style:name="T294" style:family="text">
      <style:text-properties style:font-name="Liberation Sans2" fo:font-size="11pt" officeooo:rsid="022df692" style:font-size-asian="10.5pt"/>
    </style:style>
    <style:style style:name="T295" style:family="text">
      <style:text-properties style:font-name="Liberation Sans2" fo:font-size="11pt" officeooo:rsid="05c8bce5" style:font-size-asian="10.5pt"/>
    </style:style>
    <style:style style:name="T296" style:family="text">
      <style:text-properties style:font-name="Liberation Sans2" fo:font-size="11pt" officeooo:rsid="05d83055" style:font-size-asian="10.5pt"/>
    </style:style>
    <style:style style:name="T297" style:family="text">
      <style:text-properties style:font-name="Liberation Sans2" fo:font-size="11pt" officeooo:rsid="05da1c2e" style:font-size-asian="10.5pt"/>
    </style:style>
    <style:style style:name="T298" style:family="text">
      <style:text-properties style:font-name="Liberation Sans2" fo:font-size="11pt" officeooo:rsid="05e35871" style:font-size-asian="10.5pt"/>
    </style:style>
    <style:style style:name="T299" style:family="text">
      <style:text-properties style:font-name="Liberation Sans2" fo:font-size="11pt" officeooo:rsid="05e6508f" style:font-size-asian="10.5pt"/>
    </style:style>
    <style:style style:name="T300" style:family="text">
      <style:text-properties style:font-name="Liberation Sans2" fo:font-size="11pt" officeooo:rsid="05e98c6b" style:font-size-asian="10.5pt"/>
    </style:style>
    <style:style style:name="T301" style:family="text">
      <style:text-properties style:font-name="Liberation Sans2" fo:font-size="11pt" officeooo:rsid="0569451b" style:font-size-asian="10.5pt"/>
    </style:style>
    <style:style style:name="T302" style:family="text">
      <style:text-properties style:font-name="Liberation Sans2" fo:font-size="11pt" officeooo:rsid="05ed2e91" style:font-size-asian="10.5pt"/>
    </style:style>
    <style:style style:name="T303" style:family="text">
      <style:text-properties style:font-name="Liberation Sans2" fo:font-size="11pt" officeooo:rsid="05ed86ba" style:font-size-asian="10.5pt"/>
    </style:style>
    <style:style style:name="T304" style:family="text">
      <style:text-properties style:font-name="Liberation Sans2" fo:font-size="11pt" officeooo:rsid="05ff0e8d" style:font-size-asian="10.5pt"/>
    </style:style>
    <style:style style:name="T305" style:family="text">
      <style:text-properties style:font-name="Liberation Sans2" fo:font-size="11pt" officeooo:rsid="05ff8702" style:font-size-asian="10.5pt"/>
    </style:style>
    <style:style style:name="T306" style:family="text">
      <style:text-properties style:font-name="Liberation Sans2" fo:font-size="11pt" officeooo:rsid="060e05cb" style:font-size-asian="10.5pt"/>
    </style:style>
    <style:style style:name="T307" style:family="text">
      <style:text-properties style:font-name="Liberation Sans2" fo:font-size="11pt" officeooo:rsid="061c04aa" style:font-size-asian="10.5pt"/>
    </style:style>
    <style:style style:name="T308" style:family="text">
      <style:text-properties style:font-name="Liberation Sans2" fo:font-size="11pt" fo:font-style="italic" officeooo:rsid="031c783a" style:font-size-asian="10.5pt" style:font-style-asian="italic" style:font-style-complex="italic"/>
    </style:style>
    <style:style style:name="T309" style:family="text">
      <style:text-properties style:font-name="Liberation Sans2" fo:font-size="11pt" fo:font-style="italic" officeooo:rsid="031e29bc" style:font-size-asian="10.5pt" style:font-style-asian="italic" style:font-style-complex="italic"/>
    </style:style>
    <style:style style:name="T310" style:family="text">
      <style:text-properties fo:color="#18a303" style:font-name="Liberation Sans1" fo:font-size="14pt" fo:font-style="normal" fo:font-weight="bold" style:font-size-asian="10.5pt" style:font-style-asian="italic" style:font-weight-asian="normal" style:font-size-complex="14pt" style:font-style-complex="italic" style:font-weight-complex="normal"/>
    </style:style>
    <style:style style:name="T311" style:family="text">
      <style:text-properties fo:color="#18a303" style:font-name="Liberation Sans1" fo:font-size="14pt" fo:font-style="normal" fo:font-weight="bold" officeooo:rsid="027583ea" style:font-size-asian="10.5pt" style:font-style-asian="italic" style:font-weight-asian="normal" style:font-size-complex="14pt" style:font-style-complex="italic" style:font-weight-complex="normal"/>
    </style:style>
    <style:style style:name="T312" style:family="text">
      <style:text-properties fo:color="#18a303" style:font-name="Liberation Sans1" fo:font-size="14pt" fo:font-style="normal" fo:font-weight="bold" officeooo:rsid="028a02b2" style:font-size-asian="10.5pt" style:font-style-asian="italic" style:font-weight-asian="normal" style:font-size-complex="14pt" style:font-style-complex="italic" style:font-weight-complex="normal"/>
    </style:style>
    <style:style style:name="T313" style:family="text">
      <style:text-properties fo:color="#18a303" style:font-name="Liberation Sans1" fo:font-size="14pt" fo:font-style="normal" fo:font-weight="bold" officeooo:rsid="02a0e308" style:font-size-asian="10.5pt" style:font-style-asian="italic" style:font-weight-asian="normal" style:font-size-complex="14pt" style:font-style-complex="italic" style:font-weight-complex="normal"/>
    </style:style>
    <style:style style:name="T314" style:family="text">
      <style:text-properties fo:color="#18a303" style:font-name="Liberation Sans1" fo:font-size="14pt" fo:font-style="normal" fo:font-weight="bold" officeooo:rsid="02bdc8be" style:font-size-asian="10.5pt" style:font-style-asian="italic" style:font-weight-asian="normal" style:font-size-complex="14pt" style:font-style-complex="italic" style:font-weight-complex="normal"/>
    </style:style>
    <style:style style:name="T315" style:family="text">
      <style:text-properties fo:color="#18a303" style:font-name="Liberation Sans1" fo:font-size="14pt" fo:font-style="normal" fo:font-weight="bold" officeooo:rsid="02baf841" style:font-size-asian="10.5pt" style:font-style-asian="italic" style:font-weight-asian="normal" style:font-size-complex="14pt" style:font-style-complex="italic" style:font-weight-complex="normal"/>
    </style:style>
    <style:style style:name="T316" style:family="text">
      <style:text-properties fo:color="#18a303" style:font-name="Liberation Sans1" fo:font-size="14pt" fo:font-style="normal" fo:font-weight="bold" officeooo:rsid="01d04982" style:font-size-asian="10.5pt" style:font-style-asian="italic" style:font-weight-asian="normal" style:font-size-complex="14pt" style:font-style-complex="italic" style:font-weight-complex="normal"/>
    </style:style>
    <style:style style:name="T317" style:family="text">
      <style:text-properties fo:color="#18a303" style:font-name="Liberation Sans1" fo:font-size="14pt" fo:font-style="normal" fo:font-weight="bold" officeooo:rsid="0580b831" style:font-size-asian="10.5pt" style:font-style-asian="italic" style:font-weight-asian="normal" style:font-size-complex="14pt" style:font-style-complex="italic" style:font-weight-complex="normal"/>
    </style:style>
    <style:style style:name="T318" style:family="text">
      <style:text-properties fo:color="#18a303" style:font-name="Liberation Sans1" fo:font-size="14pt" fo:font-style="normal" fo:font-weight="bold" officeooo:rsid="04e75cb5" style:font-size-asian="10.5pt" style:font-style-asian="italic" style:font-weight-asian="normal" style:font-size-complex="14pt" style:font-style-complex="italic" style:font-weight-complex="normal"/>
    </style:style>
    <style:style style:name="T319" style:family="text">
      <style:text-properties fo:color="#18a303" style:font-name="Liberation Sans1" fo:font-size="14pt" fo:font-style="normal" fo:font-weight="bold" officeooo:rsid="06139fb6" style:font-size-asian="10.5pt" style:font-style-asian="italic" style:font-weight-asian="normal" style:font-size-complex="14pt" style:font-style-complex="italic" style:font-weight-complex="normal"/>
    </style:style>
    <style:style style:name="T320" style:family="text">
      <style:text-properties text:display="none"/>
    </style:style>
    <style:style style:name="T321" style:family="text">
      <style:text-properties fo:font-size="11pt" officeooo:rsid="01d227db" style:font-size-asian="10.5pt"/>
    </style:style>
    <style:style style:name="T322" style:family="text">
      <style:text-properties fo:font-size="11pt" officeooo:rsid="01d5d101" style:font-size-asian="10.5pt"/>
    </style:style>
    <style:style style:name="T323" style:family="text">
      <style:text-properties fo:font-size="11pt" officeooo:rsid="02a13f5d" style:font-size-asian="10.5pt"/>
    </style:style>
    <style:style style:name="T324" style:family="text">
      <style:text-properties fo:font-size="11pt" officeooo:rsid="02a47a66" style:font-size-asian="10.5pt"/>
    </style:style>
    <style:style style:name="T325" style:family="text">
      <style:text-properties fo:font-size="11pt" officeooo:rsid="02c477aa" style:font-size-asian="10.5pt"/>
    </style:style>
    <style:style style:name="T326" style:family="text">
      <style:text-properties fo:font-size="11pt" officeooo:rsid="03f5bda1" style:font-size-asian="10.5pt"/>
    </style:style>
    <style:style style:name="T327" style:family="text">
      <style:text-properties fo:font-size="11pt" officeooo:rsid="01c8c86e"/>
    </style:style>
    <style:style style:name="T328" style:family="text">
      <style:text-properties fo:font-size="11pt" officeooo:rsid="01cb4abf"/>
    </style:style>
    <style:style style:name="T329" style:family="text">
      <style:text-properties fo:font-size="11pt" officeooo:rsid="01ae0da2"/>
    </style:style>
    <style:style style:name="T330"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31" style:family="text">
      <style:text-properties fo:font-size="11pt" officeooo:rsid="020dfae9"/>
    </style:style>
    <style:style style:name="T332" style:family="text">
      <style:text-properties fo:font-size="11pt" officeooo:rsid="03acd5c6"/>
    </style:style>
    <style:style style:name="T333" style:family="text">
      <style:text-properties fo:font-size="11pt" officeooo:rsid="03af95af"/>
    </style:style>
    <style:style style:name="T334" style:family="text">
      <style:text-properties fo:font-size="11pt" officeooo:rsid="04f146b5"/>
    </style:style>
    <style:style style:name="T335" style:family="text">
      <style:text-properties fo:font-size="11pt" officeooo:rsid="04f3c887"/>
    </style:style>
    <style:style style:name="T336" style:family="text">
      <style:text-properties fo:font-size="11pt" officeooo:rsid="0530847c"/>
    </style:style>
    <style:style style:name="T337" style:family="text">
      <style:text-properties fo:font-size="11pt" officeooo:rsid="05569060"/>
    </style:style>
    <style:style style:name="T338" style:family="text">
      <style:text-properties fo:font-size="11pt" officeooo:rsid="0559dc40"/>
    </style:style>
    <style:style style:name="T339" style:family="text">
      <style:text-properties fo:font-size="11pt" officeooo:rsid="055c1530"/>
    </style:style>
    <style:style style:name="T340" style:family="text">
      <style:text-properties fo:font-size="11pt" officeooo:rsid="05e6508f"/>
    </style:style>
    <style:style style:name="T341" style:family="text">
      <style:text-properties fo:font-size="11pt" officeooo:rsid="05ed2e91"/>
    </style:style>
    <style:style style:name="T342" style:family="text">
      <style:text-properties fo:font-size="11pt" officeooo:rsid="061c04aa"/>
    </style:style>
    <style:style style:name="T343" style:family="text">
      <style:text-properties officeooo:rsid="01af603e"/>
    </style:style>
    <style:style style:name="T344" style:family="text">
      <style:text-properties officeooo:rsid="01b2f2c6"/>
    </style:style>
    <style:style style:name="T345" style:family="text">
      <style:text-properties officeooo:rsid="01b4483f"/>
    </style:style>
    <style:style style:name="T346" style:family="text">
      <style:text-properties officeooo:rsid="01b4b84f"/>
    </style:style>
    <style:style style:name="T347" style:family="text">
      <style:text-properties officeooo:rsid="01c08a3d"/>
    </style:style>
    <style:style style:name="T348" style:family="text">
      <style:text-properties officeooo:rsid="01cb4abf"/>
    </style:style>
    <style:style style:name="T349" style:family="text">
      <style:text-properties officeooo:rsid="01c3d18f"/>
    </style:style>
    <style:style style:name="T350" style:family="text">
      <style:text-properties style:font-name="Liberation Sans1" fo:font-size="11pt" fo:font-weight="bold" officeooo:rsid="01cb4abf" style:font-size-asian="10.5pt" style:font-weight-asian="bold" style:font-weight-complex="bold"/>
    </style:style>
    <style:style style:name="T351" style:family="text">
      <style:text-properties style:font-name="Liberation Sans1" fo:font-size="11pt" fo:font-weight="bold" officeooo:rsid="03acd5c6" style:font-size-asian="10.5pt" style:font-weight-asian="bold" style:font-weight-complex="bold"/>
    </style:style>
    <style:style style:name="T352" style:family="text">
      <style:text-properties style:font-name="Liberation Sans1" fo:font-size="11pt" fo:font-weight="bold" officeooo:rsid="0479cdad" style:font-size-asian="10.5pt" style:font-weight-asian="bold" style:font-weight-complex="bold"/>
    </style:style>
    <style:style style:name="T353" style:family="text">
      <style:text-properties style:font-name="Liberation Sans1" fo:font-size="11pt" fo:font-weight="bold" officeooo:rsid="04f08a26" style:font-size-asian="10.5pt" style:font-weight-asian="bold" style:font-weight-complex="bold"/>
    </style:style>
    <style:style style:name="T354" style:family="text">
      <style:text-properties style:font-name="Liberation Sans1" fo:font-size="11pt" fo:font-weight="bold" officeooo:rsid="04f146b5" style:font-size-asian="10.5pt" style:font-weight-asian="bold" style:font-weight-complex="bold"/>
    </style:style>
    <style:style style:name="T355" style:family="text">
      <style:text-properties style:font-name="Liberation Sans1" fo:font-size="11pt" fo:font-weight="bold" officeooo:rsid="05a9fc50" style:font-size-asian="10.5pt" style:font-weight-asian="bold" style:font-weight-complex="bold"/>
    </style:style>
    <style:style style:name="T356" style:family="text">
      <style:text-properties officeooo:rsid="01c7dfb2"/>
    </style:style>
    <style:style style:name="T357" style:family="text">
      <style:text-properties officeooo:rsid="01c8c86e"/>
    </style:style>
    <style:style style:name="T358" style:family="text">
      <style:text-properties officeooo:rsid="01cde89f"/>
    </style:style>
    <style:style style:name="T359" style:family="text">
      <style:text-properties officeooo:rsid="01dbd551"/>
    </style:style>
    <style:style style:name="T360" style:family="text">
      <style:text-properties officeooo:rsid="01d0ad7d"/>
    </style:style>
    <style:style style:name="T361" style:family="text">
      <style:text-properties officeooo:rsid="01da1bea"/>
    </style:style>
    <style:style style:name="T362" style:family="text">
      <style:text-properties officeooo:rsid="01de9875"/>
    </style:style>
    <style:style style:name="T363" style:family="text">
      <style:text-properties officeooo:rsid="01e058da"/>
    </style:style>
    <style:style style:name="T364" style:family="text">
      <style:text-properties officeooo:rsid="01e536fe"/>
    </style:style>
    <style:style style:name="T365" style:family="text">
      <style:text-properties officeooo:rsid="01ae0da2"/>
    </style:style>
    <style:style style:name="T366" style:family="text">
      <style:text-properties officeooo:rsid="01c2da52"/>
    </style:style>
    <style:style style:name="T367" style:family="text">
      <style:text-properties officeooo:rsid="01c4c400"/>
    </style:style>
    <style:style style:name="T368" style:family="text">
      <style:text-properties officeooo:rsid="01c6d99b"/>
    </style:style>
    <style:style style:name="T369" style:family="text">
      <style:text-properties officeooo:rsid="01cb1def"/>
    </style:style>
    <style:style style:name="T370" style:family="text">
      <style:text-properties officeooo:rsid="01d227db"/>
    </style:style>
    <style:style style:name="T371" style:family="text">
      <style:text-properties officeooo:rsid="01d2f5ec"/>
    </style:style>
    <style:style style:name="T372" style:family="text">
      <style:text-properties officeooo:rsid="01d5d101"/>
    </style:style>
    <style:style style:name="T373" style:family="text">
      <style:text-properties officeooo:rsid="01d77e39"/>
    </style:style>
    <style:style style:name="T374" style:family="text">
      <style:text-properties officeooo:rsid="01d8958c"/>
    </style:style>
    <style:style style:name="T375" style:family="text">
      <style:text-properties officeooo:rsid="01d92cd1"/>
    </style:style>
    <style:style style:name="T376" style:family="text">
      <style:text-properties style:font-name="Liberation Sans4" fo:font-size="11pt" fo:font-style="italic" officeooo:rsid="01d92cd1" style:font-size-asian="10.5pt" style:font-style-asian="italic" style:font-weight-asian="normal" style:font-size-complex="12pt" style:font-style-complex="italic" style:font-weight-complex="normal"/>
    </style:style>
    <style:style style:name="T377" style:family="text">
      <style:text-properties style:font-name="Liberation Sans4" fo:font-size="11pt" fo:font-style="italic" officeooo:rsid="0231047c" style:font-size-asian="10.5pt" style:font-style-asian="italic" style:font-weight-asian="normal" style:font-size-complex="12pt" style:font-style-complex="italic" style:font-weight-complex="normal"/>
    </style:style>
    <style:style style:name="T378" style:family="text">
      <style:text-properties style:font-name="Liberation Sans4" fo:font-size="11pt" fo:font-style="italic" officeooo:rsid="027abc7b" style:font-size-asian="10.5pt" style:font-style-asian="italic" style:font-weight-asian="normal" style:font-size-complex="12pt" style:font-style-complex="italic" style:font-weight-complex="normal"/>
    </style:style>
    <style:style style:name="T379" style:family="text">
      <style:text-properties style:font-name="Liberation Sans4" fo:font-size="11pt" fo:font-style="italic" officeooo:rsid="027e7c5f" style:font-size-asian="10.5pt" style:font-style-asian="italic" style:font-weight-asian="normal" style:font-size-complex="12pt" style:font-style-complex="italic" style:font-weight-complex="normal"/>
    </style:style>
    <style:style style:name="T380" style:family="text">
      <style:text-properties style:font-name="Liberation Sans4" fo:font-size="11pt" fo:font-style="italic" officeooo:rsid="028415c8" style:font-size-asian="10.5pt" style:font-style-asian="italic" style:font-weight-asian="normal" style:font-size-complex="12pt" style:font-style-complex="italic" style:font-weight-complex="normal"/>
    </style:style>
    <style:style style:name="T381" style:family="text">
      <style:text-properties style:font-name="Liberation Sans4" fo:font-size="11pt" fo:font-style="italic" officeooo:rsid="0286b062" style:font-size-asian="10.5pt" style:font-style-asian="italic" style:font-weight-asian="normal" style:font-size-complex="12pt" style:font-style-complex="italic" style:font-weight-complex="normal"/>
    </style:style>
    <style:style style:name="T382" style:family="text">
      <style:text-properties style:font-name="Liberation Sans4" fo:font-size="11pt" fo:font-style="italic" officeooo:rsid="02abb61c" style:font-size-asian="10.5pt" style:font-style-asian="italic" style:font-weight-asian="normal" style:font-size-complex="12pt" style:font-style-complex="italic" style:font-weight-complex="normal"/>
    </style:style>
    <style:style style:name="T383" style:family="text">
      <style:text-properties style:font-name="Liberation Sans4" fo:font-size="11pt" fo:font-style="italic" officeooo:rsid="02af396a" style:font-size-asian="10.5pt" style:font-style-asian="italic" style:font-weight-asian="normal" style:font-size-complex="12pt" style:font-style-complex="italic" style:font-weight-complex="normal"/>
    </style:style>
    <style:style style:name="T384" style:family="text">
      <style:text-properties style:font-name="Liberation Sans4" fo:font-size="11pt" fo:font-style="italic" officeooo:rsid="02b2ded1" style:font-size-asian="10.5pt" style:font-style-asian="italic" style:font-weight-asian="normal" style:font-size-complex="12pt" style:font-style-complex="italic" style:font-weight-complex="normal"/>
    </style:style>
    <style:style style:name="T385" style:family="text">
      <style:text-properties style:font-name="Liberation Sans4" fo:font-size="11pt" fo:font-style="italic" officeooo:rsid="0450d24b" style:font-size-asian="10.5pt" style:font-style-asian="italic" style:font-weight-asian="normal" style:font-size-complex="12pt" style:font-style-complex="italic" style:font-weight-complex="normal"/>
    </style:style>
    <style:style style:name="T386" style:family="text">
      <style:text-properties style:font-name="Liberation Sans4" fo:font-size="11pt" fo:font-style="italic" officeooo:rsid="04882546" style:font-size-asian="10.5pt" style:font-style-asian="italic" style:font-weight-asian="normal" style:font-size-complex="12pt" style:font-style-complex="italic" style:font-weight-complex="normal"/>
    </style:style>
    <style:style style:name="T387" style:family="text">
      <style:text-properties style:font-name="Liberation Sans4" fo:font-size="11pt" fo:font-style="italic" officeooo:rsid="048f667e" style:font-size-asian="10.5pt" style:font-style-asian="italic" style:font-weight-asian="normal" style:font-size-complex="12pt" style:font-style-complex="italic" style:font-weight-complex="normal"/>
    </style:style>
    <style:style style:name="T388" style:family="text">
      <style:text-properties style:font-name="Liberation Sans4" fo:font-size="11pt" fo:font-style="italic" officeooo:rsid="05c32b08" style:font-size-asian="10.5pt" style:font-style-asian="italic" style:font-weight-asian="normal" style:font-size-complex="12pt" style:font-style-complex="italic" style:font-weight-complex="normal"/>
    </style:style>
    <style:style style:name="T389" style:family="text">
      <style:text-properties officeooo:rsid="01e143ba"/>
    </style:style>
    <style:style style:name="T390" style:family="text">
      <style:text-properties officeooo:rsid="01e1d602"/>
    </style:style>
    <style:style style:name="T391" style:family="text">
      <style:text-properties officeooo:rsid="01e2ccfc"/>
    </style:style>
    <style:style style:name="T392" style:family="text">
      <style:text-properties officeooo:rsid="01e66602"/>
    </style:style>
    <style:style style:name="T393" style:family="text">
      <style:text-properties officeooo:rsid="01e70852"/>
    </style:style>
    <style:style style:name="T394" style:family="text">
      <style:text-properties officeooo:rsid="01fc59d9"/>
    </style:style>
    <style:style style:name="T395" style:family="text">
      <style:text-properties officeooo:rsid="01fe3787"/>
    </style:style>
    <style:style style:name="T396" style:family="text">
      <style:text-properties officeooo:rsid="01fec13a"/>
    </style:style>
    <style:style style:name="T397" style:family="text">
      <style:text-properties officeooo:rsid="020b3634"/>
    </style:style>
    <style:style style:name="T398" style:family="text">
      <style:text-properties officeooo:rsid="020db81e"/>
    </style:style>
    <style:style style:name="T399" style:family="text">
      <style:text-properties officeooo:rsid="021d0f4a"/>
    </style:style>
    <style:style style:name="T400" style:family="text">
      <style:text-properties officeooo:rsid="021dba5c"/>
    </style:style>
    <style:style style:name="T401" style:family="text">
      <style:text-properties officeooo:rsid="021f7c99"/>
    </style:style>
    <style:style style:name="T402" style:family="text">
      <style:text-properties officeooo:rsid="021f800c"/>
    </style:style>
    <style:style style:name="T403" style:family="text">
      <style:text-properties officeooo:rsid="0222cea9"/>
    </style:style>
    <style:style style:name="T404" style:family="text">
      <style:text-properties officeooo:rsid="0222f475"/>
    </style:style>
    <style:style style:name="T405" style:family="text">
      <style:text-properties officeooo:rsid="02243416"/>
    </style:style>
    <style:style style:name="T406" style:family="text">
      <style:text-properties officeooo:rsid="02282575"/>
    </style:style>
    <style:style style:name="T407" style:family="text">
      <style:text-properties officeooo:rsid="022a1775"/>
    </style:style>
    <style:style style:name="T408" style:family="text">
      <style:text-properties officeooo:rsid="022a62a8"/>
    </style:style>
    <style:style style:name="T409" style:family="text">
      <style:text-properties officeooo:rsid="022b3d81"/>
    </style:style>
    <style:style style:name="T410" style:family="text">
      <style:text-properties officeooo:rsid="025af728"/>
    </style:style>
    <style:style style:name="T411" style:family="text">
      <style:text-properties officeooo:rsid="0261f5ed"/>
    </style:style>
    <style:style style:name="T412" style:family="text">
      <style:text-properties officeooo:rsid="026e89be"/>
    </style:style>
    <style:style style:name="T413" style:family="text">
      <style:text-properties officeooo:rsid="026e92aa"/>
    </style:style>
    <style:style style:name="T414" style:family="text">
      <style:text-properties officeooo:rsid="026f0f23"/>
    </style:style>
    <style:style style:name="T415" style:family="text">
      <style:text-properties officeooo:rsid="027161d7"/>
    </style:style>
    <style:style style:name="T416" style:family="text">
      <style:text-properties style:use-window-font-color="true" fo:language="zxx" fo:country="none" fo:font-weight="normal" officeooo:rsid="027161d7" style:letter-kerning="true" fo:background-color="transparent" loext:char-shading-value="0" style:font-weight-asian="normal"/>
    </style:style>
    <style:style style:name="T417" style:family="text">
      <style:text-properties officeooo:rsid="0273b24b"/>
    </style:style>
    <style:style style:name="T418" style:family="text">
      <style:text-properties officeooo:rsid="02776cd4"/>
    </style:style>
    <style:style style:name="T419" style:family="text">
      <style:text-properties officeooo:rsid="027abc7b"/>
    </style:style>
    <style:style style:name="T420" style:family="text">
      <style:text-properties officeooo:rsid="027e7c5f"/>
    </style:style>
    <style:style style:name="T421" style:family="text">
      <style:text-properties officeooo:rsid="0289087b"/>
    </style:style>
    <style:style style:name="T422" style:family="text">
      <style:text-properties officeooo:rsid="02920e60"/>
    </style:style>
    <style:style style:name="T423" style:family="text">
      <style:text-properties officeooo:rsid="0295775f"/>
    </style:style>
    <style:style style:name="T424" style:family="text">
      <style:text-properties officeooo:rsid="02962d07"/>
    </style:style>
    <style:style style:name="T425" style:family="text">
      <style:text-properties officeooo:rsid="0299250f"/>
    </style:style>
    <style:style style:name="T426" style:family="text">
      <style:text-properties officeooo:rsid="029f6ceb"/>
    </style:style>
    <style:style style:name="T427" style:family="text">
      <style:text-properties officeooo:rsid="02a13f5d"/>
    </style:style>
    <style:style style:name="T428" style:family="text">
      <style:text-properties officeooo:rsid="02a47a66"/>
    </style:style>
    <style:style style:name="T429" style:family="text">
      <style:text-properties officeooo:rsid="02a930e7"/>
    </style:style>
    <style:style style:name="T430" style:family="text">
      <style:text-properties officeooo:rsid="02aa1cd2"/>
    </style:style>
    <style:style style:name="T431" style:family="text">
      <style:text-properties officeooo:rsid="02abb61c"/>
    </style:style>
    <style:style style:name="T432" style:family="text">
      <style:text-properties officeooo:rsid="02b76a8a"/>
    </style:style>
    <style:style style:name="T433" style:family="text">
      <style:text-properties officeooo:rsid="02b86166"/>
    </style:style>
    <style:style style:name="T434" style:family="text">
      <style:text-properties officeooo:rsid="02c3c48e"/>
    </style:style>
    <style:style style:name="T435" style:family="text">
      <style:text-properties officeooo:rsid="02c477aa"/>
    </style:style>
    <style:style style:name="T436" style:family="text">
      <style:text-properties officeooo:rsid="02c62397"/>
    </style:style>
    <style:style style:name="T437" style:family="text">
      <style:text-properties officeooo:rsid="0313aa3a"/>
    </style:style>
    <style:style style:name="T438" style:family="text">
      <style:text-properties officeooo:rsid="031b771f"/>
    </style:style>
    <style:style style:name="T439" style:family="text">
      <style:text-properties officeooo:rsid="03207c64"/>
    </style:style>
    <style:style style:name="T440" style:family="text">
      <style:text-properties officeooo:rsid="03242f81"/>
    </style:style>
    <style:style style:name="T441" style:family="text">
      <style:text-properties officeooo:rsid="032547bd"/>
    </style:style>
    <style:style style:name="T442" style:family="text">
      <style:text-properties officeooo:rsid="032db584"/>
    </style:style>
    <style:style style:name="T443" style:family="text">
      <style:text-properties officeooo:rsid="033013fa"/>
    </style:style>
    <style:style style:name="T444" style:family="text">
      <style:text-properties officeooo:rsid="0330c998"/>
    </style:style>
    <style:style style:name="T445" style:family="text">
      <style:text-properties officeooo:rsid="0338cd5e"/>
    </style:style>
    <style:style style:name="T446" style:family="text">
      <style:text-properties officeooo:rsid="033aff16"/>
    </style:style>
    <style:style style:name="T447" style:family="text">
      <style:text-properties officeooo:rsid="034445ac"/>
    </style:style>
    <style:style style:name="T448" style:family="text">
      <style:text-properties officeooo:rsid="034e5449"/>
    </style:style>
    <style:style style:name="T449" style:family="text">
      <style:text-properties officeooo:rsid="03502d20"/>
    </style:style>
    <style:style style:name="T450" style:family="text">
      <style:text-properties officeooo:rsid="03517e20"/>
    </style:style>
    <style:style style:name="T451" style:family="text">
      <style:text-properties officeooo:rsid="031fa30e"/>
    </style:style>
    <style:style style:name="T452" style:family="text">
      <style:text-properties officeooo:rsid="03710665"/>
    </style:style>
    <style:style style:name="T453" style:family="text">
      <style:text-properties officeooo:rsid="03781dfe"/>
    </style:style>
    <style:style style:name="T454" style:family="text">
      <style:text-properties officeooo:rsid="0339adda"/>
    </style:style>
    <style:style style:name="T455" style:family="text">
      <style:text-properties officeooo:rsid="037f3ce7"/>
    </style:style>
    <style:style style:name="T456" style:family="text">
      <style:text-properties officeooo:rsid="038369b6"/>
    </style:style>
    <style:style style:name="T457" style:family="text">
      <style:text-properties officeooo:rsid="0383f3aa"/>
    </style:style>
    <style:style style:name="T458" style:family="text">
      <style:text-properties officeooo:rsid="038d11b5"/>
    </style:style>
    <style:style style:name="T459" style:family="text">
      <style:text-properties officeooo:rsid="039c2804"/>
    </style:style>
    <style:style style:name="T460" style:family="text">
      <style:text-properties officeooo:rsid="03bfc0bb"/>
    </style:style>
    <style:style style:name="T461" style:family="text">
      <style:text-properties officeooo:rsid="03c1ca50"/>
    </style:style>
    <style:style style:name="T462" style:family="text">
      <style:text-properties officeooo:rsid="03c5cfc6"/>
    </style:style>
    <style:style style:name="T463" style:family="text">
      <style:text-properties officeooo:rsid="03d0b563"/>
    </style:style>
    <style:style style:name="T464" style:family="text">
      <style:text-properties officeooo:rsid="01c5ff02"/>
    </style:style>
    <style:style style:name="T465" style:family="text">
      <style:text-properties officeooo:rsid="03d85a3e"/>
    </style:style>
    <style:style style:name="T466" style:family="text">
      <style:text-properties officeooo:rsid="03db438e"/>
    </style:style>
    <style:style style:name="T467" style:family="text">
      <style:text-properties officeooo:rsid="03dd6401"/>
    </style:style>
    <style:style style:name="T468" style:family="text">
      <style:text-properties officeooo:rsid="03e9e1cc"/>
    </style:style>
    <style:style style:name="T469" style:family="text">
      <style:text-properties officeooo:rsid="040ecd23"/>
    </style:style>
    <style:style style:name="T470" style:family="text">
      <style:text-properties officeooo:rsid="0411f64c"/>
    </style:style>
    <style:style style:name="T471" style:family="text">
      <style:text-properties officeooo:rsid="043420e9"/>
    </style:style>
    <style:style style:name="T472" style:family="text">
      <style:text-properties officeooo:rsid="04468816"/>
    </style:style>
    <style:style style:name="T473" style:family="text">
      <style:text-properties officeooo:rsid="04488cca"/>
    </style:style>
    <style:style style:name="T474" style:family="text">
      <style:text-properties officeooo:rsid="044a904e"/>
    </style:style>
    <style:style style:name="T475" style:family="text">
      <style:text-properties officeooo:rsid="044fad8d"/>
    </style:style>
    <style:style style:name="T476" style:family="text">
      <style:text-properties officeooo:rsid="02b2ded1"/>
    </style:style>
    <style:style style:name="T477" style:family="text">
      <style:text-properties officeooo:rsid="02b123ef"/>
    </style:style>
    <style:style style:name="T478" style:family="text">
      <style:text-properties officeooo:rsid="04567fe3"/>
    </style:style>
    <style:style style:name="T479" style:family="text">
      <style:text-properties officeooo:rsid="045ae135"/>
    </style:style>
    <style:style style:name="T480" style:family="text">
      <style:text-properties officeooo:rsid="045edec3"/>
    </style:style>
    <style:style style:name="T481" style:family="text">
      <style:text-properties officeooo:rsid="0463d344"/>
    </style:style>
    <style:style style:name="T482" style:family="text">
      <style:text-properties officeooo:rsid="0469ee54"/>
    </style:style>
    <style:style style:name="T483" style:family="text">
      <style:text-properties officeooo:rsid="047eb58b"/>
    </style:style>
    <style:style style:name="T484" style:family="text">
      <style:text-properties officeooo:rsid="04869f43"/>
    </style:style>
    <style:style style:name="T485" style:family="text">
      <style:text-properties officeooo:rsid="04882546"/>
    </style:style>
    <style:style style:name="T486" style:family="text">
      <style:text-properties officeooo:rsid="048f667e"/>
    </style:style>
    <style:style style:name="T487" style:family="text">
      <style:text-properties officeooo:rsid="04c626c8"/>
    </style:style>
    <style:style style:name="T488" style:family="text">
      <style:text-properties officeooo:rsid="04ccc25e"/>
    </style:style>
    <style:style style:name="T489" style:family="text">
      <style:text-properties officeooo:rsid="04e75cb5"/>
    </style:style>
    <style:style style:name="T490" style:family="text">
      <style:text-properties officeooo:rsid="04f08a26"/>
    </style:style>
    <style:style style:name="T491" style:family="text">
      <style:text-properties officeooo:rsid="04f978a8"/>
    </style:style>
    <style:style style:name="T492" style:family="text">
      <style:text-properties officeooo:rsid="0501916a"/>
    </style:style>
    <style:style style:name="T493" style:family="text">
      <style:text-properties officeooo:rsid="05049975"/>
    </style:style>
    <style:style style:name="T494" style:family="text">
      <style:text-properties officeooo:rsid="0506049d"/>
    </style:style>
    <style:style style:name="T495" style:family="text">
      <style:text-properties officeooo:rsid="0506c497"/>
    </style:style>
    <style:style style:name="T496" style:family="text">
      <style:text-properties officeooo:rsid="0509013f"/>
    </style:style>
    <style:style style:name="T497" style:family="text">
      <style:text-properties officeooo:rsid="05096154"/>
    </style:style>
    <style:style style:name="T498" style:family="text">
      <style:text-properties officeooo:rsid="050f13a5"/>
    </style:style>
    <style:style style:name="T499" style:family="text">
      <style:text-properties officeooo:rsid="051e3ec2"/>
    </style:style>
    <style:style style:name="T500" style:family="text">
      <style:text-properties officeooo:rsid="05257271"/>
    </style:style>
    <style:style style:name="T501" style:family="text">
      <style:text-properties officeooo:rsid="0527cc14"/>
    </style:style>
    <style:style style:name="T502" style:family="text">
      <style:text-properties officeooo:rsid="05293eb4"/>
    </style:style>
    <style:style style:name="T503" style:family="text">
      <style:text-properties officeooo:rsid="052a6914"/>
    </style:style>
    <style:style style:name="T504" style:family="text">
      <style:text-properties officeooo:rsid="052aee5a"/>
    </style:style>
    <style:style style:name="T505" style:family="text">
      <style:text-properties officeooo:rsid="0530847c"/>
    </style:style>
    <style:style style:name="T506" style:family="text">
      <style:text-properties officeooo:rsid="053aaa34"/>
    </style:style>
    <style:style style:name="T507" style:family="text">
      <style:text-properties officeooo:rsid="054187af"/>
    </style:style>
    <style:style style:name="T508" style:family="text">
      <style:text-properties officeooo:rsid="0544f31b"/>
    </style:style>
    <style:style style:name="T509" style:family="text">
      <style:text-properties officeooo:rsid="05452271"/>
    </style:style>
    <style:style style:name="T510" style:family="text">
      <style:text-properties officeooo:rsid="054f8b18"/>
    </style:style>
    <style:style style:name="T511" style:family="text">
      <style:text-properties officeooo:rsid="054ffd83"/>
    </style:style>
    <style:style style:name="T512" style:family="text">
      <style:text-properties officeooo:rsid="05529e49"/>
    </style:style>
    <style:style style:name="T513" style:family="text">
      <style:text-properties officeooo:rsid="05563b6e"/>
    </style:style>
    <style:style style:name="T514" style:family="text">
      <style:text-properties officeooo:rsid="05569060"/>
    </style:style>
    <style:style style:name="T515" style:family="text">
      <style:text-properties officeooo:rsid="0559dc40"/>
    </style:style>
    <style:style style:name="T516" style:family="text">
      <style:text-properties officeooo:rsid="055c1530"/>
    </style:style>
    <style:style style:name="T517" style:family="text">
      <style:text-properties officeooo:rsid="0567bd25"/>
    </style:style>
    <style:style style:name="T518" style:family="text">
      <style:text-properties officeooo:rsid="05b252a4"/>
    </style:style>
    <style:style style:name="T519" style:family="text">
      <style:text-properties officeooo:rsid="05b56db1"/>
    </style:style>
    <style:style style:name="T520" style:family="text">
      <style:text-properties officeooo:rsid="05bc7c36"/>
    </style:style>
    <style:style style:name="T521" style:family="text">
      <style:text-properties officeooo:rsid="05bd5cca"/>
    </style:style>
    <style:style style:name="T522" style:family="text">
      <style:text-properties officeooo:rsid="05c32b08"/>
    </style:style>
    <style:style style:name="T523" style:family="text">
      <style:text-properties officeooo:rsid="05c7cd78"/>
    </style:style>
    <style:style style:name="T524" style:family="text">
      <style:text-properties officeooo:rsid="05c92f0d"/>
    </style:style>
    <style:style style:name="T525" style:family="text">
      <style:text-properties officeooo:rsid="05ca23ed"/>
    </style:style>
    <style:style style:name="T526" style:family="text">
      <style:text-properties officeooo:rsid="05cbacf4"/>
    </style:style>
    <style:style style:name="T527" style:family="text">
      <style:text-properties officeooo:rsid="05cbafb9"/>
    </style:style>
    <style:style style:name="T528" style:family="text">
      <style:text-properties officeooo:rsid="05ccc1cb"/>
    </style:style>
    <style:style style:name="T529" style:family="text">
      <style:text-properties officeooo:rsid="05ce7fe6"/>
    </style:style>
    <style:style style:name="T530" style:family="text">
      <style:text-properties officeooo:rsid="05d143af"/>
    </style:style>
    <style:style style:name="T531" style:family="text">
      <style:text-properties officeooo:rsid="05d2ae20"/>
    </style:style>
    <style:style style:name="T532" style:family="text">
      <style:text-properties officeooo:rsid="05d4d4a9"/>
    </style:style>
    <style:style style:name="T533" style:family="text">
      <style:text-properties officeooo:rsid="05da1c2e"/>
    </style:style>
    <style:style style:name="T534" style:family="text">
      <style:text-properties officeooo:rsid="05e192f2"/>
    </style:style>
    <style:style style:name="T535" style:family="text">
      <style:text-properties officeooo:rsid="05e35871"/>
    </style:style>
    <style:style style:name="T536" style:family="text">
      <style:text-properties officeooo:rsid="05e62087"/>
    </style:style>
    <style:style style:name="T537" style:family="text">
      <style:text-properties officeooo:rsid="05e6508f"/>
    </style:style>
    <style:style style:name="T538" style:family="text">
      <style:text-properties officeooo:rsid="05e7f16d"/>
    </style:style>
    <style:style style:name="T539" style:family="text">
      <style:text-properties officeooo:rsid="05ea24fb"/>
    </style:style>
    <style:style style:name="T540" style:family="text">
      <style:text-properties officeooo:rsid="05ec3314"/>
    </style:style>
    <style:style style:name="T541" style:family="text">
      <style:text-properties officeooo:rsid="05ed2e91"/>
    </style:style>
    <style:style style:name="T542" style:family="text">
      <style:text-properties officeooo:rsid="05fd145c"/>
    </style:style>
    <style:style style:name="T543" style:family="text">
      <style:text-properties officeooo:rsid="05ff0e8d"/>
    </style:style>
    <style:style style:name="T544" style:family="text">
      <style:text-properties officeooo:rsid="0601a8d6"/>
    </style:style>
    <style:style style:name="T545" style:family="text">
      <style:text-properties officeooo:rsid="0603a895"/>
    </style:style>
    <style:style style:name="T546" style:family="text">
      <style:text-properties officeooo:rsid="0603c884"/>
    </style:style>
    <style:style style:name="T547" style:family="text">
      <style:text-properties officeooo:rsid="060aaef2"/>
    </style:style>
    <style:style style:name="T548" style:family="text">
      <style:text-properties fo:font-style="normal" style:font-style-asian="normal" style:font-style-complex="normal"/>
    </style:style>
    <style:style style:name="T549" style:family="text">
      <style:text-properties fo:font-style="normal" officeooo:rsid="06123e56" style:font-style-asian="normal" style:font-style-complex="normal"/>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207">Calc Guide</text:p>
      <text:p text:style-name="Title">Chapter <text:span text:style-name="T16">13</text:span><text:line-break/><text:span text:style-name="T16">Calc as a Simple Database</text:span></text:p>
      <text:p text:style-name="P156">A guide for users and macro programmers</text:p>
      <text:section text:style-name="Sect1" text:name="CG6213S1" text:condition="ooow:book eq 1" text:display="condition">
        <text:h text:style-name="P215"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5">the</text:span><text:span text:style-name="Emphasis"><text:span text:style-name="T15"> LibreOffice 4.1</text:span></text:span><text:span text:style-name="Emphasis"> </text:span><text:user-defined style:data-style-name="N0" text:name="Guide Name">Calc Guide</text:user-defined>.</text:p>
        <text:h text:style-name="P229" text:outline-level="3"><text:bookmark-start text:name="__RefHeading___Toc1847_1473846649"/>Pro <text:span text:style-name="T547">t</text:span>oto <text:span text:style-name="T54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Zachary Parliman</text:p>
            </table:table-cell>
            <table:table-cell office:value-type="string">
              <text:p text:style-name="P98">Jean Hollis Weber</text:p>
            </table:table-cell>
            <table:table-cell office:value-type="string">
              <text:p text:style-name="P99">Kees Kriek</text:p>
            </table:table-cell>
          </table:table-row>
        </table:table>
        <text:h text:style-name="P229" text:outline-level="3"><text:bookmark-start text:name="__RefHeading___Toc28529_3211575895"/><text:span text:style-name="T8">To </text:span><text:span text:style-name="T11">p</text:span><text:span text:style-name="T9">revious</text:span><text:span text:style-name="T8"> </text:span><text:span text:style-name="T11">e</text:span><text:span text:style-name="T8">dition</text:span><text:span text:style-name="T9">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18">Andrew Pitonyak</text:p>
            </table:table-cell>
            <table:table-cell table:style-name="Table3.A1" office:value-type="string">
              <text:p text:style-name="P18">Barbara Duprey</text:p>
            </table:table-cell>
            <table:table-cell table:style-name="Table3.A1" office:value-type="string">
              <text:p text:style-name="P18">Jean Hollis Weber</text:p>
            </table:table-cell>
          </table:table-row>
          <table:table-row>
            <table:table-cell table:style-name="Table3.A1" office:value-type="string">
              <text:p text:style-name="P18">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217"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25502450" text:style-name="Heading_20_Note">
          <text:list-item>
            <text:p text:style-name="P239">Poznámka:</text:p>
          </text:list-item>
        </text:list>
        <text:p text:style-name="P5">Všechno, co do e-mailové konference pošlete, včetně e-mailové adresy a dalších osobních informací uvedených ve zprávě, bude veřejně viditelné bez možnosti smazání.</text:p>
        <text:h text:style-name="P217" text:outline-level="2"><text:bookmark-start text:name="__RefHeading__5644_1566568644"/>Datum vydání a verze programu<text:bookmark-end text:name="__RefHeading__5644_1566568644"/></text:h>
        <text:p text:style-name="Text_20_body"><text:span text:style-name="LOEmphasis"><text:span text:style-name="T548">Published </text:span></text:span><text:span text:style-name="LOEmphasis"><text:span text:style-name="T548"><text:date style:data-style-name="N34" text:date-value="2019-12-27T18:34:36.275483798" text:fixed="true">December</text:date></text:span></text:span><text:span text:style-name="LOEmphasis"><text:span text:style-name="T548"><text:s/></text:span></text:span><text:span text:style-name="LOEmphasis"><text:span text:style-name="T548"><text:date style:data-style-name="N121" text:date-value="2019-12-27T18:34:40.251327250" text:fixed="true">2019</text:date></text:span></text:span><text:span text:style-name="LOEmphasis"><text:span text:style-name="T548">. Based on LibreOffice </text:span></text:span><text:span text:style-name="LOEmphasis"><text:span text:style-name="T549">6.2</text:span></text:span><text:span text:style-name="LOEmphasis"><text:span text:style-name="T548">.</text:span></text:span></text:p>
        <text:h text:style-name="P218" text:outline-level="2"><text:bookmark-start text:name="__RefHeading___Toc36889_2955733205"/>Používání LibreOffice na systému macOS<text:bookmark-end text:name="__RefHeading___Toc36889_2955733205"/></text:h>
        <text:p text:style-name="P110">Některé klávesové zkratky a položky nabídek jsou v systému macOS jiné než v systémech Windows a Linux. The table below gives some common substitutions for the instructions in this <text:span text:style-name="T20">chapter</text:span>. Podrobnější seznam se nachází v nápovědě k aplikaci.</text:p>
        <table:table table:name="Table5" table:style-name="Table5">
          <table:table-column table:style-name="Table5.A" table:number-columns-repeated="3"/>
          <table:table-row table:style-name="Table5.1">
            <table:table-cell table:style-name="Table5.A1" office:value-type="string">
              <text:p text:style-name="P100">Windows nebo Linux</text:p>
            </table:table-cell>
            <table:table-cell table:style-name="Table5.A1" office:value-type="string">
              <text:p text:style-name="P100"><text:span text:style-name="T21">macOS</text:span> equivalent</text:p>
            </table:table-cell>
            <table:table-cell table:style-name="Table5.A1" office:value-type="string">
              <text:p text:style-name="P100">Význam</text:p>
            </table:table-cell>
          </table:table-row>
          <table:table-row table:style-name="Table5.1">
            <table:table-cell table:style-name="Table5.A2" office:value-type="string">
              <text:p text:style-name="P19">Nabídka <text:span text:style-name="Strong_20_Emphasis">Nástroje &gt; Možnosti</text:span></text:p>
            </table:table-cell>
            <table:table-cell table:style-name="Table5.A2" office:value-type="string">
              <text:p text:style-name="P19"><text:span text:style-name="Strong_20_Emphasis">LibreOffice &gt; Předvolby</text:span></text:p>
            </table:table-cell>
            <table:table-cell table:style-name="Table5.A2" office:value-type="string">
              <text:p text:style-name="P19">Otevře nastavení s možnostmi</text:p>
            </table:table-cell>
          </table:table-row>
          <table:table-row table:style-name="Table5.1">
            <table:table-cell table:style-name="Table5.A2" office:value-type="string">
              <text:p text:style-name="P19">Klepnutí pravým tlačítkem</text:p>
            </table:table-cell>
            <table:table-cell table:style-name="Table5.A2" office:value-type="string">
              <text:p text:style-name="P19"><text:span text:style-name="Keystroke">Control</text:span><text:span text:style-name="Emphasis"> </text:span>+ click or right-click depending on computer setup</text:p>
            </table:table-cell>
            <table:table-cell table:style-name="Table5.A2" office:value-type="string">
              <text:p text:style-name="P19">Otevře se místní nabídka</text:p>
            </table:table-cell>
          </table:table-row>
          <table:table-row table:style-name="Table5.1">
            <table:table-cell table:style-name="Table5.A2" office:value-type="string">
              <text:p text:style-name="P19"><text:span text:style-name="Keystroke">Ctrl</text:span> (Control)</text:p>
            </table:table-cell>
            <table:table-cell table:style-name="Table5.A2" office:value-type="string">
              <text:p text:style-name="P19"><text:span text:style-name="Keystroke"><text:span text:style-name="T17">⌘</text:span></text:span><text:span text:style-name="T18"> (</text:span>Command<text:span text:style-name="T18">)</text:span></text:p>
            </table:table-cell>
            <table:table-cell table:style-name="Table5.A2" office:value-type="string">
              <text:p text:style-name="P19">Používá se i s jinými klávesami</text:p>
            </table:table-cell>
          </table:table-row>
          <table:table-row table:style-name="Table5.1">
            <table:table-cell table:style-name="Table5.A2" office:value-type="string">
              <text:p text:style-name="P19"><text:span text:style-name="Keystroke">F5</text:span></text:p>
            </table:table-cell>
            <table:table-cell table:style-name="Table5.A2" office:value-type="string">
              <text:p text:style-name="P19"><text:span text:style-name="Keystroke">Shift</text:span><text:span text:style-name="Emphasis"> </text:span>+ <text:span text:style-name="Keystroke"><text:span text:style-name="T10">⌘</text:span></text:span><text:span text:style-name="Emphasis"><text:span text:style-name="T14"> </text:span></text:span>+ <text:span text:style-name="Keystroke">F5</text:span></text:p>
            </table:table-cell>
            <table:table-cell table:style-name="Table5.A2" office:value-type="string">
              <text:p text:style-name="P19">Otevře Navigátor</text:p>
            </table:table-cell>
          </table:table-row>
          <table:table-row table:style-name="Table5.1">
            <table:table-cell table:style-name="Table5.A2" office:value-type="string">
              <text:p text:style-name="P19"><text:span text:style-name="Keystroke">F11</text:span></text:p>
            </table:table-cell>
            <table:table-cell table:style-name="Table5.A2" office:value-type="string">
              <text:p text:style-name="P19"><text:span text:style-name="Keystroke"><text:span text:style-name="T17">⌘</text:span></text:span><text:span text:style-name="Emphasis"><text:span text:style-name="T19"> </text:span></text:span><text:span text:style-name="T18">+ </text:span><text:span text:style-name="Keystroke">T</text:span></text:p>
            </table:table-cell>
            <table:table-cell table:style-name="Table5.A2" office:value-type="string">
              <text:p text:style-name="P19">Open the <text:span text:style-name="T21">sidebar </text:span>Styles <text:span text:style-name="T2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208"><text:a xlink:type="simple" xlink:href="#__RefHeading__5636_1566568644" text:style-name="Index_20_Link" text:visited-style-name="Index_20_Link">Autorská práva<text:tab/>2</text:a></text:p>
            <text:p text:style-name="P209"><text:a xlink:type="simple" xlink:href="#__RefHeading__5638_1566568644" text:style-name="Index_20_Link" text:visited-style-name="Index_20_Link">Přispěvatelé<text:tab/>2</text:a></text:p>
            <text:p text:style-name="P210"><text:a xlink:type="simple" xlink:href="#__RefHeading___Toc1847_1473846649" text:style-name="Index_20_Link" text:visited-style-name="Index_20_Link">Pro toto vydání<text:tab/>2</text:a></text:p>
            <text:p text:style-name="P210"><text:a xlink:type="simple" xlink:href="#__RefHeading___Toc28529_3211575895" text:style-name="Index_20_Link" text:visited-style-name="Index_20_Link">Pro předchozí vydání<text:tab/>2</text:a></text:p>
            <text:p text:style-name="P209"><text:a xlink:type="simple" xlink:href="#__RefHeading___Toc4648_402817234" text:style-name="Index_20_Link" text:visited-style-name="Index_20_Link">Zpětná vazba<text:tab/>2</text:a></text:p>
            <text:p text:style-name="P209"><text:a xlink:type="simple" xlink:href="#__RefHeading__5644_1566568644" text:style-name="Index_20_Link" text:visited-style-name="Index_20_Link">Datum vydání a verze programu<text:tab/>2</text:a></text:p>
            <text:p text:style-name="P209"><text:a xlink:type="simple" xlink:href="#__RefHeading___Toc36889_2955733205" text:style-name="Index_20_Link" text:visited-style-name="Index_20_Link">Používání LibreOffice na systému macOS<text:tab/>2</text:a></text:p>
            <text:p text:style-name="P208"><text:a xlink:type="simple" xlink:href="#__RefHeading___Toc17068_238845971" text:style-name="Index_20_Link" text:visited-style-name="Index_20_Link">Úvod<text:tab/>4</text:a></text:p>
            <text:p text:style-name="P209"><text:a xlink:type="simple" xlink:href="#__RefHeading___Toc17070_238845971" text:style-name="Index_20_Link" text:visited-style-name="Index_20_Link">A database primer<text:tab/>4</text:a></text:p>
            <text:p text:style-name="P209"><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208"><text:a xlink:type="simple" xlink:href="#__RefHeading___Toc17074_238845971" text:style-name="Index_20_Link" text:visited-style-name="Index_20_Link">Associating a range with a name<text:tab/>5</text:a></text:p>
            <text:p text:style-name="P209"><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210"><text:a xlink:type="simple" xlink:href="#__RefHeading___Toc15398_238845971" text:style-name="Index_20_Link" text:visited-style-name="Index_20_Link">Creating named ranges with macros<text:tab/>6</text:a></text:p>
            <text:p text:style-name="P210"><text:a xlink:type="simple" xlink:href="#__RefHeading___Toc17078_238845971" text:style-name="Index_20_Link" text:visited-style-name="Index_20_Link">Using relative references with named expressions<text:tab/>8</text:a></text:p>
            <text:p text:style-name="P210"><text:a xlink:type="simple" xlink:href="#__RefHeading___Toc17080_238845971" text:style-name="Index_20_Link" text:visited-style-name="Index_20_Link">Creating named ranges using row or column headers<text:tab/>8</text:a></text:p>
            <text:p text:style-name="P210"><text:a xlink:type="simple" xlink:href="#__RefHeading___Toc17082_238845971" text:style-name="Index_20_Link" text:visited-style-name="Index_20_Link">Creating named ranges from labels using macros.<text:tab/>9</text:a></text:p>
            <text:p text:style-name="P209"><text:a xlink:type="simple" xlink:href="#__RefHeading___Toc4329_4065233654" text:style-name="Index_20_Link" text:visited-style-name="Index_20_Link">Database ranges<text:tab/>11</text:a></text:p>
            <text:p text:style-name="P210"><text:a xlink:type="simple" xlink:href="#__RefHeading___Toc4331_4065233654" text:style-name="Index_20_Link" text:visited-style-name="Index_20_Link">Creating database ranges with macros<text:tab/>13</text:a></text:p>
            <text:p text:style-name="P208"><text:a xlink:type="simple" xlink:href="#__RefHeading___Toc4335_4065233654" text:style-name="Index_20_Link" text:visited-style-name="Index_20_Link">Sorting<text:tab/>13</text:a></text:p>
            <text:p text:style-name="P209"><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209"><text:a xlink:type="simple" xlink:href="#__RefHeading___Toc4339_4065233654" text:style-name="Index_20_Link" text:visited-style-name="Index_20_Link">Sorting a table using multiple columns<text:tab/>14</text:a></text:p>
            <text:p text:style-name="P209"><text:a xlink:type="simple" xlink:href="#__RefHeading___Toc4341_4065233654" text:style-name="Index_20_Link" text:visited-style-name="Index_20_Link">Retrieving sorting information from a range<text:tab/>15</text:a></text:p>
            <text:p text:style-name="P208"><text:a xlink:type="simple" xlink:href="#__RefHeading___Toc4343_4065233654" text:style-name="Index_20_Link" text:visited-style-name="Index_20_Link">Filtering<text:tab/>16</text:a></text:p>
            <text:p text:style-name="P209"><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210"><text:a xlink:type="simple" xlink:href="#__RefHeading___Toc73168_64844991" text:style-name="Index_20_Link" text:visited-style-name="Index_20_Link">Toggling AutoFilters with a macro<text:tab/>17</text:a></text:p>
            <text:p text:style-name="P209"><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7</text:a></text:p>
            <text:p text:style-name="P210"><text:a xlink:type="simple" xlink:href="#__RefHeading___Toc73170_64844991" text:style-name="Index_20_Link" text:visited-style-name="Index_20_Link">Creating standard filters with macros<text:tab/>18</text:a></text:p>
            <text:p text:style-name="P210"><text:a xlink:type="simple" xlink:href="#__RefHeading___Toc4349_4065233654" text:style-name="Index_20_Link" text:visited-style-name="Index_20_Link">Clearing all filters for a worksheet<text:tab/>19</text:a></text:p>
            <text:p text:style-name="P210"><text:a xlink:type="simple" xlink:href="#__RefHeading___Toc4351_4065233654" text:style-name="Index_20_Link" text:visited-style-name="Index_20_Link">Filtering multiple columns and filtering with regular expressions<text:tab/>20</text:a></text:p>
            <text:p text:style-name="P209"><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210"><text:a xlink:type="simple" xlink:href="#__RefHeading___Toc73172_64844991" text:style-name="Index_20_Link" text:visited-style-name="Index_20_Link">Advanced filter example<text:tab/>22</text:a></text:p>
            <text:p text:style-name="P210"><text:a xlink:type="simple" xlink:href="#__RefHeading___Toc4357_4065233654" text:style-name="Index_20_Link" text:visited-style-name="Index_20_Link">Using an advanced filter with macros<text:tab/>22</text:a></text:p>
            <text:p text:style-name="P210"><text:a xlink:type="simple" xlink:href="#__RefHeading___Toc4359_4065233654" text:style-name="Index_20_Link" text:visited-style-name="Index_20_Link">Copy advanced filter results to a different location<text:tab/>23</text:a></text:p>
            <text:p text:style-name="P208"><text:a xlink:type="simple" xlink:href="#__RefHeading___Toc4361_4065233654" text:style-name="Index_20_Link" text:visited-style-name="Index_20_Link">Useful database-like functions<text:tab/>24</text:a></text:p>
            <text:p text:style-name="P209"><text:a xlink:type="simple" xlink:href="#__RefHeading___Toc46008_4221271721" text:style-name="Index_20_Link" text:visited-style-name="Index_20_Link">Database-specific functions<text:tab/>26</text:a></text:p>
          </text:index-body>
        </text:table-of-content>
        <text:p text:style-name="P15"/>
      </text:section>
      <text:h text:style-name="P216" text:outline-level="1"><text:bookmark-start text:name="__RefHeading___Toc17068_238845971"/>Úvod<text:bookmark-end text:name="__RefHeading___Toc17068_238845971"/></text:h>
      <text:p text:style-name="P195"><text:span text:style-name="T54">T</text:span><text:span text:style-name="T55">hough it is a spreadsheet program</text:span><text:span text:style-name="T58">, </text:span><text:span text:style-name="T86">Calc</text:span><text:span text:style-name="T58"> </text:span><text:span text:style-name="T54">h</text:span><text:span text:style-name="T55">as sufficient functionality to act as a </text:span><text:span text:style-name="T56">simple yet</text:span><text:span text:style-name="T55"> capable </text:span><text:alphabetical-index-mark text:string-value="database-like"/><text:span text:style-name="T55">database-like platform. This chapter presents an overview of these capabilities and explains them using </text:span><text:alphabetical-index-mark text:string-value="makra"/><text:span text:style-name="T55">macros</text:span><text:span text:style-name="T57"> and GUI (Graphical User Interface)</text:span><text:span text:style-name="T55"> e</text:span><text:span text:style-name="T56">xamples.</text:span></text:p>
      <text:list xml:id="list111313643515076" text:continue-numbering="true" text:style-name="Heading_20_Note">
        <text:list-item>
          <text:p text:style-name="P240">Poznámka</text:p>
        </text:list-item>
      </text:list>
      <text:p text:style-name="P6"><text:span text:style-name="T59">T</text:span><text:span text:style-name="T73">h</text:span><text:span text:style-name="T76">ough it was created</text:span><text:span text:style-name="T65"> for macro programmers</text:span><text:span text:style-name="T67">, </text:span><text:span text:style-name="T74">t</text:span><text:span text:style-name="T76">his guide is meant to be accessible for all users</text:span><text:span text:style-name="T60">. I</text:span><text:span text:style-name="T61">f</text:span><text:span text:style-name="T60"> you </text:span><text:span text:style-name="T77">do not want to use m</text:span><text:span text:style-name="T81">acros</text:span><text:span text:style-name="T77">, simply skip the sections that deal with them. However, if</text:span><text:span text:style-name="T72"> </text:span><text:span text:style-name="T77">you</text:span><text:span text:style-name="T68"> are </text:span><text:span text:style-name="T60">interested in learning more </text:span><text:span text:style-name="T78">about them</text:span><text:span text:style-name="T60">, </text:span><text:span text:style-name="T66">s</text:span><text:span text:style-name="T85">ee</text:span><text:span text:style-name="Emphasis"><text:span text:style-name="T60"> </text:span></text:span><text:span text:style-name="T60">Chapter 12, Calc Macros, </text:span><text:span text:style-name="T85">in this book,</text:span><text:span text:style-name="T60"> a</text:span><text:span text:style-name="T79">nd</text:span><text:span text:style-name="T60"> Andrew Pitonyak’s book, </text:span><text:span text:style-name="Emphasis"><text:span text:style-name="T60">OpenOffice.org Macros Explained </text:span></text:span><text:span text:style-name="T60">(OOME)</text:span>.</text:p>
      <text:p text:style-name="P6"><text:span text:style-name="T60">A</text:span><text:span text:style-name="T75">ll</text:span><text:span text:style-name="T69"> the </text:span><text:span text:style-name="T60">macro i</text:span><text:span text:style-name="T70">nformation</text:span><text:span text:style-name="T60"> in this chapter i</text:span><text:span text:style-name="T71">s</text:span><text:span text:style-name="T60"> drawn </text:span><text:span text:style-name="T75">or adapted </text:span><text:span text:style-name="T60">from the OOME</text:span> <text:span text:style-name="T343">and LibreOffice’s API reference at </text:span><text:a xlink:type="simple" xlink:href="https://api.libreoffice.org/docs/idl/ref/index.html" text:style-name="Internet_20_link" text:visited-style-name="Visited_20_Internet_20_Link"><text:span text:style-name="T343">https://api.libreoffice.org/docs/idl/ref/index.html</text:span></text:a>.</text:p>
      <text:h text:style-name="Heading_20_2" text:outline-level="2"><text:bookmark-start text:name="__RefHeading___Toc17070_238845971"/>A database primer<text:bookmark-end text:name="__RefHeading___Toc17070_238845971"/></text:h>
      <text:p text:style-name="P138"><text:span text:style-name="T344">In </text:span><text:span text:style-name="T88">a</text:span><text:span text:style-name="T344"> typical database, related data is </text:span><text:span text:style-name="T88">o</text:span><text:span text:style-name="T230">rganized</text:span><text:span text:style-name="T89"> in</text:span><text:span text:style-name="T230">to</text:span><text:span text:style-name="T344"> </text:span><text:alphabetical-index-mark text:string-value="database table"/><text:span text:style-name="T344">tables</text:span>, <text:span text:style-name="T487">which are </text:span><text:span text:style-name="T90">arranged in </text:span><text:span text:style-name="T231">a </text:span><text:span text:style-name="T242">grid-like </text:span><text:span text:style-name="T231">series of</text:span><text:span text:style-name="T90"> rows and columns </text:span><text:span text:style-name="T282">similar to a spreadsheet</text:span><text:span text:style-name="T90">. Each row </text:span><text:span text:style-name="T283">of a table</text:span><text:span text:style-name="T90"> represents a </text:span><text:span text:style-name="T232">data</text:span><text:span text:style-name="T90"> record</text:span>, <text:span text:style-name="T345">while each column represents a field</text:span> <text:span text:style-name="T345">within each record. Each cell in a field contains an individual data item or attribute, </text:span><text:span text:style-name="T90">s</text:span><text:span text:style-name="T89">uch as </text:span><text:span text:style-name="T345">a name, while each record consists of related attributes that correspond </text:span><text:span text:style-name="T227">to</text:span><text:span text:style-name="T345"> a single entity, </text:span><text:span text:style-name="T90">l</text:span><text:span text:style-name="T89">ike </text:span><text:span text:style-name="T345">a person. </text:span><text:span text:style-name="T90">A </text:span><text:span text:style-name="T233">database table tends to have a fixed number of </text:span><text:span text:style-name="T284">f</text:span><text:span text:style-name="T285">ields</text:span><text:span text:style-name="T233">, but can have an indefinite number of records.</text:span></text:p>
      <text:p text:style-name="P138"><text:span text:style-name="T286">W</text:span><text:span text:style-name="T233">hile a table may have </text:span><text:span text:style-name="T236">hundreds or </text:span><text:span text:style-name="T233">thousands of rows, individual records can be e</text:span><text:span text:style-name="T239">asily</text:span><text:span text:style-name="T233"> </text:span><text:span text:style-name="T239">found, </text:span><text:span text:style-name="T233">retrieved, </text:span><text:span text:style-name="T237">and updated</text:span><text:span text:style-name="T233"> using information requests, called queries</text:span>, <text:span text:style-name="T488">that search for records that meet a specified set of criteria. It is this ease of access that makes a database table more useful than simply </text:span><text:span text:style-name="T233">f</text:span><text:span text:style-name="T240">iling away</text:span><text:span text:style-name="T488"> information in an uno</text:span><text:span text:style-name="T233">r</text:span><text:span text:style-name="T238">dered </text:span><text:span text:style-name="T488">spreadsheet.</text:span></text:p>
      <text:p text:style-name="P111"><text:span text:style-name="T346">To illustrate this </text:span><text:span text:style-name="T87">c</text:span><text:span text:style-name="T228">oncept</text:span><text:span text:style-name="T346"> of a database table, consider the example of a class grading sheet (Figure </text:span><text:span text:style-name="T346"><text:sequence-ref text:reference-format="value" text:ref-name="refFigure0">1</text:sequence-ref></text:span><text:span text:style-name="T346">). In this sheet, each row represents individual students taking the class, while each column </text:span><text:span text:style-name="T91">contains</text:span><text:span text:style-name="T346"> th</text:span><text:span text:style-name="T87">e</text:span><text:span text:style-name="T229">ir names and grades. </text:span><text:span text:style-name="T234">With this table, </text:span><text:span text:style-name="T235">you can </text:span><text:span text:style-name="T236">q</text:span><text:span text:style-name="T244">uickly</text:span><text:span text:style-name="T236"> </text:span><text:span text:style-name="T235">look up </text:span><text:span text:style-name="T236">individual </text:span><text:span text:style-name="T235">students’ grades simply by searching for their names, </text:span><text:span text:style-name="T241">and</text:span><text:span text:style-name="T235"> you can determine which students are passing the class by filtering </text:span><text:span text:style-name="T236">out </text:span><text:span text:style-name="T235">records with f</text:span><text:span text:style-name="T236">ailing average scores.</text:span></text:p>
      <text:p text:style-name="P193"><draw:frame draw:style-name="fr2" draw:name="Frame1" text:anchor-type="as-char" draw:z-index="1"><draw:text-box fo:min-height="0.2in" fo:min-width="0.7902in"><text:p text:style-name="Frame_20_contents"><draw:frame draw:style-name="fr1" draw:name="Frame2" text:anchor-type="as-char" svg:width="5.1098in" draw:z-index="2"><draw:text-box fo:min-height="2in"><text:p text:style-name="Caption"><draw:frame draw:style-name="fr6" draw:name="Image2" text:anchor-type="paragraph" svg:width="5.3098in" style:rel-width="100%" svg:height="2.1299in" style:rel-height="scale" draw:z-index="3"><draw:image xlink:href="Pictures/100002010000027D000001005AB7DA37FEE90AF1.png" xlink:type="simple" xlink:show="embed" xlink:actuate="onLoad" loext:mime-type="image/png"/></draw:frame><text:span text:style-name="T320"><text:line-break/></text:span>Figure <text:sequence text:ref-name="refFigure0" text:name="Figure" text:formula="ooow:Figure+1" style:num-format="1">1</text:sequence>: Grading sheet example</text:p></draw:text-box></draw:frame></text:p></draw:text-box></draw:frame></text:p>
      <text:list xml:id="list111313527724243" text:continue-numbering="true" text:style-name="Heading_20_Note">
        <text:list-item>
          <text:p text:style-name="P241">Poznámka</text:p>
        </text:list-item>
      </text:list>
      <text:p text:style-name="P6"><text:span text:style-name="T347">This simple tabular design is based on the </text:span><text:span text:style-name="Emphasis"><text:span text:style-name="T347">relational database model,</text:span></text:span> <text:span text:style-name="T347">which is one of the most common and well-known design models used in modern databases.</text:span></text:p>
      <text:h text:style-name="P219" text:outline-level="2"><text:bookmark-start text:name="__RefHeading___Toc73166_64844991"/><text:soft-page-break/><text:span text:style-name="T489">Calc as a database-like p</text:span><text:span text:style-name="T318">r</text:span><text:span text:style-name="T319">ogram</text:span><text:bookmark-end text:name="__RefHeading___Toc73166_64844991"/></text:h>
      <text:p text:style-name="P131"><text:span text:style-name="T489">As </text:span><text:span text:style-name="T243">m</text:span><text:span text:style-name="T287">entioned</text:span><text:span text:style-name="T489">, a database table is </text:span><text:span text:style-name="T243">s</text:span><text:span text:style-name="T287">imilar to</text:span><text:span text:style-name="T489"> a </text:span><text:span text:style-name="T243">s</text:span><text:span text:style-name="T245">pread</text:span><text:span text:style-name="T489">sheet, and can even be contained within one. Additionally, as a spreadsheet program, Calc offers </text:span><text:span text:style-name="T243">s</text:span><text:span text:style-name="T246">everal</text:span><text:span text:style-name="T489"> features, particularly sorting and filter</text:span><text:span text:style-name="T243">i</text:span><text:span text:style-name="T244">ng</text:span><text:span text:style-name="T489">, that allow users to search tables similar to how one would in a database program such as LibreOffice Base or Microsoft Access.</text:span><text:span text:style-name="T246"> While this does not make Calc a replacement for either of those programs, it is nevertheless still useful for managing data in a small-scale personal or professional c</text:span><text:span text:style-name="T288">ontext</text:span><text:span text:style-name="T246"> without h</text:span><text:span text:style-name="T247">aving to learn how to use a dedicated database system.</text:span></text:p>
      <text:h text:style-name="P211" text:outline-level="1"><text:bookmark-start text:name="__RefHeading___Toc17074_238845971"/>A<text:span text:style-name="T348">ssociating a range with a name</text:span><text:bookmark-end text:name="__RefHeading___Toc17074_238845971"/></text:h>
      <text:p text:style-name="P111"><text:span text:style-name="T92">I</text:span><text:span text:style-name="T93">n order to set up a database table </text:span><text:span text:style-name="T248">in a Calc worksheet</text:span><text:span text:style-name="T93">, you first need to set up a</text:span><text:span text:style-name="T249">n</text:span><text:span text:style-name="T93"> area for it to occupy. This is n</text:span><text:span text:style-name="T94">ecessary </text:span><text:span text:style-name="T93">since some of Calc’s database-like features depend on accessing </text:span><text:span text:style-name="T199">or modifying </text:span><text:span text:style-name="T93">a table’s location. Such an area is r</text:span><text:span text:style-name="T94">epresented by</text:span><text:span text:style-name="T93"> a </text:span><text:span text:style-name="Emphasis"><text:span text:style-name="T93">range</text:span></text:span>, <text:span text:style-name="T349">which is a contiguous group of one or more cells. To </text:span><text:span text:style-name="T93">m</text:span><text:span text:style-name="T94">ake the range for a table easy to </text:span><text:span text:style-name="T95">access</text:span><text:span text:style-name="T94">, you can assign a meaningful name to it. Doing this has f</text:span><text:span text:style-name="T250">our</text:span><text:span text:style-name="T94"> p</text:span><text:span text:style-name="T95">articular </text:span><text:span text:style-name="T94">benefits:</text:span></text:p>
      <text:list xml:id="list1560532852" text:style-name="List_20_1">
        <text:list-item>
          <text:p text:style-name="P250"><text:span text:style-name="Strong_20_Emphasis"><text:span text:style-name="T353">Giving a</text:span></text:span><text:span text:style-name="Strong_20_Emphasis"><text:span text:style-name="T350"> range </text:span></text:span><text:span text:style-name="Strong_20_Emphasis"><text:span text:style-name="T353">a name makes it easier to identify</text:span></text:span><text:span text:style-name="Strong_20_Emphasis">,</text:span> <text:span text:style-name="T490">especially if you are working with multiple ranges in a document</text:span><text:span text:style-name="T350">.</text:span></text:p>
        </text:list-item>
        <text:list-item>
          <text:p text:style-name="P250"><text:span text:style-name="T354">A named range can be referenced by its name </text:span><text:span text:style-name="T355">rather than just by its address</text:span><text:span text:style-name="T354">. </text:span><text:span text:style-name="T96">F</text:span><text:span text:style-name="T97">or example</text:span><text:span text:style-name="T356">, </text:span><text:span text:style-name="T96">i</text:span><text:span text:style-name="T95">f you have a range named </text:span><text:span text:style-name="Emphasis"><text:span text:style-name="T95">Scores</text:span></text:span>, <text:span text:style-name="T348">you can simply reference it in a cell </text:span><text:span text:style-name="T95">with</text:span><text:span text:style-name="T348"> an equation like </text:span><text:span text:style-name="Source_20_Text"><text:span text:style-name="T348">=SUM(Scores)</text:span></text:span>.</text:p>
        </text:list-item>
        <text:list-item>
          <text:p text:style-name="List_20_1"><text:span text:style-name="Strong_20_Emphasis"><text:span text:style-name="T327">References </text:span></text:span><text:span text:style-name="Strong_20_Emphasis"><text:span text:style-name="T334">by name</text:span></text:span><text:span text:style-name="Strong_20_Emphasis"><text:span text:style-name="T327"> to a named range are </text:span></text:span><text:span text:style-name="Strong_20_Emphasis"><text:span text:style-name="T332">a</text:span></text:span><text:span text:style-name="Strong_20_Emphasis"><text:span text:style-name="T351">utomatically updated every time the range’s a</text:span></text:span><text:span text:style-name="Strong_20_Emphasis"><text:span text:style-name="T352">ddress</text:span></text:span><text:span text:style-name="Strong_20_Emphasis"><text:span text:style-name="T351"> is changed</text:span></text:span><text:span text:style-name="Strong_20_Emphasis"><text:span text:style-name="T327">.</text:span></text:span><text:span text:style-name="T97"> This prevents the need to change </text:span><text:span text:style-name="T98">individual</text:span><text:span text:style-name="T97"> references every time a range’</text:span><text:span text:style-name="T289">s location</text:span><text:span text:style-name="T97"> is modified.</text:span></text:p>
        </text:list-item>
        <text:list-item>
          <text:p text:style-name="List_20_1"><text:span text:style-name="Strong_20_Emphasis"><text:span text:style-name="T327">All named ranges can be </text:span></text:span><text:span text:style-name="Strong_20_Emphasis"><text:span text:style-name="T328">quickly </text:span></text:span><text:span text:style-name="Strong_20_Emphasis"><text:span text:style-name="T333">view</text:span></text:span><text:span text:style-name="Strong_20_Emphasis"><text:span text:style-name="T335">ed</text:span></text:span><text:span text:style-name="Strong_20_Emphasis"><text:span text:style-name="T333"> and</text:span></text:span><text:span text:style-name="Strong_20_Emphasis"><text:span text:style-name="T328"> </text:span></text:span><text:span text:style-name="Strong_20_Emphasis"><text:span text:style-name="T327">accessed through the Navigator</text:span></text:span>, <text:span text:style-name="T357">which is opened by pressing the </text:span><text:span text:style-name="Emphasis"><text:span text:style-name="T357">F5</text:span></text:span> <text:span text:style-name="T357">key or clicking on the </text:span><text:span text:style-name="T357"><draw:frame draw:style-name="fr2" draw:name="Frame11" text:anchor-type="as-char" draw:z-index="4"><draw:text-box fo:min-height="0.25in" fo:min-width="0.2799in"><text:p text:style-name="Frame_20_contents"><draw:frame draw:style-name="fr5" draw:name="Image3" text:anchor-type="as-char" svg:width="0.2835in" svg:height="0.2752in" draw:z-index="5"><draw:image xlink:href="Pictures/1000020100000022000000219805651BC2601E40.png" xlink:type="simple" xlink:show="embed" xlink:actuate="onLoad" loext:mime-type="image/png"/></draw:frame></text:p></draw:text-box></draw:frame></text:span><text:span text:style-name="T357"><text:s/>icon in the Sidebar panel.</text:span></text:p>
        </text:list-item>
      </text:list>
      <text:p text:style-name="P111"><text:span text:style-name="T358">Two types of named range exist in Calc: </text:span><text:span text:style-name="Emphasis"><text:span text:style-name="T358">database ranges</text:span></text:span>, <text:span text:style-name="T358">which store settings for database-like operations, and standard </text:span><text:span text:style-name="Emphasis"><text:span text:style-name="T358">named ranges</text:span></text:span>, <text:span text:style-name="T358">which do not.</text:span></text:p>
      <text:h text:style-name="P220" text:outline-level="2"><text:bookmark-start text:name="__RefHeading___Toc17076_238845971"/><text:alphabetical-index-mark text:string-value="named range"/><text:span text:style-name="T316">N</text:span><text:span text:style-name="T544">amed ranges</text:span><text:bookmark-end text:name="__RefHeading___Toc17076_238845971"/></text:h>
      <text:p text:style-name="P111"><text:span text:style-name="T359">Standard named </text:span><text:alphabetical-index-mark text:string-value="named" text:key1="oblast"/><text:span text:style-name="T359">ranges are created using the </text:span><text:span text:style-name="Emphasis"><text:span text:style-name="T360">Define Names</text:span></text:span> <text:span text:style-name="T360">dialog (Figure </text:span><text:span text:style-name="T360"><text:sequence-ref text:reference-format="value" text:ref-name="refFigure1">2</text:sequence-ref></text:span><text:span text:style-name="T360">), which is opened by selecting </text:span><text:span text:style-name="Strong_20_Emphasis"><text:span text:style-name="T360">Sheet &gt; Named Ranges and Expressions &gt; Define</text:span></text:span> <text:span text:style-name="T360">from the Menu bar.</text:span></text:p>
      <text:p text:style-name="P193"><draw:frame draw:style-name="fr2" draw:name="Frame3" text:anchor-type="as-char" draw:z-index="6"><draw:text-box fo:min-height="0.2in" fo:min-width="0.7902in"><text:p text:style-name="P175"><draw:frame draw:style-name="fr1" draw:name="Frame4" text:anchor-type="as-char" svg:width="3.4799in" draw:z-index="7"><draw:text-box fo:min-height="2.9in"><text:p text:style-name="Caption"><draw:frame draw:style-name="fr3" draw:name="Image4" text:anchor-type="paragraph" svg:width="3.4799in" style:rel-width="100%" svg:height="2.9in" style:rel-height="scale" draw:z-index="8"><draw:image xlink:href="Pictures/10000201000001A20000015CC27BFF20EEB63270.png" xlink:type="simple" xlink:show="embed" xlink:actuate="onLoad" loext:mime-type="image/png"/></draw:frame><text:span text:style-name="T320"><text:line-break/></text:span>Figure <text:sequence text:ref-name="refFigure1" text:name="Figure" text:formula="ooow:Figure+1" style:num-format="1">2</text:sequence>: Define Names dialog</text:p></draw:text-box></draw:frame></text:p></draw:text-box></draw:frame></text:p>
      <text:p text:style-name="P139"><text:soft-page-break/><text:span text:style-name="T518">To create a named range, select a range of cells from a worksheet, then open the dialog. Next, give the range a meaningful name, and click on</text:span><text:span text:style-name="Strong_20_Emphasis"><text:span text:style-name="T518"> Add</text:span></text:span><text:span text:style-name="T518"> to add it to the current document’s list of named ranges. You can then access and modify these ranges using the</text:span><text:span text:style-name="Emphasis"><text:span text:style-name="T518"> Manage Names </text:span></text:span><text:span text:style-name="T518">dialog, which is opened by selecting</text:span><text:span text:style-name="Strong_20_Emphasis"><text:span text:style-name="T518"> Sheet &gt; Named Ranges and Expressions</text:span></text:span><text:span text:style-name="T518"> from the Menu bar (Figure </text:span><text:span text:style-name="T518"><text:sequence-ref text:reference-format="value" text:ref-name="refFigure2">3</text:sequence-ref></text:span><text:span text:style-name="T518">). </text:span><text:span text:style-name="T290">For </text:span><text:span text:style-name="T291">more detail</text:span><text:span text:style-name="T290"> about to create and manage ranges, see</text:span><text:span text:style-name="T519"> Chapter 6, Printing, Exporting, E-mailing, and Signing</text:span><text:span text:style-name="Emphasis"><text:span text:style-name="T519">,</text:span></text:span> <text:span text:style-name="T518">and Chapter 7, Formulas and Functions</text:span>.</text:p>
      <text:p text:style-name="Figure"><draw:frame draw:style-name="fr2" draw:name="Frame46" text:anchor-type="as-char" draw:z-index="20"><draw:text-box fo:min-height="0.2in" fo:min-width="0.7902in"><text:p text:style-name="Frame_20_contents"><draw:frame draw:style-name="fr1" draw:name="Frame47" text:anchor-type="as-char" svg:width="5.1299in" draw:z-index="21"><draw:text-box fo:min-height="5.1902in"><text:p text:style-name="Caption"><draw:frame draw:style-name="fr3" draw:name="Image26" text:anchor-type="paragraph" svg:width="5.1299in" style:rel-width="100%" svg:height="5.1902in" style:rel-height="scale" draw:z-index="22"><draw:image xlink:href="Pictures/10000201000002680000026FAF5B0711F014EA68.png" xlink:type="simple" xlink:show="embed" xlink:actuate="onLoad" loext:mime-type="image/png"/></draw:frame><text:span text:style-name="T320"><text:line-break/></text:span>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Creating named ranges with macros<text:bookmark-end text:name="__RefHeading___Toc15398_238845971"/></text:h>
      <text:p text:style-name="P111"><text:span text:style-name="T361">In a macro, a named range is accessed, created, and deleted using the </text:span><text:span text:style-name="Emphasis"><text:span text:style-name="T361">NamedRanges</text:span></text:span> <text:span text:style-name="T99">s</text:span><text:span text:style-name="T137">ervice</text:span><text:span text:style-name="T407"> of a Calc document. </text:span><text:span text:style-name="T99">T</text:span><text:span text:style-name="T141">his</text:span><text:span text:style-name="T100"> s</text:span><text:span text:style-name="T142">ervice</text:span><text:span text:style-name="T100"> has </text:span><text:span text:style-name="T292">a number of methods associated with it, the following of which are particularly useful for creating named ranges:</text:span></text:p>
      <text:p text:style-name="P152">getByName(Name)</text:p>
      <text:p text:style-name="P157">Returns the range or expression with the specified name.</text:p>
      <text:p text:style-name="P153">getElementNames()</text:p>
      <text:p text:style-name="P158">Returns an array of all named ranges in the current document.</text:p>
      <text:p text:style-name="P153">hasByName(Name)</text:p>
      <text:p text:style-name="P159"><text:span text:style-name="T362">Returns a boolean: TRUE</text:span> <text:span text:style-name="T362">if a range with this name is in the current document, and FALSE</text:span> <text:span text:style-name="T362">otherwise.</text:span></text:p>
      <text:p text:style-name="P153">addNewByName(Name, Content, Position, Type)</text:p>
      <text:p text:style-name="P158">Adds a new named range to the current document. This method has four arguments:</text:p>
      <text:list xml:id="list2194259910" text:style-name="List_20_2">
        <text:list-item>
          <text:p text:style-name="P263"><text:span text:style-name="Emphasis"><text:span text:style-name="T362">Name</text:span></text:span> – <text:span text:style-name="T460">A string that contains the name of the new range</text:span></text:p>
        </text:list-item>
        <text:list-item>
          <text:p text:style-name="P263"><text:soft-page-break/><text:span text:style-name="Emphasis"><text:span text:style-name="T362">Content</text:span></text:span> – <text:span text:style-name="T101">A </text:span><text:span text:style-name="T200">string that contains the</text:span><text:span text:style-name="T461"> range address or formula expression being named</text:span></text:p>
        </text:list-item>
        <text:list-item>
          <text:p text:style-name="P263"><text:span text:style-name="Emphasis"><text:span text:style-name="T362">Position</text:span></text:span> – <text:span text:style-name="T362">The base address for relative cell references</text:span></text:p>
        </text:list-item>
        <text:list-item>
          <text:p text:style-name="P263"><text:span text:style-name="Emphasis"><text:span text:style-name="T362">Type</text:span></text:span> – <text:span text:style-name="T101">A</text:span><text:span text:style-name="T462"> combination of flags that specify the type of </text:span><text:span text:style-name="T201">n</text:span><text:span text:style-name="T202">amed range being defined. </text:span><text:span text:style-name="T203">These flags are listed in </text:span><text:span text:style-name="T462">Table </text:span><text:span text:style-name="T462"><text:sequence-ref text:reference-format="value" text:ref-name="refTable0">1</text:sequence-ref></text:span>. <text:span text:style-name="T362">This parameter </text:span><text:span text:style-name="T101">defaults to</text:span><text:span text:style-name="T362"> zero for any common named range.</text:span></text:p>
        </text:list-item>
      </text:list>
      <text:p text:style-name="P196">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Value</text:p>
          </table:table-cell>
          <table:table-cell table:style-name="Table1.A1" office:value-type="string">
            <text:p text:style-name="P101">Name</text:p>
          </table:table-cell>
          <table:table-cell table:style-name="Table1.A1" office:value-type="string">
            <text:p text:style-name="P101">Popis</text:p>
          </table:table-cell>
        </table:table-row>
        <table:table-row table:style-name="Table1.1">
          <table:table-cell table:style-name="Table1.A2" office:value-type="string">
            <text:p text:style-name="P20">1</text:p>
          </table:table-cell>
          <table:table-cell table:style-name="Table1.A2" office:value-type="string">
            <text:p text:style-name="P20">FILTER_CRITERIA</text:p>
          </table:table-cell>
          <table:table-cell table:style-name="Table1.A2" office:value-type="string">
            <text:p text:style-name="P20">The range contains filter criteria.</text:p>
          </table:table-cell>
        </table:table-row>
        <table:table-row table:style-name="Table1.1">
          <table:table-cell table:style-name="Table1.A2" office:value-type="string">
            <text:p text:style-name="P20">2</text:p>
          </table:table-cell>
          <table:table-cell table:style-name="Table1.A2" office:value-type="string">
            <text:p text:style-name="P20">PRINT_AREA</text:p>
          </table:table-cell>
          <table:table-cell table:style-name="Table1.A2" office:value-type="string">
            <text:p text:style-name="P20">The range can be used as a print range.</text:p>
          </table:table-cell>
        </table:table-row>
        <table:table-row table:style-name="Table1.1">
          <table:table-cell table:style-name="Table1.A2" office:value-type="string">
            <text:p text:style-name="P20">4</text:p>
          </table:table-cell>
          <table:table-cell table:style-name="Table1.A2" office:value-type="string">
            <text:p text:style-name="P20">COLUMN_HEADER</text:p>
          </table:table-cell>
          <table:table-cell table:style-name="Table1.A2" office:value-type="string">
            <text:p text:style-name="P20">The range can be used as column headers for printing.</text:p>
          </table:table-cell>
        </table:table-row>
        <table:table-row table:style-name="Table1.1">
          <table:table-cell table:style-name="Table1.A2" office:value-type="string">
            <text:p text:style-name="P20">8</text:p>
          </table:table-cell>
          <table:table-cell table:style-name="Table1.A2" office:value-type="string">
            <text:p text:style-name="P20">ROW_HEADER</text:p>
          </table:table-cell>
          <table:table-cell table:style-name="Table1.A2" office:value-type="string">
            <text:p text:style-name="P20">The range can be used as row headers for printing.</text:p>
          </table:table-cell>
        </table:table-row>
      </table:table>
      <text:p text:style-name="P111"><text:span text:style-name="T104">As an example, t</text:span><text:span text:style-name="T364">he macro in Listing </text:span><text:span text:style-name="T364"><text:sequence-ref text:reference-format="value" text:ref-name="refListing0">1</text:sequence-ref></text:span><text:span text:style-name="T364"><text:s/>uses the above methods</text:span> <text:span text:style-name="T364">to check if a range with a given name exists. If it does not exist, then the macro creates a range with the name and sets it to access the cell range </text:span><text:span text:style-name="Source_20_Text"><text:span text:style-name="T364">B3:D6</text:span></text:span>.</text:p>
      <text:p text:style-name="P176">Listing <text:sequence text:ref-name="refListing0" text:name="Listing" text:formula="ooow:Listing + 1" style:num-format="1">1</text:sequence>: AddNamedRange creates a new named range that references $Sheet1.$B$3:$D$6</text:p>
      <text:p text:style-name="P176"/>
      <text:p text:style-name="P169">S<text:span text:style-name="T22">ub AddNamedRange()</text:span></text:p>
      <text:p text:style-name="P163"><text:s text:c="2"/>Dim oRange <text:s text:c="4"/>' The created range.</text:p>
      <text:p text:style-name="P163"><text:s text:c="2"/>Dim oRanges <text:s text:c="3"/>' All named ranges.</text:p>
      <text:p text:style-name="P163"><text:s text:c="2"/>Dim sName$ <text:s text:c="4"/>' Name of the named range to <text:span text:style-name="T483">be </text:span>create<text:span text:style-name="T483">d</text:span>.</text:p>
      <text:p text:style-name="P163"><text:s text:c="2"/>Dim oCell <text:s text:c="5"/>' Cell object.</text:p>
      <text:p text:style-name="P163"><text:s text:c="2"/>Dim s$</text:p>
      <text:p text:style-name="P163"/>
      <text:p text:style-name="P163"><text:s text:c="2"/>sName$ = "MyNRange"</text:p>
      <text:p text:style-name="P163"><text:s text:c="2"/>oRanges = ThisComponent.NamedRanges</text:p>
      <text:p text:style-name="P163"><text:s text:c="2"/>If NOT oRanges.hasByName(sName$) Then</text:p>
      <text:p text:style-name="P163"><text:s text:c="4"/>REM <text:span text:style-name="T29">S</text:span><text:span text:style-name="T32">etting the base address for relative cell references</text:span></text:p>
      <text:p text:style-name="P163"><text:s text:c="4"/>Dim oCellAddress As new com.sun.star.table.CellAddress</text:p>
      <text:p text:style-name="P163"><text:s text:c="4"/>oCellAddress.Sheet = 0 <text:s text:c="4"/>'The first sheet.</text:p>
      <text:p text:style-name="P163"><text:s text:c="4"/>oCellAddress.Column = 1 <text:s text:c="3"/>'Column B.</text:p>
      <text:p text:style-name="P163"><text:s text:c="4"/>oCellAddress.Row = 2 <text:s text:c="6"/>'Row 3.</text:p>
      <text:p text:style-name="P163"/>
      <text:p text:style-name="P163"><text:s text:c="4"/>REM The first argument is the range name.</text:p>
      <text:p text:style-name="P163"><text:s text:c="4"/>REM The second argument is <text:span text:style-name="T520">a string that defines </text:span>the formula</text:p>
      <text:p text:style-name="P163"><text:s text:c="4"/>REM <text:span text:style-name="T29">o</text:span><text:span text:style-name="T31">r expression to </text:span><text:span text:style-name="T33">be </text:span><text:span text:style-name="T31">use</text:span><text:span text:style-name="T33">d</text:span><text:span text:style-name="T31">.</text:span></text:p>
      <text:p text:style-name="P163"><text:s text:c="4"/>REM The third argument specifies the base address for</text:p>
      <text:p text:style-name="P163"><text:s text:c="4"/>REM relative cell references.</text:p>
      <text:p text:style-name="P163"><text:s text:c="4"/>REM The fourth argument is a set of flags that define</text:p>
      <text:p text:style-name="P163"><text:s text:c="4"/>REM how the range is used, but most ranges use 0.</text:p>
      <text:p text:style-name="P163"><text:s text:c="4"/>REM The fourth argument uses values from the</text:p>
      <text:p text:style-name="P163"><text:s text:c="4"/>REM NamedRangeFlag constants.</text:p>
      <text:p text:style-name="P163"><text:s text:c="4"/>s$ = "$Sheet1.$B$3:$D$6"</text:p>
      <text:p text:style-name="P163"><text:s text:c="4"/>oRanges.addNewByName(sName$, s$, oCellAddress, 0)</text:p>
      <text:p text:style-name="P163"><text:s text:c="2"/>End If</text:p>
      <text:p text:style-name="P163"><text:s text:c="2"/>REM Get the created named range.</text:p>
      <text:p text:style-name="P163"><text:s text:c="2"/>oRange = ThisComponent.NamedRanges.getByName(sName$)</text:p>
      <text:p text:style-name="P163"/>
      <text:p text:style-name="P163"><text:s text:c="2"/>REM Print the string contained in cell $Sheet1.$B$3</text:p>
      <text:p text:style-name="P163"><text:s text:c="2"/>oCell = oRange.getReferredCells().getCellByPosition(0,0)</text:p>
      <text:p text:style-name="P163"><text:s text:c="2"/>Print oCell.getString()</text:p>
      <text:p text:style-name="P163">End Sub</text:p>
      <text:h text:style-name="Heading_20_3" text:outline-level="3"><text:bookmark-start text:name="__RefHeading___Toc17078_238845971"/><text:soft-page-break/>Using relative references with named expressions<text:bookmark-end text:name="__RefHeading___Toc17078_238845971"/></text:h>
      <text:p text:style-name="Text_20_body"><text:span text:style-name="T117">If a named range uses any cell addresses that are not absolute, </text:span><text:span text:style-name="T205">then </text:span><text:span text:style-name="T117">thes</text:span><text:span text:style-name="T204">e addresses</text:span><text:span text:style-name="T117"> will be referenced relative to the range’s base address, which is defined by the third argument of the </text:span><text:span text:style-name="Emphasis"><text:span text:style-name="T321">addNewByName</text:span></text:span> <text:span text:style-name="T370">method</text:span><text:span text:style-name="T117">, </text:span><text:span text:style-name="Emphasis"><text:span text:style-name="T321">Position</text:span></text:span>. <text:span text:style-name="T371">This behavior is illustrated in Listing </text:span><text:span text:style-name="T371"><text:sequence-ref text:reference-format="value" text:ref-name="refListing1">2</text:sequence-ref></text:span><text:span text:style-name="T371">, where the macro </text:span><text:span text:style-name="Emphasis"><text:span text:style-name="T371">AddNamedFunction</text:span></text:span> <text:span text:style-name="T371">creates the named expression </text:span><text:span text:style-name="Emphasis"><text:span text:style-name="T371">AddLeft</text:span></text:span>. <text:span text:style-name="T118">This expression references the equation </text:span><text:span text:style-name="Source_20_Text"><text:span text:style-name="T322">A3+B3</text:span></text:span> <text:span text:style-name="T372">with </text:span><text:span text:style-name="Source_20_Text"><text:span text:style-name="T372">C3</text:span></text:span> <text:span text:style-name="T372">as its base address. </text:span><text:span text:style-name="T118">B</text:span><text:span text:style-name="T119">ecause relative references are being used,</text:span><text:span text:style-name="T372"> </text:span><text:span text:style-name="Emphasis"><text:span text:style-name="T372">AddLeft</text:span></text:span> <text:span text:style-name="T119">s</text:span><text:span text:style-name="T206">ums</text:span><text:span text:style-name="T463"> the values of the two cells directly to the left of </text:span><text:span text:style-name="T119">a</text:span><text:span text:style-name="T120">ny cell containing the equation</text:span><text:span text:style-name="T373"> </text:span><text:span text:style-name="Source_20_Text"><text:span text:style-name="T373">=AddLeft</text:span></text:span>. <text:span text:style-name="T374">For example, if </text:span><text:span text:style-name="Emphasis"><text:span text:style-name="T374">AddLeft</text:span></text:span><text:span text:style-name="T374"> is referenced in cell </text:span><text:span text:style-name="Source_20_Text"><text:span text:style-name="T374">E</text:span></text:span><text:span text:style-name="Source_20_Text"><text:span text:style-name="T53">5</text:span></text:span><text:span text:style-name="T374">, then it will sum the values in </text:span><text:span text:style-name="Source_20_Text"><text:span text:style-name="T374">C5</text:span></text:span><text:span text:style-name="T374"> and </text:span><text:span text:style-name="Source_20_Text"><text:span text:style-name="T374">D5</text:span></text:span><text:span text:style-name="T374"> (Figure </text:span><text:span text:style-name="T374"><text:sequence-ref text:reference-format="value" text:ref-name="refFigure3">4</text:sequence-ref></text:span><text:span text:style-name="T374">).</text:span></text:p>
      <text:list xml:id="list111313274622507" text:continue-list="list111313527724243" text:style-name="Heading_20_Note">
        <text:list-item>
          <text:p text:style-name="P242">Poznámka</text:p>
        </text:list-item>
      </text:list>
      <text:p text:style-name="P9"><text:span text:style-name="T410">For more information about absolute and relative references, see Chapter 7, Formulas and Functions</text:span>.</text:p>
      <text:p text:style-name="P177"><text:span text:style-name="T375">Listing </text:span><text:span text:style-name="T375"><text:sequence text:ref-name="refListing1" text:name="Listing" text:formula="ooow:Listing + 1" style:num-format="1">2</text:sequence></text:span><text:span text:style-name="T375">: </text:span><text:span text:style-name="T330">AddNamedFunction</text:span><text:span text:style-name="T376"> creates the AddLeft named formula expression</text:span></text:p>
      <text:p text:style-name="P180"/>
      <text:p text:style-name="P164">Sub AddNamedFunction()</text:p>
      <text:p text:style-name="Code"><text:s text:c="2"/>Dim oSheet <text:s text:c="9"/>'Sheet that contains the range <text:span text:style-name="T484">oRange</text:span>.</text:p>
      <text:p text:style-name="P164"><text:s text:c="2"/>Dim oCellAddress <text:s text:c="3"/>'Address for relative references.</text:p>
      <text:p text:style-name="P164"><text:s text:c="2"/>Dim oRanges <text:s text:c="8"/>'The NamedRanges property.</text:p>
      <text:p text:style-name="P164"><text:s text:c="2"/>Dim oRange <text:s text:c="9"/>'Single cell range.</text:p>
      <text:p text:style-name="P164"><text:s text:c="2"/>Dim sName As String 'Name of the equation to create.</text:p>
      <text:p text:style-name="Code"/>
      <text:p text:style-name="P164"><text:s text:c="2"/>sName = "AddLeft"</text:p>
      <text:p text:style-name="P164"><text:s text:c="2"/>oRanges = ThisComponent.NamedRanges</text:p>
      <text:p text:style-name="P164"><text:s text:c="2"/>If NOT oRanges.hasByName(sName) Then</text:p>
      <text:p text:style-name="P164"><text:s text:c="4"/>oSheet = ThisComponent.getSheets().getByIndex(0)</text:p>
      <text:p text:style-name="P164"><text:s text:c="4"/>oRange = oSheet.getCellRangeByName("C3")</text:p>
      <text:p text:style-name="P164"><text:s text:c="4"/>oCellAddress = oRange.getCellAddress()</text:p>
      <text:p text:style-name="P164"><text:s text:c="4"/>oRanges.addNewByName(sName, "A3+B3", oCellAddress, 0)</text:p>
      <text:p text:style-name="P164"><text:s text:c="2"/>End If</text:p>
      <text:p text:style-name="P167">End Sub</text:p>
      <text:p text:style-name="Figure"><draw:frame draw:style-name="fr2" draw:name="Frame32" text:anchor-type="as-char" draw:z-index="23"><draw:text-box fo:min-height="0.2in" fo:min-width="0.7902in"><text:p text:style-name="Frame_20_contents"><draw:frame draw:style-name="fr1" draw:name="Frame33" text:anchor-type="as-char" svg:width="4.7701in" draw:z-index="24"><draw:text-box fo:min-height="0.8in"><text:p text:style-name="Caption"><draw:frame draw:style-name="fr3" draw:name="Image18" text:anchor-type="paragraph" svg:width="4.7701in" style:rel-width="100%" svg:height="0.8in" style:rel-height="scale" draw:z-index="25"><draw:image xlink:href="Pictures/100002010000023C00000060541A46FC691E3937.png" xlink:type="simple" xlink:show="embed" xlink:actuate="onLoad" loext:mime-type="image/png"/></draw:frame><text:span text:style-name="T320"><text:line-break/></text:span>Figure <text:sequence text:ref-name="refFigure3" text:name="Figure" text:formula="ooow:Figure+1" style:num-format="1">4</text:sequence>: AddLeft sums <text:span text:style-name="T485">the values </text:span><text:span text:style-name="T386">f</text:span><text:span text:style-name="T387">rom</text:span> C5 and D5 <text:span text:style-name="T486">in E5</text:span></text:p></draw:text-box></draw:frame></text:p></draw:text-box></draw:frame></text:p>
      <text:list xml:id="list892924758" text:style-name="Heading_20_Tip">
        <text:list-item>
          <text:p text:style-name="P248">Tip</text:p>
        </text:list-item>
      </text:list>
      <text:p text:style-name="P13"><text:span text:style-name="T521">Listing </text:span><text:span text:style-name="T521"><text:sequence-ref text:reference-format="value" text:ref-name="refListing1">2</text:sequence-ref></text:span><text:span text:style-name="T521"><text:s/>illustrates </text:span><text:span text:style-name="T82">another</text:span><text:span text:style-name="T521"> little-known attribute of Calc: named ranges </text:span><text:span text:style-name="T82">are</text:span><text:span text:style-name="T521"> a subset of named expressions, which can include formulas as well.</text:span></text:p>
      <text:h text:style-name="Heading_20_3" text:outline-level="3"><text:bookmark-start text:name="__RefHeading___Toc17080_238845971"/>Creating named ranges using row or column headers<text:bookmark-end text:name="__RefHeading___Toc17080_238845971"/></text:h>
      <text:p text:style-name="P112"><text:span text:style-name="T105">With the</text:span><text:span text:style-name="Emphasis"><text:span text:style-name="T105"> </text:span></text:span><text:alphabetical-index-mark text:string-value="create names"/><text:span text:style-name="Emphasis"><text:span text:style-name="T105">Create Names</text:span></text:span><text:span text:style-name="T105"> tool, </text:span><text:span text:style-name="T109">which is accessed by </text:span><text:span text:style-name="T105">selecting </text:span><text:span text:style-name="Strong_20_Emphasis"><text:span text:style-name="T329">Sheet &gt; Named Ranges and Expressions &gt; Create</text:span></text:span><text:span text:style-name="T109"> </text:span><text:span text:style-name="T105">from the Menu bar </text:span><text:span text:style-name="T109">(Figure </text:span><text:span text:style-name="T105"><text:sequence-ref text:reference-format="value" text:ref-name="refFigure4">5</text:sequence-ref></text:span><text:span text:style-name="T109">), you can create</text:span><text:span text:style-name="T105"> multiple n</text:span><text:span text:style-name="T365">amed ranges simultaneously from the </text:span><text:span text:style-name="T105">h</text:span><text:span text:style-name="T106">eaders</text:span><text:span text:style-name="T365"> of a table. </text:span><text:span text:style-name="T105">T</text:span><text:span text:style-name="T109">hese h</text:span><text:span text:style-name="T106">eaders c</text:span><text:span text:style-name="T143">an be</text:span><text:span text:style-name="T106"> drawn from the </text:span><text:span text:style-name="T110">table’s </text:span><text:span text:style-name="T106">borders – top and bottom rows and left and right columns – and e</text:span><text:span text:style-name="T226">ach</text:span><text:span text:style-name="T106"> row </text:span><text:span text:style-name="T226">or</text:span><text:span text:style-name="T106"> column that correspond</text:span><text:span text:style-name="T226">s</text:span><text:span text:style-name="T106"> to each header are used to create the named ranges </text:span><text:span text:style-name="T144">themselves</text:span><text:span text:style-name="T106">. </text:span><text:span text:style-name="T107">For example, if you choose to create ranges f</text:span><text:span text:style-name="T108">rom headers contained in the</text:span><text:span text:style-name="T107"> top row of a table, each range will be generated from the individual columns that correspond to each header </text:span><text:span text:style-name="T226">label</text:span><text:span text:style-name="T107">.</text:span></text:p>
      <text:list xml:id="list111314160176773" text:continue-list="list111313274622507" text:style-name="Heading_20_Note">
        <text:list-item>
          <text:p text:style-name="P243"><text:soft-page-break/>Poznámka</text:p>
        </text:list-item>
      </text:list>
      <text:p text:style-name="P7"><text:span text:style-name="T366">Header cells are not </text:span><text:span text:style-name="T62">included in the named ranges generated using the </text:span><text:span text:style-name="Emphasis"><text:span text:style-name="T62">Create Names</text:span></text:span> <text:span text:style-name="T366">tool. </text:span><text:span text:style-name="T62">This is because </text:span><text:span text:style-name="T366">the labels in each of these cell are used to name the ranges.</text:span></text:p>
      <text:p text:style-name="Figure"><draw:frame draw:style-name="fr2" draw:name="Frame5" text:anchor-type="as-char" draw:z-index="26"><draw:text-box fo:min-height="0.2in" fo:min-width="0.7902in"><text:p text:style-name="Frame_20_contents"><draw:frame draw:style-name="fr1" draw:name="Frame6" text:anchor-type="as-char" svg:width="2.4402in" draw:z-index="27"><draw:text-box fo:min-height="1.6402in"><text:p text:style-name="Caption"><draw:frame draw:style-name="fr3" draw:name="Image5" text:anchor-type="paragraph" svg:width="2.4402in" style:rel-width="100%" svg:height="1.6402in" style:rel-height="scale" draw:z-index="33"><draw:image xlink:href="Pictures/1000020100000125000000C52F069AC93F88F673.png" xlink:type="simple" xlink:show="embed" xlink:actuate="onLoad" loext:mime-type="image/png"/></draw:frame><text:span text:style-name="T320"><text:line-break/></text:span>Figure <text:sequence text:ref-name="refFigure4" text:name="Figure" text:formula="ooow:Figure+1" style:num-format="1">5</text:sequence>: Create Names dialog</text:p></draw:text-box></draw:frame></text:p></draw:text-box></draw:frame></text:p>
      <text:p text:style-name="P112"><text:span text:style-name="T367">To use the </text:span><text:span text:style-name="Emphasis"><text:span text:style-name="T367">Create Names</text:span></text:span> <text:span text:style-name="T367">tool:</text:span></text:p>
      <text:list xml:id="list186545112" text:style-name="Numbering_20_1">
        <text:list-item text:start-value="1">
          <text:p text:style-name="P265"><text:span text:style-name="T464">In a worksheet, select the table from which to create the named ranges. Be sure to include the head</text:span><text:span text:style-name="T207">e</text:span><text:span text:style-name="T208">r</text:span><text:span text:style-name="T464"> rows or columns as part of your selection.</text:span></text:p>
        </text:list-item>
        <text:list-item>
          <text:p text:style-name="P266"><text:span text:style-name="T367">Open the </text:span><text:span text:style-name="Emphasis"><text:span text:style-name="T367">Create Names</text:span></text:span> <text:span text:style-name="T367">dialog by selecting </text:span><text:span text:style-name="Strong_20_Emphasis"><text:span text:style-name="T329">Sheet &gt; Named Ranges and Expressions &gt; Create</text:span></text:span><text:span text:style-name="T109"> </text:span><text:span text:style-name="T105">from the Menu bar.</text:span></text:p>
        </text:list-item>
        <text:list-item>
          <text:p text:style-name="P266"><text:span text:style-name="T111">Calc a</text:span><text:span text:style-name="T113">utomatically identifies</text:span><text:span text:style-name="T111"> which rows or columns contain headers, </text:span><text:span text:style-name="T112">and will mark the checkboxes – </text:span><text:span text:style-name="Emphasis"><text:span text:style-name="T112">Top row, Left column, </text:span></text:span><text:span text:style-name="Emphasis"><text:span text:style-name="T307">B</text:span></text:span><text:span text:style-name="Emphasis"><text:span text:style-name="T112">ottom row, </text:span></text:span><text:span text:style-name="Emphasis"><text:span text:style-name="T307">R</text:span></text:span><text:span text:style-name="Emphasis"><text:span text:style-name="T112">ight column</text:span></text:span> – <text:span text:style-name="T368">that apply. However, </text:span><text:span text:style-name="T112">i</text:span><text:span text:style-name="T114">f you wish to </text:span><text:span text:style-name="T113">c</text:span><text:span text:style-name="T210">hange</text:span><text:span text:style-name="T113"> this selection, </text:span><text:span text:style-name="T115">you can manually select any of the boxes at this point.</text:span></text:p>
        </text:list-item>
        <text:list-item>
          <text:p text:style-name="P267"><text:span text:style-name="T115">C</text:span><text:span text:style-name="T116">lick on </text:span><text:span text:style-name="Strong_20_Emphasis"><text:span text:style-name="T342">OK</text:span></text:span> <text:span text:style-name="T369">to close the dialog and create the new named ranges.</text:span></text:p>
        </text:list-item>
      </text:list>
      <text:h text:style-name="P230" text:outline-level="3"><text:bookmark-start text:name="__RefHeading___Toc17082_238845971"/>Creating named ranges from labels using macros.<text:bookmark-end text:name="__RefHeading___Toc17082_238845971"/></text:h>
      <text:p text:style-name="P113"><text:span text:style-name="T389">In addition to the </text:span><text:span text:style-name="Emphasis"><text:span text:style-name="T389">Create Names</text:span></text:span> <text:span text:style-name="T389">dialog, named ranges can be generated from labels using the macro method </text:span><text:span text:style-name="Emphasis"><text:span text:style-name="T389">addNewFromTitles</text:span></text:span><text:span text:style-name="Source_20_Text"><text:span text:style-name="T121">:</text:span></text:span></text:p>
      <text:p text:style-name="P151"><text:span text:style-name="T390">addNewFromTitles</text:span>(Source, Border)</text:p>
      <text:p text:style-name="P160"><text:span text:style-name="T363">Creates named ranges from column or row head</text:span><text:span text:style-name="T102">e</text:span><text:span text:style-name="T103">rs</text:span><text:span text:style-name="T363">. This method has two arguments:</text:span></text:p>
      <text:list xml:id="list111314111711692" text:continue-list="list2194259910" text:style-name="List_20_2">
        <text:list-item>
          <text:p text:style-name="P264"><text:span text:style-name="Emphasis"><text:span text:style-name="T363">Source</text:span></text:span> – <text:span text:style-name="T363">The cell range address of the named range to be created</text:span></text:p>
        </text:list-item>
        <text:list-item>
          <text:p text:style-name="P264"><text:span text:style-name="Emphasis"><text:span text:style-name="T363">Border</text:span></text:span> – <text:span text:style-name="T102">I</text:span><text:span text:style-name="T209">s a</text:span><text:span text:style-name="T465">n enumeration value that </text:span><text:span text:style-name="T102">specifies</text:span><text:span text:style-name="T363"> </text:span><text:span text:style-name="T102">t</text:span><text:span text:style-name="T103">he location of the header labels</text:span><text:span text:style-name="T363">. This enumeration has one of four possible values (Table </text:span><text:span text:style-name="T363"><text:sequence-ref text:reference-format="value" text:ref-name="refTable1">2</text:sequence-ref></text:span><text:span text:style-name="T363">):</text:span></text:p>
        </text:list-item>
      </text:list>
      <text:p text:style-name="P197">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2">Enumerator</text:p>
            </table:table-cell>
            <table:table-cell table:style-name="Table4.A1" office:value-type="string">
              <text:p text:style-name="P106">Popis</text:p>
            </table:table-cell>
          </table:table-row>
        </table:table-header-rows>
        <table:table-row table:style-name="Table4.1">
          <table:table-cell table:style-name="Table4.A2" office:value-type="string">
            <text:p text:style-name="P21">TOP</text:p>
          </table:table-cell>
          <table:table-cell table:style-name="Table4.A2" office:value-type="string">
            <text:p text:style-name="P21">Selects the top border <text:span text:style-name="T393">row</text:span>.</text:p>
          </table:table-cell>
        </table:table-row>
        <table:table-row table:style-name="Table4.1">
          <table:table-cell table:style-name="Table4.A2" office:value-type="string">
            <text:p text:style-name="P21">BOTTOM</text:p>
          </table:table-cell>
          <table:table-cell table:style-name="Table4.A2" office:value-type="string">
            <text:p text:style-name="P21">Selects the bottom border <text:span text:style-name="T393">row</text:span>.</text:p>
          </table:table-cell>
        </table:table-row>
        <table:table-row table:style-name="Table4.1">
          <table:table-cell table:style-name="Table4.A2" office:value-type="string">
            <text:p text:style-name="P21">RIGHT</text:p>
          </table:table-cell>
          <table:table-cell table:style-name="Table4.A2" office:value-type="string">
            <text:p text:style-name="P21">Selects the right border <text:span text:style-name="T393">column</text:span>.</text:p>
          </table:table-cell>
        </table:table-row>
        <table:table-row table:style-name="Table4.1">
          <table:table-cell table:style-name="Table4.A2" office:value-type="string">
            <text:p text:style-name="P21">LEFT</text:p>
          </table:table-cell>
          <table:table-cell table:style-name="Table4.A2" office:value-type="string">
            <text:p text:style-name="P21">Selects the left border <text:span text:style-name="T393">column</text:span>.</text:p>
          </table:table-cell>
        </table:table-row>
      </table:table>
      <text:list xml:id="list111314904654205" text:continue-list="list892924758" text:style-name="Heading_20_Tip">
        <text:list-item>
          <text:p text:style-name="P249">Tip</text:p>
        </text:list-item>
      </text:list>
      <text:p text:style-name="P11"><text:span text:style-name="T411">To generate names from multiple borders, you must call </text:span><text:span text:style-name="Emphasis"><text:span text:style-name="T411">addNewFromTitles</text:span></text:span> <text:span text:style-name="T411">for each header row or column that you wish to use.</text:span></text:p>
      <text:p text:style-name="P130"><text:soft-page-break/><text:span text:style-name="T391">The macro in Listing </text:span><text:span text:style-name="T391"><text:sequence-ref text:reference-format="value" text:ref-name="refListing2">3</text:sequence-ref></text:span><text:span text:style-name="T391"><text:s/>creates three named ranges using headers from the top row of the range </text:span><text:span text:style-name="Source_20_Text"><text:span text:style-name="T391">A1:C20</text:span></text:span> <text:span text:style-name="T481">(Figure </text:span><text:span text:style-name="T481"><text:sequence-ref text:reference-format="value" text:ref-name="refFigure5">6</text:sequence-ref></text:span><text:span text:style-name="T481">). Figure </text:span><text:span text:style-name="T481"><text:sequence-ref text:reference-format="value" text:ref-name="refFigure6">7</text:sequence-ref></text:span><text:span text:style-name="T481"><text:s/>shows the resulting ranges listed in the </text:span><text:span text:style-name="Emphasis"><text:span text:style-name="T482">Manage Names</text:span></text:span> <text:span text:style-name="T482">dialog, which is accessed by selecting </text:span><text:span text:style-name="Strong_20_Emphasis"><text:span text:style-name="T491">Sheet &gt; Named Ranges and Expressions &gt; Manage</text:span></text:span><text:span text:style-name="T482">.</text:span></text:p>
      <text:p text:style-name="Figure"><draw:frame draw:style-name="fr2" draw:name="Frame34" text:anchor-type="as-char" draw:z-index="35"><draw:text-box fo:min-height="0.2in" fo:min-width="0.7902in"><text:p text:style-name="Frame_20_contents"><draw:frame draw:style-name="fr1" draw:name="Frame35" text:anchor-type="as-char" svg:width="3.0201in" draw:z-index="36"><draw:text-box fo:min-height="3.7in"><text:p text:style-name="Caption"><draw:frame draw:style-name="fr3" draw:name="Image19" text:anchor-type="paragraph" svg:width="3.0201in" style:rel-width="100%" svg:height="3.7in" style:rel-height="scale" draw:z-index="37"><draw:image xlink:href="Pictures/100002010000016A000001BC3737E00C2EE4BC9C.png" xlink:type="simple" xlink:show="embed" xlink:actuate="onLoad" loext:mime-type="image/png"/></draw:frame><text:span text:style-name="T320"><text:line-break/></text:span>Figure <text:sequence text:ref-name="refFigure5" text:name="Figure" text:formula="ooow:Figure+1" style:num-format="1">6</text:sequence>: Example range A1:C20</text:p></draw:text-box></draw:frame></text:p></draw:text-box></draw:frame></text:p>
      <text:p text:style-name="P179"><text:span text:style-name="T392">Listing </text:span><text:span text:style-name="T392"><text:sequence text:ref-name="refListing2" text:name="Listing" text:formula="ooow:Listing + 1" style:num-format="1">3</text:sequence></text:span><text:span text:style-name="T392">: AddManyNamedRanges</text:span> <text:span text:style-name="T392">creates named ranges using labeled columns</text:span></text:p>
      <text:p text:style-name="P178"/>
      <text:p text:style-name="P164">Sub AddManyNamedRanges()</text:p>
      <text:p text:style-name="P164"><text:s text:c="2"/>Dim oSheet <text:s text:c="3"/>'Sheet that contains the named range.</text:p>
      <text:p text:style-name="P164"><text:s text:c="2"/>Dim oAddress <text:s/>'Range address.</text:p>
      <text:p text:style-name="P164"><text:s text:c="2"/>Dim oRanges <text:s text:c="2"/>'The NamedRanges property.</text:p>
      <text:p text:style-name="P164"><text:s text:c="2"/>Dim oRange <text:s text:c="3"/>'Single cell range.</text:p>
      <text:p text:style-name="Code"/>
      <text:p text:style-name="P164"><text:s text:c="2"/>oRanges = ThisComponent.NamedRanges</text:p>
      <text:p text:style-name="P164"><text:s text:c="2"/>oSheet = ThisComponent.getSheets().getByIndex(0)</text:p>
      <text:p text:style-name="P164"/>
      <text:p text:style-name="P164"><text:s text:c="2"/>oRange = oSheet.getCellRangeByName("A1:C20")</text:p>
      <text:p text:style-name="P164"><text:s text:c="2"/>oAddress = oRange.getRangeAddress()</text:p>
      <text:p text:style-name="P164"><text:s text:c="2"/>oRanges.addNewFromTitles(oAddress, com.sun.star.sheet.Border.TOP)</text:p>
      <text:p text:style-name="P164">End Sub</text:p>
      <text:p text:style-name="Figure"><draw:frame draw:style-name="fr2" draw:name="Frame36" text:anchor-type="as-char" draw:z-index="38"><draw:text-box fo:min-height="0.2in" fo:min-width="0.7902in"><text:p text:style-name="Frame_20_contents"><draw:frame draw:style-name="fr1" draw:name="Frame37" text:anchor-type="as-char" svg:width="5.1299in" draw:z-index="39"><draw:text-box fo:min-height="2.2598in"><text:p text:style-name="Caption"><draw:frame draw:style-name="fr3" draw:name="Image20" text:anchor-type="paragraph" svg:width="5.1299in" style:rel-width="100%" svg:height="2.2598in" style:rel-height="scale" draw:z-index="40"><draw:image xlink:href="Pictures/10000201000002680000010FEB965ACE4161566F.png" xlink:type="simple" xlink:show="embed" xlink:actuate="onLoad" loext:mime-type="image/png"/></draw:frame><text:span text:style-name="T320"><text:line-break/></text:span>Figure <text:sequence text:ref-name="refFigure6" text:name="Figure" text:formula="ooow:Figure+1" style:num-format="1">7</text:sequence>: Manage Names dialog with generated named ranges</text:p></draw:text-box></draw:frame></text:p></draw:text-box></draw:frame></text:p>
      <text:list xml:id="list2676141370" text:style-name="Heading_20_Caution">
        <text:list-item>
          <text:p text:style-name="P238"><text:soft-page-break/>Upozornění</text:p>
        </text:list-item>
      </text:list>
      <text:p text:style-name="P8"><text:span text:style-name="T63">Avoid giving multiple rows or columns the same label, as the ranges generated from them will likewise share the same name</text:span><text:span text:style-name="T64">, </text:span><text:span text:style-name="T83">and can end up being overwritten </text:span><text:span text:style-name="T84">by Calc</text:span><text:span text:style-name="T83">.</text:span></text:p>
      <text:h text:style-name="P221" text:outline-level="2"><text:bookmark-start text:name="__RefHeading___Toc4329_4065233654"/><text:alphabetical-index-mark text:string-value="database range"/><text:span text:style-name="T545">D</text:span>atabase ranges<text:bookmark-end text:name="__RefHeading___Toc4329_4065233654"/></text:h>
      <text:p text:style-name="P117"><text:span text:style-name="T122">A</text:span><text:span text:style-name="T124">lthough i</text:span><text:span text:style-name="T125">t</text:span><text:span text:style-name="T124"> can be used like a regular named range, </text:span><text:span text:style-name="T126">a </text:span><text:alphabetical-index-mark text:string-value="database" text:key1="oblast"/><text:span text:style-name="T126">database </text:span><text:span text:style-name="T127">range is, unsurprisingly, meant to be used like a database table, </text:span><text:span text:style-name="T128">with each row representing a record and each cell as fields within each record. </text:span><text:span text:style-name="T140">S</text:span><text:span text:style-name="T129">pecifically</text:span><text:span text:style-name="T128">, a database range differs from a named range in the following ways:</text:span></text:p>
      <text:list xml:id="list111315005365875" text:continue-list="list1560532852" text:style-name="List_20_1">
        <text:list-item>
          <text:p text:style-name="P251">A database range cannot be a formula expression, only a <text:span text:style-name="T466">cell range</text:span>. <text:span text:style-name="T523">This range can be formatted as a table, with the first row reserved for headings and the last row for subtotals. Cell formatting can also be preserved for each field in the table.</text:span></text:p>
        </text:list-item>
        <text:list-item>
          <text:p text:style-name="P252">Database ranges cannot be referenced relative to a base address within a <text:span text:style-name="T398">worksheet.</text:span></text:p>
        </text:list-item>
        <text:list-item>
          <text:p text:style-name="P253"><text:span text:style-name="T131">Database ranges s</text:span><text:span text:style-name="T211">tore</text:span><text:span text:style-name="T131"> sorting, </text:span><text:span text:style-name="T197">filtering, </text:span><text:span text:style-name="T131">subtotal</text:span><text:span text:style-name="T132">ing</text:span><text:span text:style-name="T131">, and data import settings </text:span><text:span text:style-name="T215">in data structures called </text:span><text:alphabetical-index-mark text:string-value="descriptor"/><text:span text:style-name="Emphasis"><text:span text:style-name="T215">descriptors</text:span></text:span><text:span text:style-name="T215">, </text:span><text:span text:style-name="T216">which </text:span><text:span text:style-name="T215">ca</text:span><text:span text:style-name="T212">n </text:span><text:span text:style-name="T467">be retrieved and accessed using macros</text:span><text:span text:style-name="T131">.</text:span></text:p>
        </text:list-item>
        <text:list-item>
          <text:p text:style-name="P254"><text:span text:style-name="T130">A database range can be linked to an external database source, </text:span><text:span text:style-name="T293">and can be refreshed by selecting </text:span><text:span text:style-name="Strong_20_Emphasis"><text:span text:style-name="T331">Data &gt; Refresh Range</text:span></text:span><text:span text:style-name="T293"> from the Menu bar</text:span><text:span text:style-name="T130">. </text:span><text:span text:style-name="T294">Registering and linking to external database sources are explained in more detail in </text:span><text:span text:style-name="T140">Chapter 10, Linking Calc Data</text:span><text:span text:style-name="Emphasis"><text:span text:style-name="T140">.</text:span></text:span></text:p>
        </text:list-item>
        <text:list-item>
          <text:p text:style-name="P258"><text:span text:style-name="T397">Database ranges </text:span><text:span text:style-name="T128">c</text:span><text:span text:style-name="T133">an be</text:span><text:span text:style-name="T397"> created, modified, and deleted using the </text:span><text:span text:style-name="Emphasis"><text:span text:style-name="T397">Define Database Range</text:span></text:span> <text:span text:style-name="T397">dialog, which is opened by selecting </text:span><text:span text:style-name="Strong_20_Emphasis"><text:span text:style-name="T397">Data &gt; Define Range</text:span></text:span> <text:span text:style-name="T397">from the Menu bar (Figure </text:span><text:span text:style-name="T397"><text:sequence-ref text:reference-format="value" text:ref-name="refFigure7">8</text:sequence-ref></text:span><text:span text:style-name="T397">)</text:span><text:span text:style-name="T128">.</text:span></text:p>
        </text:list-item>
      </text:list>
      <text:p text:style-name="Figure"><draw:frame draw:style-name="fr1" draw:name="Frame8" text:anchor-type="as-char" svg:width="2.6307in" draw:z-index="41"><draw:text-box fo:min-height="5.0402in"><text:p text:style-name="Caption"><draw:frame draw:style-name="fr4" draw:name="Image6" text:anchor-type="paragraph" svg:width="2.2681in" svg:height="4.811in" draw:z-index="43"><draw:image xlink:href="Pictures/10000201000001230000027D55EA5DA1615B37CC.png" xlink:type="simple" xlink:show="embed" xlink:actuate="onLoad" loext:mime-type="image/png"/></draw:frame><text:span text:style-name="T320"><text:line-break/></text:span>Figure <text:sequence text:ref-name="refFigure7" text:name="Figure" text:formula="ooow:Figure+1" style:num-format="1">8</text:sequence>: Define D<text:span text:style-name="T388">B</text:span> Range <text:span text:style-name="T522">dialog</text:span></text:p></draw:text-box></draw:frame></text:p>
      <text:p text:style-name="P202"><text:soft-page-break/><text:span text:style-name="T123">T</text:span><text:span text:style-name="T295">o create a database range:</text:span></text:p>
      <text:list xml:id="list111314205423572" text:continue-list="list186545112" text:style-name="Numbering_20_1">
        <text:list-item text:start-value="1">
          <text:p text:style-name="P279">Select a range of cells from a worksheet.</text:p>
        </text:list-item>
        <text:list-item>
          <text:p text:style-name="P268"><text:span text:style-name="T527">Open the </text:span><text:span text:style-name="Emphasis"><text:span text:style-name="T527">Define Database Range</text:span></text:span> <text:span text:style-name="T527">dialog by using </text:span><text:span text:style-name="Strong_20_Emphasis"><text:span text:style-name="T527">Data &gt; Define Range</text:span></text:span>.</text:p>
        </text:list-item>
        <text:list-item>
          <text:p text:style-name="P269"><text:span text:style-name="T524">Type a name for the range in the </text:span><text:span text:style-name="Emphasis"><text:span text:style-name="T524">Name</text:span></text:span> <text:span text:style-name="T524">field. Only use letters, numbers, and underscores; spaces, hyphens, and other characters are not allowed.</text:span></text:p>
        </text:list-item>
        <text:list-item>
          <text:p text:style-name="P270"><text:span text:style-name="T525">Click on the plus (+) sign</text:span> <text:span text:style-name="T525">next to the</text:span><text:span text:style-name="Emphasis"><text:span text:style-name="T525"> Options </text:span></text:span><text:span text:style-name="T525">to expand this section and view and select the following options:</text:span></text:p>
        </text:list-item>
      </text:list>
      <text:list xml:id="list111314276385124" text:continue-list="list111314111711692" text:style-name="List_20_2">
        <text:list-item>
          <text:p text:style-name="List_20_2"><text:span text:style-name="Emphasis"><text:span text:style-name="T394">Contains column labels</text:span></text:span> – <text:span text:style-name="T395">Denotes whether the top row </text:span><text:span text:style-name="T134">i</text:span><text:span text:style-name="T133">s reserved</text:span><text:span text:style-name="T395"> for field headings.</text:span></text:p>
        </text:list-item>
        <text:list-item>
          <text:p text:style-name="List_20_2"><text:span text:style-name="Emphasis"><text:span text:style-name="T396">Insert or delete cells</text:span></text:span> – <text:span text:style-name="T399">If active, this option will insert new rows and columns into the database range when new records are added to its source. Only works if an external database source is linked to the range. To manually update the database range, use </text:span><text:span text:style-name="Strong_20_Emphasis"><text:span text:style-name="T400">Data &gt; Refresh Range</text:span></text:span>.</text:p>
        </text:list-item>
        <text:list-item>
          <text:p text:style-name="List_20_2"><text:span text:style-name="Emphasis"><text:span text:style-name="T401">Keep formatting – </text:span></text:span><text:span text:style-name="T401">Applies the existing cell formats of the first data row to the whole database range.</text:span></text:p>
        </text:list-item>
        <text:list-item>
          <text:p text:style-name="List_20_2"><text:span text:style-name="Emphasis"><text:span text:style-name="T402">Don’t save imported data</text:span></text:span> – <text:span text:style-name="T402">If selected, this option only saves a reference to the source database; the contents of the range’s cells are not preserved.</text:span></text:p>
        </text:list-item>
        <text:list-item>
          <text:p text:style-name="List_20_2"><text:span text:style-name="Emphasis"><text:span text:style-name="T402">Source</text:span></text:span> – <text:span text:style-name="T402">Displays information about the current database source, if one exists.</text:span></text:p>
        </text:list-item>
        <text:list-item>
          <text:p text:style-name="List_20_2"><text:span text:style-name="Emphasis"><text:span text:style-name="T402">Operations</text:span></text:span> – <text:span text:style-name="T402">Denotes what operations, such as sorting or filtering, have been applied to the database range.</text:span></text:p>
        </text:list-item>
      </text:list>
      <text:list xml:id="list111314985292873" text:continue-list="list111314205423572" text:style-name="Numbering_20_1">
        <text:list-item>
          <text:p text:style-name="P271"><text:span text:style-name="T526">Click </text:span><text:span text:style-name="Strong_20_Emphasis"><text:span text:style-name="T526">Add</text:span></text:span> <text:span text:style-name="T526">to add a range to the database range list under the </text:span><text:span text:style-name="Emphasis"><text:span text:style-name="T526">Name</text:span></text:span> <text:span text:style-name="T526">field.</text:span></text:p>
        </text:list-item>
      </text:list>
      <text:p text:style-name="P140">To modify an existing database range:</text:p>
      <text:list xml:id="list111314087327501" text:continue-list="list111314985292873" text:style-name="Numbering_20_1">
        <text:list-item text:start-value="1">
          <text:p text:style-name="P272"><text:span text:style-name="T528">Select a range from the range list under the </text:span><text:span text:style-name="Emphasis"><text:span text:style-name="T528">Name</text:span></text:span> <text:span text:style-name="T528">field or type its name into the </text:span><text:span text:style-name="Emphasis"><text:span text:style-name="T528">Name</text:span></text:span> <text:span text:style-name="T528">field. The </text:span><text:span text:style-name="Strong_20_Emphasis"><text:span text:style-name="T531">Add</text:span></text:span> <text:span text:style-name="T531">button will change to </text:span><text:span text:style-name="Strong_20_Emphasis"><text:span text:style-name="T531">Modify</text:span></text:span> <text:span text:style-name="T531">at this point.</text:span></text:p>
        </text:list-item>
        <text:list-item>
          <text:p text:style-name="P272"><text:span text:style-name="T528">Make any modifications in the </text:span><text:span text:style-name="Emphasis"><text:span text:style-name="T528">Range</text:span></text:span> <text:span text:style-name="T528">field and the </text:span><text:span text:style-name="Emphasis"><text:span text:style-name="T528">Options</text:span></text:span> <text:span text:style-name="T528">section.</text:span></text:p>
        </text:list-item>
        <text:list-item>
          <text:p text:style-name="P273"><text:span text:style-name="T529">Click </text:span><text:span text:style-name="Strong_20_Emphasis"><text:span text:style-name="T529">Modify</text:span></text:span> <text:span text:style-name="T529">to update the range.</text:span></text:p>
        </text:list-item>
      </text:list>
      <text:p text:style-name="P141"><text:span text:style-name="T530">To delete an existing database range, select it from the range list, then click </text:span><text:span text:style-name="Strong_20_Emphasis"><text:span text:style-name="T530">Delete</text:span></text:span>.</text:p>
      <text:p text:style-name="P114"><text:span text:style-name="T403">To select an existing database range from the current document, open the </text:span><text:span text:style-name="Emphasis"><text:span text:style-name="T403">Select Database Range</text:span></text:span> <text:span text:style-name="T403">dialog </text:span><text:span text:style-name="T135">by c</text:span><text:span text:style-name="T136">hoosing</text:span><text:span text:style-name="T404"> </text:span><text:span text:style-name="Strong_20_Emphasis"><text:span text:style-name="T403">Data &gt; Select Range</text:span></text:span> <text:span text:style-name="T403">from the Menu bar (Figure </text:span><text:span text:style-name="T403"><text:sequence-ref text:reference-format="value" text:ref-name="refFigure8">9</text:sequence-ref></text:span><text:span text:style-name="T403">). Next, select a range from the </text:span><text:span text:style-name="Emphasis"><text:span text:style-name="T405">Ranges</text:span></text:span> <text:span text:style-name="T405">list and click </text:span><text:span text:style-name="Strong_20_Emphasis"><text:span text:style-name="T405">OK</text:span></text:span>. <text:span text:style-name="T405">Calc will automatically highlight the range’s position in the worksheet in which it is located.</text:span></text:p>
      <text:p text:style-name="Figure"><draw:frame draw:style-name="fr2" draw:name="Frame9" text:anchor-type="as-char" draw:z-index="9"><draw:text-box fo:min-height="0.2in" fo:min-width="0.7902in"><text:p text:style-name="Frame_20_contents"><draw:frame draw:style-name="fr1" draw:name="Frame10" text:anchor-type="as-char" svg:width="2.4402in" draw:z-index="10"><draw:text-box fo:min-height="1.1083in"><text:p text:style-name="Caption"><draw:frame draw:style-name="fr3" draw:name="Image7" text:anchor-type="paragraph" svg:width="2.4402in" style:rel-width="100%" svg:height="2.3598in" style:rel-height="scale" draw:z-index="42"><draw:image xlink:href="Pictures/10000201000001250000011BFC70E2A1A67AAED6.png" xlink:type="simple" xlink:show="embed" xlink:actuate="onLoad" loext:mime-type="image/png"/></draw:frame><text:span text:style-name="T320"><text:line-break/></text:span>Figure <text:sequence text:ref-name="refFigure8" text:name="Figure" text:formula="ooow:Figure+1" style:num-format="1">9</text:sequence>: Select D<text:span text:style-name="T377">B</text:span> Range dialog</text:p></draw:text-box></draw:frame></text:p></draw:text-box></draw:frame></text:p>
      <text:h text:style-name="P231" text:outline-level="3"><text:bookmark-start text:name="__RefHeading___Toc4331_4065233654"/><text:soft-page-break/>Creating database ranges with macros<text:bookmark-end text:name="__RefHeading___Toc4331_4065233654"/></text:h>
      <text:p text:style-name="P115"><text:span text:style-name="T406">In a macro, a database range is created, accessed, and deleted using the </text:span><text:span text:style-name="Emphasis"><text:span text:style-name="T406">DatabaseRanges</text:span></text:span> <text:span text:style-name="T138">s</text:span><text:span text:style-name="T139">ervice. This service</text:span><text:span text:style-name="T408"> has many of the same methods as the </text:span><text:span text:style-name="Emphasis"><text:span text:style-name="T408">NamedRanges</text:span></text:span> <text:span text:style-name="T532">service</text:span>, <text:span text:style-name="T408">but lacks the </text:span><text:span text:style-name="Emphasis"><text:span text:style-name="T408">addNewFromTitles</text:span></text:span> <text:span text:style-name="T408">method. </text:span><text:span text:style-name="Emphasis"><text:span text:style-name="T408">DatabaseRanges</text:span></text:span> <text:span text:style-name="T408">also uses a reduced version of the </text:span><text:span text:style-name="Emphasis"><text:span text:style-name="T408">addNewByName</text:span></text:span> <text:span text:style-name="T408">metho</text:span><text:span text:style-name="T139">d that lacks arguments for a relative base address and range type:</text:span></text:p>
      <text:p text:style-name="P154">addNewByName(Name, Range)</text:p>
      <text:p text:style-name="P161"><text:span text:style-name="T408">Adds a new database range to the </text:span><text:span text:style-name="T139">current document.</text:span></text:p>
      <text:p text:style-name="P116"><text:span text:style-name="T409">As an example of creating a range using this method, the macro in Listing </text:span><text:span text:style-name="T409"><text:sequence-ref text:reference-format="value" text:ref-name="refListing3">4</text:sequence-ref></text:span><text:span text:style-name="T409"><text:s/>creates a database range named </text:span><text:span text:style-name="Emphasis"><text:span text:style-name="T409">MyName</text:span></text:span> <text:span text:style-name="T409">and automatically applies auto filters to each of the range’s columns:</text:span></text:p>
      <text:p text:style-name="P181">Listing <text:span text:style-name="T392"><text:sequence text:ref-name="refListing3" text:name="Listing" text:formula="ooow:Listing + 1" style:num-format="1">4</text:sequence></text:span>: AddNewDatabaseRange creates a database range and applies an auto filter</text:p>
      <text:p text:style-name="P181"/>
      <text:p text:style-name="P164">Sub AddNewDatabaseRange()</text:p>
      <text:p text:style-name="P164"><text:s text:c="2"/>Dim oRange 'DatabaseRange object.</text:p>
      <text:p text:style-name="P164"><text:s text:c="2"/>Dim oAddr <text:s/>'Cell address range for the database range.</text:p>
      <text:p text:style-name="P164"><text:s text:c="2"/>Dim oSheet 'First sheet, which will contain the range.</text:p>
      <text:p text:style-name="P164"><text:s text:c="2"/>Dim oDoc <text:s text:c="2"/>'Reference ThisComponent with a shorter name.</text:p>
      <text:p text:style-name="Code"/>
      <text:p text:style-name="P164"><text:s text:c="2"/>oDoc = ThisComponent</text:p>
      <text:p text:style-name="P164"><text:s text:c="2"/>If NOT oDoc.DatabaseRanges.hasByName("MyName") Then</text:p>
      <text:p text:style-name="P164"><text:s text:c="4"/>oSheet = ThisComponent.getSheets().getByIndex(0)</text:p>
      <text:p text:style-name="P164"><text:s text:c="4"/>oRange = oSheet.getCellRangeByName("A1:F10")</text:p>
      <text:p text:style-name="P164"><text:s text:c="4"/>oAddr = oRange.getRangeAddress()</text:p>
      <text:p text:style-name="P164"><text:s text:c="4"/>oDoc.DatabaseRanges.addNewByName("MyName", oAddr)</text:p>
      <text:p text:style-name="P164"><text:s text:c="2"/>End If</text:p>
      <text:p text:style-name="P164"><text:s text:c="2"/>oRange = oDoc.DatabaseRanges.getByName("MyName")</text:p>
      <text:p text:style-name="P164"><text:s text:c="2"/>oRange.AutoFilter = True</text:p>
      <text:p text:style-name="P164">End Sub</text:p>
      <text:h text:style-name="P212" text:outline-level="1"><text:bookmark-start text:name="__RefHeading___Toc4335_4065233654"/><text:alphabetical-index-mark text:string-value="sorting"/>Sorting<text:bookmark-end text:name="__RefHeading___Toc4335_4065233654"/></text:h>
      <text:p text:style-name="P142"><text:span text:style-name="Emphasis"><text:span text:style-name="T281">Sorting</text:span></text:span><text:span text:style-name="T281"> is the process of rearranging data in a </text:span><text:span text:style-name="T296">range or a</text:span><text:span text:style-name="T281"> worksheet according to a specified sort order. </text:span><text:span text:style-name="T297">In Calc, sorting is commonly done using the </text:span><text:span text:style-name="Emphasis"><text:span text:style-name="T297">Sort</text:span></text:span> <text:span text:style-name="T533">dialog, which is accessed by selecting </text:span><text:span text:style-name="Strong_20_Emphasis"><text:span text:style-name="T533">Data &gt; Sort</text:span></text:span> <text:span text:style-name="T533">from the Menu bar. How to use this dialog and its options is described in further detail in Chapter 2, Entering, Editing, and Formatting Data</text:span><text:span text:style-name="Emphasis"><text:span text:style-name="T533">.</text:span></text:span> <text:span text:style-name="T534">Here, we present how to sort data in the context of macros.</text:span></text:p>
      <text:p text:style-name="Figure"><draw:frame draw:style-name="fr2" draw:name="Frame12" text:anchor-type="as-char" draw:z-index="44"><draw:text-box fo:min-height="0.2in" fo:min-width="0.7902in"><text:p text:style-name="Frame_20_contents"><draw:frame draw:style-name="fr1" draw:name="Frame13" text:anchor-type="as-char" svg:width="6.3402in" draw:z-index="45"><draw:text-box fo:min-height="2.9701in"><text:p text:style-name="Caption"><draw:frame draw:style-name="fr3" draw:name="Image8" text:anchor-type="paragraph" svg:width="6.3402in" style:rel-width="100%" svg:height="2.9701in" style:rel-height="scale" draw:z-index="46"><draw:image xlink:href="Pictures/10000201000002F900000164D058001E1E7BEBEF.png" xlink:type="simple" xlink:show="embed" xlink:actuate="onLoad" loext:mime-type="image/png"/></draw:frame><text:span text:style-name="T320"><text:line-break/></text:span>Figure <text:sequence text:ref-name="refFigure9" text:name="Figure" text:formula="ooow:Figure+1" style:num-format="1">10</text:sequence>: Sort dialog</text:p></draw:text-box></draw:frame></text:p></draw:text-box></draw:frame></text:p>
      <text:h text:style-name="P222" text:outline-level="2"><text:bookmark-start text:name="__RefHeading___Toc4337_4065233654"/><text:soft-page-break/><text:span text:style-name="T412">Sorting </text:span><text:span text:style-name="T311">a </text:span><text:span text:style-name="T312">table using one column </text:span><text:span text:style-name="T317">with a macro</text:span><text:bookmark-end text:name="__RefHeading___Toc4337_4065233654"/></text:h>
      <text:p text:style-name="P128"><text:span text:style-name="T412">In a Calc macro, data within a range is sorted by calling the </text:span><text:span text:style-name="Emphasis"><text:span text:style-name="T412">sort()</text:span></text:span> <text:span text:style-name="T412">method on the range object. When a sort operation is called on a range, an array of properties known as a </text:span><text:span text:style-name="Emphasis"><text:span text:style-name="T412">sort descriptor, </text:span></text:span><text:span text:style-name="T413">is passed to the </text:span><text:span text:style-name="Emphasis"><text:span text:style-name="T413">sort</text:span></text:span> <text:span text:style-name="T413">routine. Contained within a descriptor’s properties are </text:span><text:span text:style-name="Emphasis"><text:span text:style-name="T414">sort fields</text:span></text:span>, <text:span text:style-name="T468">which are structures that inform Calc how to sort </text:span><text:span text:style-name="T145">a</text:span><text:span text:style-name="T414"> range according to the data </text:span><text:span text:style-name="T145">c</text:span><text:span text:style-name="T146">ontained within one of its rows or columns.</text:span></text:p>
      <text:p text:style-name="P128"><text:span text:style-name="T213">As an</text:span><text:span text:style-name="T147"> example, the macro in Listing </text:span><text:span text:style-name="T147"><text:sequence-ref text:reference-format="value" text:ref-name="refListing4">5</text:sequence-ref></text:span><text:span text:style-name="T147"><text:s/>sorts the grade sheet from Figure </text:span><text:span text:style-name="T147"><text:sequence-ref text:reference-format="value" text:ref-name="refFigure0">1</text:sequence-ref></text:span><text:span text:style-name="T147"><text:s/>according to average grade in descending order. </text:span><text:span text:style-name="T222">The results are shown in Figure </text:span><text:span text:style-name="T222"><text:sequence-ref text:reference-format="value" text:ref-name="refFigure10">11</text:sequence-ref></text:span><text:span text:style-name="T222">.</text:span></text:p>
      <text:p text:style-name="P185"><text:span text:style-name="T417">Listing </text:span><text:span text:style-name="T417"><text:sequence text:ref-name="refListing4" text:name="Listing" text:formula="ooow:Listing + 1" style:num-format="1">5</text:sequence></text:span><text:span text:style-name="T417">: SortAverageGrade sorts the </text:span><text:span text:style-name="T379">g</text:span><text:span text:style-name="T417">rade sheet data range (A1:H11) using a single column</text:span></text:p>
      <text:p text:style-name="P182"/>
      <text:p text:style-name="P166">Sub Sort<text:span text:style-name="T416">AverageGrade</text:span></text:p>
      <text:p text:style-name="P166"><text:s text:c="2"/>Dim oSheet</text:p>
      <text:p text:style-name="P166"><text:s text:c="2"/>Dim oRange</text:p>
      <text:p text:style-name="P166"><text:s text:c="2"/>Dim oSortFields(0) as new com.sun.star.util.SortField</text:p>
      <text:p text:style-name="P166"><text:s text:c="2"/>Dim oSortDesc(0) as new com.sun.star.beans.PropertyValue</text:p>
      <text:p text:style-name="P166"/>
      <text:p text:style-name="P166"><text:s text:c="2"/>oSheet = ThisComponent.Sheets(0)</text:p>
      <text:p text:style-name="P166"><text:s text:c="2"/>REM Set the range on which to sort</text:p>
      <text:p text:style-name="Code"><text:span text:style-name="T23"><text:s text:c="2"/>oRange = oSheet.getCellRangeByName("</text:span><text:span text:style-name="T27">A</text:span><text:span text:style-name="T28">1:H11</text:span><text:span text:style-name="T23">")</text:span></text:p>
      <text:p text:style-name="P166"/>
      <text:p text:style-name="P166"><text:s text:c="2"/>REM Sort <text:span text:style-name="T415">by</text:span> the <text:span text:style-name="T415">Average grade field</text:span> in the range <text:span text:style-name="T415">in descending order</text:span></text:p>
      <text:p text:style-name="P166"><text:s text:c="2"/>oSortFields(0).Field = <text:span text:style-name="T415">7</text:span></text:p>
      <text:p text:style-name="P166"><text:s text:c="2"/>oSortFields(0).SortAscending = FALSE</text:p>
      <text:p text:style-name="P166"/>
      <text:p text:style-name="P166"><text:s text:c="2"/>REM Set the sort fields to use</text:p>
      <text:p text:style-name="P166"><text:s text:c="2"/>oSortDesc(0).Name = "SortFields"</text:p>
      <text:p text:style-name="P166"><text:s text:c="2"/>oSortDesc(0).Value = oSortFields()</text:p>
      <text:p text:style-name="P166"><text:s text:c="2"/></text:p>
      <text:p text:style-name="P166"><text:s text:c="2"/>REM Now sort the range!</text:p>
      <text:p text:style-name="P166"><text:s text:c="2"/>oRange.Sort(oSortDesc())</text:p>
      <text:p text:style-name="P166">End Sub</text:p>
      <text:p text:style-name="P166"/>
      <text:p text:style-name="Figure"><draw:frame draw:style-name="fr2" draw:name="Frame22" text:anchor-type="as-char" draw:z-index="47"><draw:text-box fo:min-height="0.2in" fo:min-width="0.7902in"><text:p text:style-name="Frame_20_contents"><draw:frame draw:style-name="fr1" draw:name="Frame23" text:anchor-type="as-char" svg:width="5.3201in" draw:z-index="48"><draw:text-box fo:min-height="2.3201in"><text:p text:style-name="Caption"><draw:frame draw:style-name="fr3" draw:name="Image13" text:anchor-type="paragraph" svg:width="5.3201in" style:rel-width="100%" svg:height="2.3201in" style:rel-height="scale" draw:z-index="49"><draw:image xlink:href="Pictures/100002010000027E000001166677C78A76E0C48D.png" xlink:type="simple" xlink:show="embed" xlink:actuate="onLoad" loext:mime-type="image/png"/></draw:frame><text:span text:style-name="T320"><text:line-break/></text:span>Figure <text:sequence text:ref-name="refFigure10" text:name="Figure" text:formula="ooow:Figure+1" style:num-format="1">11</text:sequence>: Grading sheet after sorting by average grade in descending order</text:p></draw:text-box></draw:frame></text:p></draw:text-box></draw:frame></text:p>
      <text:h text:style-name="P223" text:outline-level="2"><text:bookmark-start text:name="__RefHeading___Toc4339_4065233654"/>Sorting a table using multiple columns<text:bookmark-end text:name="__RefHeading___Toc4339_4065233654"/></text:h>
      <text:p text:style-name="P118"><text:span text:style-name="T418">As with the</text:span><text:span text:style-name="Emphasis"><text:span text:style-name="T418"> Sort </text:span></text:span><text:span text:style-name="T418">dialog, a range can be sorted using up to three </text:span><text:span text:style-name="T148">columns or rows</text:span><text:span text:style-name="T418"> in a macro. </text:span><text:span text:style-name="T148">Sorting with extra columns or rows is as easy as adding extra sort fields to a sort </text:span><text:span text:style-name="T149">descriptor. The macro in Listing </text:span><text:span text:style-name="T149"><text:sequence-ref text:reference-format="value" text:ref-name="refListing5">6</text:sequence-ref></text:span><text:span text:style-name="T149"><text:s/>again uses the grade sheet example from Figure </text:span><text:span text:style-name="T149"><text:sequence-ref text:reference-format="value" text:ref-name="refFigure0">1</text:sequence-ref></text:span><text:span text:style-name="T149"><text:s/>to illustrate how to sort by two columns. </text:span><text:span text:style-name="T223">Figure </text:span><text:span text:style-name="T223"><text:sequence-ref text:reference-format="value" text:ref-name="refFigure11">12</text:sequence-ref></text:span><text:span text:style-name="T223"><text:s/>shows the results of this operation – </text:span><text:span text:style-name="T224">note that records are sorted first by Quiz #1 scores, then Quiz #2 scores</text:span><text:span text:style-name="T223">.</text:span></text:p>
      <text:p text:style-name="P184"><text:span text:style-name="T419">Listing </text:span><text:span text:style-name="T419"><text:sequence text:ref-name="refListing5" text:name="Listing" text:formula="ooow:Listing + 1" style:num-format="1">6</text:sequence></text:span><text:span text:style-name="T419">: SortByQuizScores </text:span><text:span text:style-name="T378">s</text:span><text:span text:style-name="T379">orts </text:span><text:span text:style-name="T380">the grade s</text:span><text:span text:style-name="T381">heet</text:span><text:span text:style-name="T379"> data range </text:span><text:span text:style-name="T380">(A1:H11)</text:span><text:span text:style-name="T379"> using two columns</text:span></text:p>
      <text:p text:style-name="P183"><text:soft-page-break/></text:p>
      <text:p text:style-name="Code"><text:span text:style-name="T3">Sub Sort</text:span><text:span text:style-name="T24">ByQuizScores</text:span></text:p>
      <text:p text:style-name="P168"><text:s text:c="2"/>Dim oSheet</text:p>
      <text:p text:style-name="P168"><text:s text:c="2"/>Dim oRange</text:p>
      <text:p text:style-name="P168"><text:s text:c="2"/>Dim oSortFields(1) as new com.sun.star.util.SortField</text:p>
      <text:p text:style-name="P168"><text:s text:c="2"/>Dim oSortDesc(0) as new com.sun.star.beans.PropertyValue</text:p>
      <text:p text:style-name="P168"/>
      <text:p text:style-name="P168"><text:s text:c="2"/>oSheet = ThisComponent.Sheets(0)</text:p>
      <text:p text:style-name="P168"/>
      <text:p text:style-name="P168"><text:s text:c="2"/>REM Set the range on which to sort</text:p>
      <text:p text:style-name="Code"><text:span text:style-name="T3"><text:s text:c="2"/>oRange = oSheet.getCellRangeByName("</text:span><text:span text:style-name="T25">A</text:span><text:span text:style-name="T26">1:H11</text:span><text:span text:style-name="T3">")</text:span></text:p>
      <text:p text:style-name="P168"/>
      <text:p text:style-name="P168"><text:s text:c="2"/>REM Sort <text:span text:style-name="T420">by the Quiz #1</text:span> field in the range</text:p>
      <text:p text:style-name="Code"><text:span text:style-name="T3"><text:s text:c="2"/>oSortFields(0).Field = </text:span><text:span text:style-name="T24">4</text:span></text:p>
      <text:p text:style-name="P168"><text:s text:c="2"/>oSortFields(0).SortAscending = True</text:p>
      <text:p text:style-name="P168"><text:s text:c="2"/>oSortFields(0).FieldType = com.sun.star.util.SortFieldType.NUMERIC</text:p>
      <text:p text:style-name="P168"/>
      <text:p text:style-name="Code"><text:span text:style-name="T3"><text:s text:c="2"/>REM Sort </text:span><text:span text:style-name="T24">by the Quiz #2</text:span><text:span text:style-name="T3"> field in the range</text:span></text:p>
      <text:p text:style-name="Code"><text:span text:style-name="T3"><text:s text:c="2"/>oSortFields(1).Field = </text:span><text:span text:style-name="T24">5</text:span></text:p>
      <text:p text:style-name="P168"><text:s text:c="2"/>oSortFields(1).SortAscending = True</text:p>
      <text:p text:style-name="P168"><text:s text:c="2"/>oSortFields(1).FieldType = com.sun.star.util.SortFieldType.ALPHANUMERIC</text:p>
      <text:p text:style-name="P168"/>
      <text:p text:style-name="P168"><text:s text:c="2"/>REM Set the sort fields to use</text:p>
      <text:p text:style-name="P168"><text:s text:c="2"/>oSortDesc(0).Name = "SortFields"</text:p>
      <text:p text:style-name="P168"><text:s text:c="2"/>oSortDesc(0).Value = oSortFields()</text:p>
      <text:p text:style-name="P168"><text:s text:c="2"/></text:p>
      <text:p text:style-name="P168"><text:s text:c="2"/>REM Now sort the range!</text:p>
      <text:p text:style-name="P168"><text:s text:c="2"/>oRange.Sort(oSortDesc())</text:p>
      <text:p text:style-name="P168">End Sub</text:p>
      <text:p text:style-name="P168"/>
      <text:p text:style-name="Figure"><draw:frame draw:style-name="fr2" draw:name="Frame24" text:anchor-type="as-char" draw:z-index="50"><draw:text-box fo:min-height="0.2in" fo:min-width="0.7902in"><text:p text:style-name="Frame_20_contents"><draw:frame draw:style-name="fr1" draw:name="Frame25" text:anchor-type="as-char" svg:width="5.3201in" draw:z-index="51"><draw:text-box fo:min-height="2.3201in"><text:p text:style-name="Caption"><draw:frame draw:style-name="fr3" draw:name="Image14" text:anchor-type="paragraph" svg:width="5.3201in" style:rel-width="100%" svg:height="2.3201in" style:rel-height="scale" draw:z-index="52"><draw:image xlink:href="Pictures/100002010000027E00000116D9D4BA61C408F0F0.png" xlink:type="simple" xlink:show="embed" xlink:actuate="onLoad" loext:mime-type="image/png"/></draw:frame><text:span text:style-name="T320"><text:line-break/></text:span>Figure <text:sequence text:ref-name="refFigure11" text:name="Figure" text:formula="ooow:Figure+1" style:num-format="1">12</text:sequence>: Grading sheet sorted by quiz scores <text:span text:style-name="T471">in ascending order</text:span></text:p></draw:text-box></draw:frame></text:p></draw:text-box></draw:frame></text:p>
      <text:h text:style-name="P224" text:outline-level="2"><text:bookmark-start text:name="__RefHeading___Toc4341_4065233654"/>Retrieving sorting information from a range<text:bookmark-end text:name="__RefHeading___Toc4341_4065233654"/></text:h>
      <text:p text:style-name="P119"><text:span text:style-name="T421">You can use the method </text:span><text:span text:style-name="Emphasis"><text:span text:style-name="T421">createSortDescriptor()</text:span></text:span> <text:span text:style-name="T421">to retrieve the sorting information </text:span><text:span text:style-name="T150">f</text:span><text:span text:style-name="T151">or</text:span><text:span text:style-name="T421"> a given cell range. If this method is called on a database range, it will </text:span><text:span text:style-name="T150">c</text:span><text:span text:style-name="T152">reate a</text:span><text:span text:style-name="T421"> </text:span><text:alphabetical-index-mark text:string-value="sort" text:key1="descriptor"/><text:span text:style-name="T421">sort descriptor </text:span><text:span text:style-name="T150">u</text:span><text:span text:style-name="T153">sing the sorting information</text:span><text:span text:style-name="T421"> stored with th</text:span><text:span text:style-name="T150">a</text:span><text:span text:style-name="T214">t</text:span><text:span text:style-name="T421"> range. On the other hand, if </text:span><text:span text:style-name="Emphasis"><text:span text:style-name="T421">createSortDescriptor</text:span></text:span><text:span text:style-name="T421"> is called on a standard named range or an unnamed range, it will </text:span><text:span text:style-name="T150">g</text:span><text:span text:style-name="T151">enerate</text:span><text:span text:style-name="T421"> a sort descriptor with default properties. In either case, the newly-generated sort descriptor can be modified and passed as an argument to a </text:span><text:span text:style-name="Emphasis"><text:span text:style-name="T422">sort</text:span></text:span> <text:span text:style-name="T422">routine called on a given range.</text:span></text:p>
      <text:p text:style-name="P120">The macro in Listing <text:sequence-ref text:reference-format="value" text:ref-name="refListing6">7</text:sequence-ref><text:s/>demonstrates how to generate and display the sorting information associated with a range. <text:span text:style-name="T423">The output of this macro is displayed in Figure </text:span><text:span text:style-name="T423"><text:sequence-ref text:reference-format="value" text:ref-name="refFigure12">13</text:sequence-ref></text:span><text:span text:style-name="T423">.</text:span></text:p>
      <text:p text:style-name="P186">Listing <text:span text:style-name="T419"><text:sequence text:ref-name="refListing6" text:name="Listing" text:formula="ooow:Listing + 1" style:num-format="1">7</text:sequence></text:span>: DisplaySortDescriptor displays sort descriptor properties in a dialog</text:p>
      <text:p text:style-name="P168"/>
      <text:p text:style-name="P168"><text:soft-page-break/>Sub DisplaySortDescriptor</text:p>
      <text:p text:style-name="P168"><text:s text:c="2"/>On Error Resume Next</text:p>
      <text:p text:style-name="P168"><text:s text:c="2"/>Dim oSheet</text:p>
      <text:p text:style-name="P168"><text:s text:c="2"/>Dim oRange <text:s text:c="6"/>' A range is needed to create the sort descriptor.</text:p>
      <text:p text:style-name="P168"><text:s text:c="2"/>Dim oSortDescript</text:p>
      <text:p text:style-name="P168"><text:s text:c="2"/>Dim i%</text:p>
      <text:p text:style-name="P168"><text:s text:c="2"/>Dim s$</text:p>
      <text:p text:style-name="P168"><text:s text:c="2"/>Dim oDoc <text:s text:c="9"/>'Reference newly created calc document.</text:p>
      <text:p text:style-name="P168"><text:s text:c="2"/></text:p>
      <text:p text:style-name="P168"><text:s text:c="2"/>oDoc = StarDesktop.loadComponentFromURL("private:factory/scalc", "_default", 0, Array())</text:p>
      <text:p text:style-name="P168"><text:s text:c="2"/>oSheet = oDoc.Sheets(0)</text:p>
      <text:p text:style-name="P168"><text:s text:c="2"/>oRange = oSheet.getCellRangeByName("B28:D33")</text:p>
      <text:p text:style-name="P168"><text:s text:c="2"/>oSortDescript = oRange.createSortDescriptor()</text:p>
      <text:p text:style-name="P168"><text:s text:c="2"/>For i = LBound(oSortDescript) To UBound(oSortDescript)</text:p>
      <text:p text:style-name="P168"><text:s text:c="4"/>s = s &amp; oSortDescript(i).Name &amp; " = "</text:p>
      <text:p text:style-name="P168"><text:s text:c="4"/>s = s &amp; oSortDescript(i).Value</text:p>
      <text:p text:style-name="P168"><text:s text:c="4"/>s = s &amp; CHR$(10)</text:p>
      <text:p text:style-name="P168"><text:s text:c="2"/>Next</text:p>
      <text:p text:style-name="P168"><text:s text:c="2"/>MsgBox s, 0, "Sort Descriptor"</text:p>
      <text:p text:style-name="P168">End Sub</text:p>
      <text:p text:style-name="Figure"><draw:frame draw:style-name="fr2" draw:name="Frame14" text:anchor-type="as-char" draw:z-index="11"><draw:text-box fo:min-height="0.2in" fo:min-width="0.7902in"><text:p text:style-name="Frame_20_contents"><draw:frame draw:style-name="fr1" draw:name="Frame15" text:anchor-type="as-char" svg:width="2.0902in" draw:z-index="12"><draw:text-box fo:min-height="2.3299in"><text:p text:style-name="Caption"><draw:frame draw:style-name="fr3" draw:name="Image9" text:anchor-type="paragraph" svg:width="2.0902in" style:rel-width="100%" svg:height="2.3299in" style:rel-height="scale" draw:z-index="13"><draw:image xlink:href="Pictures/10000201000000FB00000117711E4CA3DF9460EC.png" xlink:type="simple" xlink:show="embed" xlink:actuate="onLoad" loext:mime-type="image/png"/></draw:frame><text:span text:style-name="T320"><text:line-break/></text:span>Figure <text:sequence text:ref-name="refFigure12" text:name="Figure" text:formula="ooow:Figure+1" style:num-format="1">13</text:sequence>: Sort descriptor <text:span text:style-name="T424">info</text:span></text:p></draw:text-box></draw:frame></text:p></draw:text-box></draw:frame></text:p>
      <text:h text:style-name="P213" text:outline-level="1"><text:bookmark-start text:name="__RefHeading___Toc4343_4065233654"/><text:alphabetical-index-mark text:string-value="filtering"/>Filter<text:span text:style-name="T546">ing</text:span><text:bookmark-end text:name="__RefHeading___Toc4343_4065233654"/></text:h>
      <text:p text:style-name="P143"><text:span text:style-name="T154">A</text:span><text:span text:style-name="T425"> </text:span><text:span text:style-name="Emphasis"><text:span text:style-name="T425">filter </text:span></text:span><text:span text:style-name="T425">is a tool that hides or displays records within a worksheet based on a set of filtering criteria. </text:span><text:span text:style-name="T154">S</text:span><text:span text:style-name="T156">imilar to</text:span><text:span text:style-name="T155"> sorting, filters are useful for narrowing down lo</text:span><text:span text:style-name="T158">ng</text:span><text:span text:style-name="T155"> lists of data in order to find particular data items.</text:span><text:span text:style-name="T425"> In Calc, three types of filter exist:</text:span></text:p>
      <text:list xml:id="list111313223820367" text:continue-list="list111315005365875" text:style-name="List_20_1">
        <text:list-item>
          <text:p text:style-name="P259"><text:span text:style-name="T298">A</text:span>uto<text:span text:style-name="T535">F</text:span>ilters</text:p>
        </text:list-item>
        <text:list-item>
          <text:p text:style-name="P259"><text:span text:style-name="T535">S</text:span>tandard filters</text:p>
        </text:list-item>
        <text:list-item>
          <text:p text:style-name="P259"><text:span text:style-name="T535">A</text:span>dvanced filters.</text:p>
        </text:list-item>
      </text:list>
      <text:p text:style-name="P144">Filters are <text:span text:style-name="T536">also</text:span> described<text:span text:style-name="T537"> </text:span>in Chapter 2, Entering, Editing, and Formatting Data<text:span text:style-name="Emphasis">.</text:span></text:p>
      <text:h text:style-name="P225" text:outline-level="2"><text:bookmark-start text:name="__RefHeading___Toc81167_3121800442"/><text:alphabetical-index-mark text:string-value="autofilter"/><text:span text:style-name="T313">A</text:span><text:span text:style-name="T310">utoFilter</text:span><text:bookmark-end text:name="__RefHeading___Toc81167_3121800442"/></text:h>
      <text:p text:style-name="P145"><text:alphabetical-index-mark text:string-value="auto" text:key1="filters"/><text:span text:style-name="T511">Auto</text:span><text:span text:style-name="T272">F</text:span><text:span text:style-name="T511">ilters are the most straightforward of the three filter types, and </text:span><text:span text:style-name="T272">work by inserting a combo box i</text:span><text:span text:style-name="T300">nto</text:span><text:span text:style-name="T272"> one or more data columns </text:span><text:span text:style-name="T273">(Figure </text:span><text:span text:style-name="T273"><text:sequence-ref text:reference-format="value" text:ref-name="refFigure13">14</text:sequence-ref></text:span><text:span text:style-name="T273">). </text:span><text:span text:style-name="T299">To add an AutoFilter to one or more columns, simply select the columns, then select </text:span><text:span text:style-name="Strong_20_Emphasis"><text:span text:style-name="T340">Data &gt; AutoFilter</text:span></text:span> <text:span text:style-name="T538">from the Menu bar. To access the AutoFilter combo box for a column, click on the down-arrow button in the first cell of that column.</text:span></text:p>
      <text:p text:style-name="Figure"><text:soft-page-break/><draw:frame draw:style-name="fr2" draw:name="Frame38" text:anchor-type="as-char" draw:z-index="53"><draw:text-box fo:min-height="0.2in" fo:min-width="0.7902in"><text:p text:style-name="Frame_20_contents"><draw:frame draw:style-name="fr1" draw:name="Frame39" text:anchor-type="as-char" svg:width="3.0098in" draw:z-index="54"><draw:text-box fo:min-height="4.0701in"><text:p text:style-name="Caption"><draw:frame draw:style-name="fr3" draw:name="Image21" text:anchor-type="paragraph" svg:width="3.0098in" style:rel-width="100%" svg:height="4.0701in" style:rel-height="scale" draw:z-index="55"><draw:image xlink:href="Pictures/1000020100000169000001E8832FA49F06F81C1D.png" xlink:type="simple" xlink:show="embed" xlink:actuate="onLoad" loext:mime-type="image/png"/></draw:frame><text:span text:style-name="T320"><text:line-break/></text:span>Figure <text:sequence text:ref-name="refFigure13" text:name="Figure" text:formula="ooow:Figure+1" style:num-format="1">14</text:sequence>: Auto filter combo box</text:p></draw:text-box></draw:frame></text:p></draw:text-box></draw:frame></text:p>
      <text:p text:style-name="P146"><text:span text:style-name="T539">To remove an AutoFilter, select the columns again and click on </text:span><text:span text:style-name="Strong_20_Emphasis"><text:span text:style-name="T539">Data &gt; AutoFilter</text:span></text:span>. <text:span text:style-name="T540">Each combo box and down-arrow button will disappear. In this way, the menu option acts like a toggle for AutoFilters.</text:span></text:p>
      <text:p text:style-name="P136">Each AutoFilter combo box has the following set up of criteria:</text:p>
      <text:list xml:id="list111313234175950" text:continue-numbering="true" text:style-name="List_20_1">
        <text:list-item>
          <text:p text:style-name="P260"><text:span text:style-name="T274">A </text:span><text:span text:style-name="T277">basic sort can be applied using the </text:span><text:span text:style-name="Strong_20_Emphasis"><text:span text:style-name="T338">Sort Ascending</text:span></text:span> <text:span text:style-name="T515">or </text:span><text:span text:style-name="Strong_20_Emphasis"><text:span text:style-name="T515">Sort Descending</text:span></text:span> <text:span text:style-name="T515">options.</text:span></text:p>
        </text:list-item>
        <text:list-item>
          <text:p text:style-name="P261"><text:span text:style-name="T512">The </text:span><text:span text:style-name="Strong_20_Emphasis"><text:span text:style-name="T512">Standard Filter</text:span></text:span> <text:span text:style-name="T513">option opens the </text:span><text:span text:style-name="Emphasis"><text:span text:style-name="T512">Standard Filter</text:span></text:span> <text:span text:style-name="T512">dialog (Figure </text:span><text:span text:style-name="T512"><text:sequence-ref text:reference-format="value" text:ref-name="refFigure14">15</text:sequence-ref></text:span><text:span text:style-name="T512">) and automatically sets the current field as the field for the first condition in the dialog.</text:span></text:p>
        </text:list-item>
        <text:list-item>
          <text:p text:style-name="P262"><text:span text:style-name="T275">S</text:span><text:span text:style-name="T276">electing </text:span><text:span text:style-name="Strong_20_Emphasis"><text:span text:style-name="T337">Empty</text:span></text:span> <text:span text:style-name="T276">hides all non-empty rows that contain a value in the current column. Likewise, selecting </text:span><text:span text:style-name="Strong_20_Emphasis"><text:span text:style-name="T337">Non-Empty</text:span></text:span> <text:span text:style-name="T514">hides all non-empty rows that lack a value in the current column. Entirely empty rows are ignored.</text:span></text:p>
        </text:list-item>
        <text:list-item>
          <text:p text:style-name="P255"><text:span text:style-name="T275">Selecting t</text:span><text:span text:style-name="T513">he </text:span><text:span text:style-name="Strong_20_Emphasis"><text:span text:style-name="T513">Top 10</text:span></text:span> <text:span text:style-name="T513">filter causes the ten rows with the largest value to be displayed. </text:span><text:span text:style-name="T275">More than ten rows may be displayed if there are more than ten instances of the largest value in a column. For example, if there are eleven students with a perfect score of 100, then the filter will display all eleven instances.</text:span></text:p>
        </text:list-item>
        <text:list-item>
          <text:p text:style-name="P256"><text:span text:style-name="T278">Check the </text:span><text:span text:style-name="Strong_20_Emphasis"><text:span text:style-name="T339">All</text:span></text:span><text:span text:style-name="T279"> </text:span><text:span text:style-name="T278">box to display or hide all values in the current column.</text:span></text:p>
        </text:list-item>
        <text:list-item>
          <text:p text:style-name="P257"><text:span text:style-name="T516">The auto filter creates entries for each unique value in the current column. These values can be filtered simply by </text:span><text:span text:style-name="T278">checking off</text:span><text:span text:style-name="T516"> any of the check boxes next to each entry.</text:span></text:p>
        </text:list-item>
      </text:list>
      <text:h text:style-name="P232" text:outline-level="3"><text:bookmark-start text:name="__RefHeading___Toc73168_64844991"/>Toggling AutoFilter<text:span text:style-name="T517">s</text:span> with a macro<text:bookmark-end text:name="__RefHeading___Toc73168_64844991"/></text:h>
      <text:p text:style-name="P137"><text:span text:style-name="T426">Database ranges in Calc contain an </text:span><text:span text:style-name="Source_20_Text"><text:span text:style-name="T426">AutoFilter</text:span></text:span> <text:span text:style-name="T426">boolean flag that allows you to toggle auto filters on or off. </text:span><text:span text:style-name="T157">The macro from Listing </text:span><text:span text:style-name="T157"><text:sequence-ref text:reference-format="value" text:ref-name="refListing3">4</text:sequence-ref></text:span><text:span text:style-name="T157"><text:s/>demonstrates how to do this.</text:span></text:p>
      <text:h text:style-name="P226" text:outline-level="2"><text:bookmark-start text:name="__RefHeading___Toc4345_4065233654"/><text:alphabetical-index-mark text:string-value="standard" text:key1="filters"/><text:span text:style-name="T313">S</text:span><text:span text:style-name="T314">tandard filters</text:span><text:bookmark-end text:name="__RefHeading___Toc4345_4065233654"/></text:h>
      <text:p text:style-name="P147"><text:span text:style-name="T301">Standard filters are more complex than AutoFilters, and allow for up to eight filter conditions. Also, unlike AutoFilters, standard filters use a dialog (Figure </text:span><text:span text:style-name="T301"><text:sequence-ref text:reference-format="value" text:ref-name="refFigure14">15</text:sequence-ref></text:span><text:span text:style-name="T301">), </text:span><text:span text:style-name="T302">which is accessed by selecting </text:span><text:span text:style-name="Strong_20_Emphasis"><text:span text:style-name="T341">Data &gt; Filter &gt; Standard Filter</text:span></text:span> <text:span text:style-name="T541">from the Menu bar.</text:span></text:p>
      <text:p text:style-name="Figure"><text:soft-page-break/><draw:frame draw:style-name="fr2" draw:name="Frame40" text:anchor-type="as-char" draw:z-index="56"><draw:text-box fo:min-height="0.2in" fo:min-width="0.7902in"><text:p text:style-name="Frame_20_contents"><draw:frame draw:style-name="fr1" draw:name="Frame41" text:anchor-type="as-char" svg:width="4.35in" draw:z-index="57"><draw:text-box fo:min-height="3.4in"><text:p text:style-name="Caption"><draw:frame draw:style-name="fr3" draw:name="Image23" text:anchor-type="paragraph" svg:width="4.35in" style:rel-width="100%" svg:height="3.4in" style:rel-height="scale" draw:z-index="58"><draw:image xlink:href="Pictures/100002010000020A00000198FE3B156246318EC4.png" xlink:type="simple" xlink:show="embed" xlink:actuate="onLoad" loext:mime-type="image/png"/></draw:frame><text:span text:style-name="T320"><text:line-break/></text:span>Figure <text:sequence text:ref-name="refFigure14" text:name="Figure" text:formula="ooow:Figure+1" style:num-format="1">15</text:sequence>: Standard Filter dialog</text:p></draw:text-box></draw:frame></text:p></draw:text-box></draw:frame></text:p>
      <text:p text:style-name="P148"><text:span text:style-name="T280">F</text:span><text:span text:style-name="T303">or more information on how to use this dialog and its options, see Chapter 2, Entering, Editing, and Formatting Data</text:span>.</text:p>
      <text:h text:style-name="P233" text:outline-level="3"><text:bookmark-start text:name="__RefHeading___Toc73170_64844991"/>Creating standard filter<text:span text:style-name="T510">s</text:span> with macros<text:bookmark-end text:name="__RefHeading___Toc73170_64844991"/></text:h>
      <text:p text:style-name="P121"><text:span text:style-name="T159">In a macro, filtering a data range is performed by calling the </text:span><text:span text:style-name="Emphasis"><text:span text:style-name="T323">filter</text:span></text:span><text:span text:style-name="Emphasis"><text:span text:style-name="T326">()</text:span></text:span> <text:span text:style-name="T427">routine either on range or the worksheet in which the range is contained. Like a sort descriptor, a </text:span><text:alphabetical-index-mark text:string-value="filter" text:key1="descriptor"/><text:span text:style-name="Emphasis"><text:span text:style-name="T427">filter descriptor</text:span></text:span> <text:span text:style-name="T427">contains the filter settings for the current worksheet, such as whether the first row or column in the sheet contains headers which should not be filtered. A filter descriptor can be generated by calling the </text:span><text:span text:style-name="Emphasis"><text:span text:style-name="T428">createFilterDescriptor()</text:span></text:span> <text:span text:style-name="T428">method on a worksheet or on a cell range:</text:span></text:p>
      <text:p text:style-name="P155">createFilterDescriptor(Empty)</text:p>
      <text:p text:style-name="P162"><text:span text:style-name="T428">Creates a filter descriptor. If the boolean flag </text:span><text:span text:style-name="Emphasis"><text:span text:style-name="T428">Empty</text:span></text:span> <text:span text:style-name="T428">is set to TRUE</text:span>, <text:span text:style-name="T428">then an empty filter descriptor </text:span><text:span text:style-name="T160">is created. If </text:span><text:span text:style-name="Emphasis"><text:span text:style-name="T324">Empty</text:span></text:span> <text:span text:style-name="T428">is FALSE</text:span>, <text:span text:style-name="T428">then the descriptor is filled with the previous settings of the current object (such as a database range).</text:span></text:p>
      <text:p text:style-name="P122"><text:span text:style-name="T429">As with sort descriptors, filter descriptors can be created using this method, then modified and passed as an argument to the </text:span><text:span text:style-name="Emphasis"><text:span text:style-name="T430">filter</text:span></text:span> <text:span text:style-name="T430">method. The macro in Listing </text:span><text:span text:style-name="T430"><text:sequence-ref text:reference-format="value" text:ref-name="refListing7">8</text:sequence-ref></text:span><text:span text:style-name="T430"><text:s/>demonstrates this process by creating a simple standard filter for the first worksheet in a workbook. Figure </text:span><text:span text:style-name="T430"><text:sequence-ref text:reference-format="value" text:ref-name="refFigure15">16</text:sequence-ref></text:span><text:span text:style-name="T430"><text:s/>display the results of filtering the grading sheet example in Figure </text:span><text:span text:style-name="T430"><text:sequence-ref text:reference-format="value" text:ref-name="refFigure0">1</text:sequence-ref></text:span><text:span text:style-name="T430">:</text:span></text:p>
      <text:p text:style-name="P189"><text:span text:style-name="T431">Listing </text:span><text:span text:style-name="T431"><text:sequence text:ref-name="refListing7" text:name="Listing" text:formula="ooow:Listing + 1" style:num-format="1">8</text:sequence></text:span><text:span text:style-name="T431">: </text:span><text:span text:style-name="T382">S</text:span><text:span text:style-name="T383">imple</text:span><text:span text:style-name="T431">SheetFilter creates a simple standard filter</text:span></text:p>
      <text:p text:style-name="P187"/>
      <text:p text:style-name="P168">Sub SimpleSheetFilter()</text:p>
      <text:p text:style-name="P168"><text:s text:c="2"/>Dim oSheet <text:s text:c="6"/>' Sheet that will contain the filter.</text:p>
      <text:p text:style-name="P168"><text:s text:c="2"/>Dim oFilterDesc <text:s/>' Filter descriptor.</text:p>
      <text:p text:style-name="P168"><text:s text:c="2"/>Dim oFields(0) As New com.sun.star.sheet.TableFilterField</text:p>
      <text:p text:style-name="P168"><text:s text:c="2"/></text:p>
      <text:p text:style-name="P168"><text:s text:c="2"/>oSheet = ThisComponent.getSheets().getByIndex(0)</text:p>
      <text:p text:style-name="P168"><text:s text:c="2"/></text:p>
      <text:p text:style-name="P168"><text:s text:c="2"/>REM If argument is True, creates an empty filter</text:p>
      <text:p text:style-name="P168"><text:s text:c="2"/>REM descriptor. If argument is False, create a </text:p>
      <text:p text:style-name="P168"><text:s text:c="2"/>REM descriptor with the previous settings.</text:p>
      <text:p text:style-name="P168"><text:s text:c="2"/>oFilterDesc = oSheet.createFilterDescriptor(True)</text:p>
      <text:p text:style-name="P168"><text:s text:c="2"/></text:p>
      <text:p text:style-name="P168"><text:s text:c="2"/>With oFields(0)</text:p>
      <text:p text:style-name="P168"><text:s text:c="4"/>REM You could use the Connection property to indicate</text:p>
      <text:p text:style-name="P168"><text:s text:c="4"/>REM how to connect to the previous field. This is</text:p>
      <text:p text:style-name="P168"><text:soft-page-break/><text:s text:c="4"/>REM the first field, so this is not required.</text:p>
      <text:p text:style-name="P168"><text:s text:c="4"/>'.Connection = com.sun.star.sheet.FilterConnection.AND</text:p>
      <text:p text:style-name="P168"><text:s text:c="4"/>'.Connection = com.sun.star.sheet.FilterConnection.OR</text:p>
      <text:p text:style-name="P168"/>
      <text:p text:style-name="P168"><text:s text:c="4"/>REM The Field property is the zero based column</text:p>
      <text:p text:style-name="P168"><text:s text:c="4"/>REM number to filter. If you have the cell, you</text:p>
      <text:p text:style-name="P168"><text:s text:c="4"/>REM can use .Field = oCell.CellAddress.Column.</text:p>
      <text:p text:style-name="P170"><text:s text:c="4"/>.Field = 5<text:tab/><text:span text:style-name="T22">'</text:span> <text:span text:style-name="T472">The Quiz #2 grades field</text:span></text:p>
      <text:p text:style-name="P168"/>
      <text:p text:style-name="P168"><text:s text:c="4"/>REM Compare using a numeric or a string?</text:p>
      <text:p text:style-name="P168"><text:s text:c="4"/>.IsNumeric = True</text:p>
      <text:p text:style-name="P168"/>
      <text:p text:style-name="P168"><text:s text:c="4"/>REM The NumericValue property is used </text:p>
      <text:p text:style-name="P168"><text:s text:c="4"/>REM because .IsNumeric = True from above.</text:p>
      <text:p text:style-name="P168"><text:s text:c="4"/>.NumericValue = 80</text:p>
      <text:p text:style-name="P168"/>
      <text:p text:style-name="P168"><text:s text:c="4"/>REM If IsNumeric was False, then the </text:p>
      <text:p text:style-name="P168"><text:s text:c="4"/>REM StringValue property would be used.</text:p>
      <text:p text:style-name="P168"><text:s text:c="4"/>REM .StringValue = "what ever"</text:p>
      <text:p text:style-name="P168"/>
      <text:p text:style-name="P168"><text:s text:c="4"/>REM Valid operators include EMPTY, NOT_EMPTY, EQUAL,</text:p>
      <text:p text:style-name="P168"><text:s text:c="4"/>REM NOT_EQUAL, GREATER, GREATER_EQUAL, LESS,</text:p>
      <text:p text:style-name="P168"><text:s text:c="4"/>REM LESS_EQUAL, TOP_VALUES, TOP_PERCENT,</text:p>
      <text:p text:style-name="P168"><text:s text:c="4"/>REM BOTTOM_VALUES, and BOTTOM_PERCENT</text:p>
      <text:p text:style-name="P168"><text:s text:c="4"/>.Operator = com.sun.star.sheet.FilterOperator.GREATER_EQUAL</text:p>
      <text:p text:style-name="P168"><text:s text:c="2"/>End With</text:p>
      <text:p text:style-name="P168"><text:s text:c="2"/></text:p>
      <text:p text:style-name="P168"><text:s text:c="2"/>REM The filter descriptor supports the following</text:p>
      <text:p text:style-name="P168"><text:s text:c="2"/>REM properties: IsCaseSensitive, SkipDuplicates,</text:p>
      <text:p text:style-name="P168"><text:s text:c="2"/>REM UseRegularExpressions, </text:p>
      <text:p text:style-name="P168"><text:s text:c="2"/>REM SaveOutputPosition, Orientation, ContainsHeader, </text:p>
      <text:p text:style-name="P168"><text:s text:c="2"/>REM CopyOutputData, OutputPosition, and MaxFieldCount.</text:p>
      <text:p text:style-name="P168"><text:s text:c="2"/>oFilterDesc.setFilterFields(oFields())</text:p>
      <text:p text:style-name="P168"><text:s text:c="2"/>oFilterDesc.ContainsHeader = True</text:p>
      <text:p text:style-name="P168"><text:s text:c="2"/>oSheet.filter(oFilterDesc)</text:p>
      <text:p text:style-name="P168">End Sub</text:p>
      <text:p text:style-name="P168"/>
      <text:p text:style-name="P205"><draw:frame draw:style-name="fr2" draw:name="Frame26" text:anchor-type="as-char" draw:z-index="59"><draw:text-box fo:min-height="0.2in" fo:min-width="0.7902in"><text:p text:style-name="Frame_20_contents"><draw:frame draw:style-name="fr1" draw:name="Frame27" text:anchor-type="as-char" svg:width="5.3in" draw:z-index="60"><draw:text-box fo:min-height="1.1728in"><text:p text:style-name="Caption"><draw:frame draw:style-name="fr3" draw:name="Image15" text:anchor-type="paragraph" svg:width="5.3in" style:rel-width="100%" svg:height="1.0902in" style:rel-height="scale" draw:z-index="61"><draw:image xlink:href="Pictures/100002010000027C00000083CD3BA6F4E21ADF67.png" xlink:type="simple" xlink:show="embed" xlink:actuate="onLoad" loext:mime-type="image/png"/></draw:frame><text:span text:style-name="T320"><text:line-break/></text:span>Figure <text:sequence text:ref-name="refFigure15" text:name="Figure" text:formula="ooow:Figure+1" style:num-format="1">16</text:sequence>: Grading sheet filtered by Quiz #2 values greater than 80</text:p></draw:text-box></draw:frame></text:p></draw:text-box></draw:frame></text:p>
      <text:list xml:id="list111313080665174" text:continue-list="list111314160176773" text:style-name="Heading_20_Note">
        <text:list-item>
          <text:p text:style-name="P244">Poznámka</text:p>
        </text:list-item>
      </text:list>
      <text:p text:style-name="P12"><text:span text:style-name="T473">When the </text:span><text:span text:style-name="Emphasis"><text:span text:style-name="T473">filter</text:span></text:span> <text:span text:style-name="T473">method is called on a sheet, every empty row in the sheet is hidden. When </text:span><text:span text:style-name="Emphasis"><text:span text:style-name="T473">filter</text:span></text:span> <text:span text:style-name="T473">is called on a range, only empty rows in the range itself are hidden.</text:span></text:p>
      <text:h text:style-name="Heading_20_3" text:outline-level="3"><text:bookmark-start text:name="__RefHeading___Toc4349_4065233654"/>Clearing all filters for a worksheet<text:bookmark-end text:name="__RefHeading___Toc4349_4065233654"/></text:h>
      <text:p text:style-name="P123">When a filter is applied to a worksheet, it replaces any existing filter for that sheet. Therefore, to remove a filter in a sheet, simply create and set an empty filter for that sheet (Listing <text:sequence-ref text:reference-format="value" text:ref-name="refListing8">9</text:sequence-ref>).</text:p>
      <text:p text:style-name="P201"><text:soft-page-break/>Listing <text:span text:style-name="T419"><text:sequence text:ref-name="refListing8" text:name="Listing" text:formula="ooow:Listing + 1" style:num-format="1">9</text:sequence></text:span>: RemoveSheetFilter removes the current sheet filter by setting an empty filtered</text:p>
      <text:p text:style-name="P203"/>
      <text:p text:style-name="P204">Sub RemoveSheetFilter()</text:p>
      <text:p text:style-name="P204"><text:s text:c="2"/>Dim oSheet <text:s text:c="9"/>' Sheet to filter.</text:p>
      <text:p text:style-name="P164"><text:s text:c="2"/>Dim oFilterDesc <text:s text:c="4"/>' Filter descriptor.</text:p>
      <text:p text:style-name="Code"><text:s text:c="2"/></text:p>
      <text:p text:style-name="P164"><text:s text:c="2"/>oSheet = ThisComponent.getSheets().getByIndex(0)</text:p>
      <text:p text:style-name="P164"><text:s text:c="2"/>oFilterDesc = oSheet.createFilterDescriptor(True)</text:p>
      <text:p text:style-name="P164"><text:s text:c="2"/>oSheet.filter(oFilterDesc)</text:p>
      <text:p text:style-name="P165">End Sub</text:p>
      <text:h text:style-name="P234" text:outline-level="3"><text:bookmark-start text:name="__RefHeading___Toc4351_4065233654"/>Filtering multiple columns <text:span text:style-name="T480">and filtering with regular expressions</text:span><text:bookmark-end text:name="__RefHeading___Toc4351_4065233654"/></text:h>
      <text:p text:style-name="P129"><text:span text:style-name="T477">The macro in Listing </text:span><text:span text:style-name="T477"><text:sequence-ref text:reference-format="value" text:ref-name="refListing9">10</text:sequence-ref></text:span><text:span text:style-name="T477"><text:s/>demonstrates a filter that filters two columns and uses regular expressions. Note that the</text:span><text:span text:style-name="Emphasis"><text:span text:style-name="T477"> filter</text:span></text:span><text:span text:style-name="T477"> method is called on </text:span><text:span text:style-name="T225">a </text:span><text:span text:style-name="T477">range rather than its worksheet in this example. Figure </text:span><text:span text:style-name="T477"><text:sequence-ref text:reference-format="value" text:ref-name="refFigure16">17</text:sequence-ref></text:span><text:span text:style-name="T477"><text:s/>displays the results of this macro on the grading sheet example in Figure </text:span><text:span text:style-name="T477"><text:sequence-ref text:reference-format="value" text:ref-name="refFigure0">1</text:sequence-ref></text:span><text:span text:style-name="T477">.</text:span></text:p>
      <text:p text:style-name="P189"><text:span text:style-name="T476">Listing </text:span><text:span text:style-name="T476"><text:sequence text:ref-name="refListing9" text:name="Listing" text:formula="ooow:Listing + 1" style:num-format="1">10</text:sequence></text:span><text:span text:style-name="T476">: Simple</text:span><text:span text:style-name="T384">R</text:span><text:span text:style-name="T385">ange</text:span><text:span text:style-name="T476">Filter uses two columns</text:span></text:p>
      <text:p text:style-name="P188"/>
      <text:p text:style-name="Code"><text:span text:style-name="T34">Sub Simple</text:span><text:span text:style-name="T36">R</text:span><text:span text:style-name="T45">ange</text:span><text:span text:style-name="T34">Filter()</text:span></text:p>
      <text:p text:style-name="P164"><text:s text:c="2"/>Dim oSheet <text:s text:c="9"/>' Sheet to filter.</text:p>
      <text:p text:style-name="P164"><text:s text:c="2"/>Dim oRange <text:s text:c="9"/>' Range to be filtered.</text:p>
      <text:p text:style-name="P164"><text:s text:c="2"/>Dim oFilterDesc <text:s text:c="4"/>' Filter descriptor.</text:p>
      <text:p text:style-name="P164"><text:s text:c="2"/>Dim oFields(1) As New com.sun.star.sheet.TableFilterField</text:p>
      <text:p text:style-name="Code"><text:s text:c="2"/></text:p>
      <text:p text:style-name="P164"><text:s text:c="2"/>oSheet = ThisComponent.getSheets().getByIndex(0)</text:p>
      <text:p text:style-name="Code"><text:span text:style-name="T34"><text:s text:c="2"/>oRange = oSheet.getCellRangeByName("</text:span><text:span text:style-name="T36">A</text:span><text:span text:style-name="T35">1:H11</text:span><text:span text:style-name="T34">")</text:span></text:p>
      <text:p text:style-name="Code"><text:s text:c="2"/></text:p>
      <text:p text:style-name="P164"><text:s text:c="2"/>REM If argument is True, creates an </text:p>
      <text:p text:style-name="P164"><text:s text:c="2"/>REM empty filter descriptor.</text:p>
      <text:p text:style-name="P164"><text:s text:c="2"/>oFilterDesc = oRange.createFilterDescriptor(True)</text:p>
      <text:p text:style-name="Code"/>
      <text:p text:style-name="P164"><text:s text:c="2"/>REM Setup a field to view cells with content that </text:p>
      <text:p text:style-name="Code"><text:span text:style-name="T34"><text:s text:c="2"/>REM start with the letter </text:span><text:span text:style-name="T36">B</text:span><text:span text:style-name="T34">.</text:span></text:p>
      <text:p text:style-name="P164"><text:s text:c="2"/>With oFields(0) <text:s text:c="2"/></text:p>
      <text:p text:style-name="P164"><text:s text:c="4"/>.Field = 0 <text:s text:c="13"/>' Filter column A <text:span text:style-name="T474">(Student names)</text:span>.</text:p>
      <text:p text:style-name="P164"><text:s text:c="4"/>.IsNumeric = False <text:s text:c="5"/>' Use a string, not a number.</text:p>
      <text:p text:style-name="Code"><text:span text:style-name="T34"><text:s text:c="4"/>.StringValue = "b.*" <text:s text:c="3"/>' Every </text:span><text:span text:style-name="T49">name</text:span><text:span text:style-name="T34"> starting with </text:span><text:span text:style-name="T50">a </text:span><text:span text:style-name="T36">B</text:span><text:span text:style-name="T34">.</text:span></text:p>
      <text:p text:style-name="P164"><text:s text:c="4"/>.Operator = com.sun.star.sheet.FilterOperator.EQUAL</text:p>
      <text:p text:style-name="P164"><text:s text:c="2"/>End With</text:p>
      <text:p text:style-name="Code"><text:span text:style-name="T34"><text:s text:c="2"/>REM Set up a field that requires </text:span><text:span text:style-name="T36">a</text:span><text:span text:style-name="T46">t least one of the</text:span><text:span text:style-name="T34"> condition</text:span><text:span text:style-name="T46">s</text:span><text:span text:style-name="T34">.</text:span></text:p>
      <text:p text:style-name="Code"><text:span text:style-name="T34"><text:s text:c="2"/>REM </text:span><text:span text:style-name="T36">T</text:span><text:span text:style-name="T34">his new condition requires a value </text:span><text:span text:style-name="T43">less </text:span><text:span text:style-name="T38">than </text:span><text:span text:style-name="T34">or </text:span></text:p>
      <text:p text:style-name="Code"><text:span text:style-name="T34"><text:s text:c="2"/>REM equal to </text:span><text:span text:style-name="T36">9</text:span><text:span text:style-name="T39">0</text:span><text:span text:style-name="T34">.</text:span></text:p>
      <text:p text:style-name="P164"><text:s text:c="2"/>With oFields(1)</text:p>
      <text:p text:style-name="Code"><text:span text:style-name="T34"><text:s text:c="4"/>.Connection = com.sun.star.sheet.FilterConnection.</text:span><text:span text:style-name="T36">O</text:span><text:span text:style-name="T37">R</text:span></text:p>
      <text:p text:style-name="Code"><text:span text:style-name="T34"><text:s text:c="4"/>.Field = </text:span><text:span text:style-name="T36">6</text:span><text:span text:style-name="T34"> <text:s text:c="13"/>' Filter column </text:span><text:span text:style-name="T36">G</text:span><text:span text:style-name="T34"> </text:span><text:span text:style-name="T41">(Test #1 </text:span><text:span text:style-name="T44">grades</text:span><text:span text:style-name="T41">)</text:span><text:span text:style-name="T34">.</text:span></text:p>
      <text:p text:style-name="P164"><text:s text:c="4"/>.IsNumeric = True <text:s text:c="6"/>' Use a number</text:p>
      <text:p text:style-name="Code"><text:span text:style-name="T34"><text:s text:c="4"/>.NumericValue = </text:span><text:span text:style-name="T36">9</text:span><text:span text:style-name="T40">0</text:span><text:span text:style-name="T34"> <text:s text:c="5"/>' </text:span><text:span text:style-name="T36">S</text:span><text:span text:style-name="T52">cores</text:span><text:span text:style-name="T34"> </text:span><text:span text:style-name="T36">l</text:span><text:span text:style-name="T51">ess than 90</text:span></text:p>
      <text:p text:style-name="Code"><text:span text:style-name="T34"><text:s text:c="4"/>.Operator = com.sun.star.sheet.FilterOperator.</text:span><text:span text:style-name="T36">L</text:span><text:span text:style-name="T42">ESS_EQUAL</text:span></text:p>
      <text:p text:style-name="P164"><text:s text:c="2"/>End With</text:p>
      <text:p text:style-name="Code"/>
      <text:p text:style-name="P164"><text:s text:c="2"/>oFilterDesc.setFilterFields(oFields())</text:p>
      <text:p text:style-name="Code"><text:span text:style-name="T34"><text:s text:c="2"/>oFilterDesc.ContainsHeader = </text:span><text:span text:style-name="T36">T</text:span><text:span text:style-name="T39">rue</text:span></text:p>
      <text:p text:style-name="P164"><text:s text:c="2"/>oFilterDesc.UseRegularExpressions = True</text:p>
      <text:p text:style-name="P164"><text:s text:c="2"/>o<text:span text:style-name="T475">Range</text:span>.filter(oFilterDesc)</text:p>
      <text:p text:style-name="P164">End Sub</text:p>
      <text:p text:style-name="P164"/>
      <text:p text:style-name="Figure"><text:soft-page-break/><draw:frame draw:style-name="fr2" draw:name="Frame28" text:anchor-type="as-char" draw:z-index="62"><draw:text-box fo:min-height="0.2in" fo:min-width="0.7902in"><text:p text:style-name="Frame_20_contents"><draw:frame draw:style-name="fr1" draw:name="Frame29" text:anchor-type="as-char" svg:width="5.3299in" draw:z-index="63"><draw:text-box fo:min-height="1.7799in"><text:p text:style-name="Caption"><draw:frame draw:style-name="fr3" draw:name="Image16" text:anchor-type="paragraph" svg:width="5.3299in" style:rel-width="100%" svg:height="1.7799in" style:rel-height="scale" draw:z-index="64"><draw:image xlink:href="Pictures/100002010000027F000000D61ACEBEE5D03E0533.png" xlink:type="simple" xlink:show="embed" xlink:actuate="onLoad" loext:mime-type="image/png"/></draw:frame><text:span text:style-name="T320"><text:line-break/></text:span>Figure <text:sequence text:ref-name="refFigure16" text:name="Figure" text:formula="ooow:Figure+1" style:num-format="1">17</text:sequence>: Grading sheet filtered by test scores under 90% and student names that begin with "B"</text:p></draw:text-box></draw:frame></text:p></draw:text-box></draw:frame></text:p>
      <text:h text:style-name="P227" text:outline-level="2"><text:bookmark-start text:name="__RefHeading___Toc4355_4065233654"/><text:alphabetical-index-mark text:string-value="advanced" text:key1="filters"/><text:span text:style-name="T310">A</text:span><text:span text:style-name="T315">dvanced filters</text:span><text:bookmark-end text:name="__RefHeading___Toc4355_4065233654"/></text:h>
      <text:p text:style-name="P124"><text:span text:style-name="T432">In Calc, the criteria for an advanced filter are stored in a worksheet rather than entered into a dialog. As a result, you must first set up a cell range that contains the criteria before you use the </text:span><text:span text:style-name="Emphasis"><text:span text:style-name="T432">Advanced Filter </text:span></text:span><text:span text:style-name="T432">dialog (Figure </text:span><text:span text:style-name="T432"><text:sequence-ref text:reference-format="value" text:ref-name="refFigure17">18</text:sequence-ref></text:span><text:span text:style-name="T432">).</text:span></text:p>
      <text:p text:style-name="Figure"><draw:frame draw:style-name="fr2" draw:name="Frame20" text:anchor-type="as-char" draw:z-index="14"><draw:text-box fo:min-height="0.2in" fo:min-width="0.7902in"><text:p text:style-name="Frame_20_contents"><draw:frame draw:style-name="fr1" draw:name="Frame21" text:anchor-type="as-char" svg:width="3.6299in" draw:z-index="15"><draw:text-box fo:min-height="2.2701in"><text:p text:style-name="Caption"><draw:frame draw:style-name="fr3" draw:name="Image12" text:anchor-type="paragraph" svg:width="3.6299in" style:rel-width="100%" svg:height="2.2701in" style:rel-height="scale" draw:z-index="16"><draw:image xlink:href="Pictures/10000201000001B3000001104F7212CEAC290B1A.png" xlink:type="simple" xlink:show="embed" xlink:actuate="onLoad" loext:mime-type="image/png"/></draw:frame><text:span text:style-name="T320"><text:line-break/></text:span>Figure <text:sequence text:ref-name="refFigure17" text:name="Figure" text:formula="ooow:Figure+1" style:num-format="1">18</text:sequence>: Advanced Filter dialog</text:p></draw:text-box></draw:frame></text:p></draw:text-box></draw:frame></text:p>
      <text:p text:style-name="P134">To set up a criteria range:</text:p>
      <text:list xml:id="list111314228152802" text:continue-list="list111314087327501" text:style-name="Numbering_20_1">
        <text:list-item text:start-value="1">
          <text:p text:style-name="P274"><text:span text:style-name="T433">Copy the column headings of the range to be filtered to an empty space in a </text:span><text:span text:style-name="T217">w</text:span><text:span text:style-name="T218">orksheet</text:span><text:span text:style-name="T433">. It does not need to be the same worksheet as the one </text:span><text:span text:style-name="T161">w</text:span><text:span text:style-name="T219">ith</text:span><text:span text:style-name="T433"> the source range.</text:span></text:p>
        </text:list-item>
        <text:list-item>
          <text:p text:style-name="P274"><text:span text:style-name="T433">Enter filter criteria underneath the column headings in the criteria range. </text:span><text:span text:style-name="T161">E</text:span><text:span text:style-name="T162">ach individual </text:span><text:span text:style-name="T433">criterion in</text:span><text:span text:style-name="T161"> the same</text:span><text:span text:style-name="T433"> row is connected with AND, while the criteria groups from each row are connected with OR. Empty cells are ignored. Up to eight criteria rows may be defined for a filter.</text:span></text:p>
        </text:list-item>
      </text:list>
      <text:p text:style-name="P149"><text:span text:style-name="T500">After creating a criteria range, set up an advanced filter </text:span><text:span text:style-name="T268">as follows:</text:span></text:p>
      <text:list xml:id="list111312939582742" text:continue-list="list111314228152802" text:style-name="Numbering_20_1">
        <text:list-item text:start-value="1">
          <text:p text:style-name="P275">Select the cell range that you wish to filter.</text:p>
        </text:list-item>
        <text:list-item>
          <text:p text:style-name="P276"><text:span text:style-name="T501">Go to </text:span><text:span text:style-name="Strong_20_Emphasis"><text:span text:style-name="T501">Data &gt; More Filters &gt; Advanced Filter</text:span></text:span> <text:span text:style-name="T501">in the Menu bar to open the </text:span><text:span text:style-name="Emphasis"><text:span text:style-name="T501">Advanced Filter</text:span></text:span> <text:span text:style-name="T501">dialog (Figure </text:span><text:span text:style-name="T501"><text:sequence-ref text:reference-format="value" text:ref-name="refFigure17">18</text:sequence-ref></text:span><text:span text:style-name="T501">).</text:span></text:p>
        </text:list-item>
        <text:list-item>
          <text:p text:style-name="P277"><text:span text:style-name="T269">I</text:span><text:span text:style-name="T270">n the</text:span><text:span text:style-name="T504"> </text:span><text:span text:style-name="Emphasis"><text:span text:style-name="T502">Read Filter Criteria From</text:span></text:span> <text:span text:style-name="T504">field, </text:span><text:span text:style-name="T269">e</text:span><text:span text:style-name="T270">nter the address for a named range, either by selecting a named range from the drop-down box, typing in a reference, or selecting cells from a worksheet. </text:span><text:span text:style-name="T271">Remember to use the </text:span><text:span text:style-name="Strong_20_Emphasis"><text:span text:style-name="T336">Shrink / Expand</text:span></text:span> <text:span text:style-name="T505">button if you need to temporarily minimize the dialog while selecting cells.</text:span></text:p>
        </text:list-item>
        <text:list-item>
          <text:p text:style-name="P278"><text:span text:style-name="T503">Click </text:span><text:span text:style-name="Strong_20_Emphasis"><text:span text:style-name="T503">OK</text:span></text:span> <text:span text:style-name="T503">to apply the filter and close the dialog.</text:span></text:p>
        </text:list-item>
      </text:list>
      <text:p text:style-name="P150"><text:span text:style-name="T542">Advanced filter options are the same as standard filter options, and are described in further detail in Chapter 2, Entering, Editing, and Formatting Data</text:span>.</text:p>
      <text:h text:style-name="P235" text:outline-level="3"><text:bookmark-start text:name="__RefHeading___Toc73172_64844991"/><text:soft-page-break/>Advanced filter example<text:bookmark-end text:name="__RefHeading___Toc73172_64844991"/></text:h>
      <text:p text:style-name="P125"><text:span text:style-name="T433">Figure </text:span><text:span text:style-name="T433"><text:sequence-ref text:reference-format="value" text:ref-name="refFigure18">19</text:sequence-ref></text:span><text:span text:style-name="T433"><text:s/>demonstrates an example filter range for the grading sheet example in Figure </text:span><text:span text:style-name="T433"><text:sequence-ref text:reference-format="value" text:ref-name="refFigure0">1</text:sequence-ref></text:span><text:span text:style-name="T433">:</text:span></text:p>
      <text:p text:style-name="Figure"><draw:frame draw:style-name="fr2" draw:name="Frame16" text:anchor-type="as-char" draw:z-index="30"><draw:text-box fo:min-height="0.2in" fo:min-width="0.7902in"><text:p text:style-name="Frame_20_contents"><draw:frame draw:style-name="fr1" draw:name="Frame18" text:anchor-type="as-char" svg:width="5.1299in" draw:z-index="28"><draw:text-box fo:min-height="0.9098in"><text:p text:style-name="Caption"><draw:frame draw:style-name="fr3" draw:name="Image10" text:anchor-type="paragraph" svg:width="5.1299in" style:rel-width="100%" svg:height="0.9098in" style:rel-height="scale" draw:z-index="29"><draw:image xlink:href="Pictures/10000201000002670000006D9548B6831F6B30AD.png" xlink:type="simple" xlink:show="embed" xlink:actuate="onLoad" loext:mime-type="image/png"/></draw:frame><text:span text:style-name="T320"><text:line-break/></text:span>Figure <text:sequence text:ref-name="refFigure18" text:name="Figure" text:formula="ooow:Figure+1" style:num-format="1">19</text:sequence>: Advanced filter criteria range <text:span text:style-name="T459">(in Sheet 2)</text:span></text:p></draw:text-box></draw:frame></text:p></draw:text-box></draw:frame></text:p>
      <text:p text:style-name="P125"><text:span text:style-name="T433">In this range, there are </text:span><text:span text:style-name="T161">t</text:span><text:span text:style-name="T198">wo</text:span><text:span text:style-name="T433"> criteria groups: the first </text:span><text:span text:style-name="T162">displays</text:span><text:span text:style-name="T433"> the records of students who scored above a 75% in </text:span><text:span text:style-name="T161">e</text:span><text:span text:style-name="T220">very</text:span><text:span text:style-name="T433"> homework, and the second displays records of any student named Ferdinand. Figure </text:span><text:span text:style-name="T433"><text:sequence-ref text:reference-format="value" text:ref-name="refFigure19">20</text:sequence-ref></text:span><text:span text:style-name="T433"><text:s/>displays the result of this filter operation using these criteria:</text:span></text:p>
      <text:p text:style-name="Figure"><draw:frame draw:style-name="fr2" draw:name="Frame17" text:anchor-type="as-char" draw:z-index="31"><draw:text-box fo:min-height="0.2in" fo:min-width="0.7902in"><text:p text:style-name="Frame_20_contents"><draw:frame draw:style-name="fr1" draw:name="Frame19" text:anchor-type="as-char" svg:width="5.3098in" draw:z-index="32"><draw:text-box fo:min-height="1.6098in"><text:p text:style-name="Caption"><draw:frame draw:style-name="fr3" draw:name="Image11" text:anchor-type="paragraph" svg:width="5.3098in" style:rel-width="100%" svg:height="1.6098in" style:rel-height="scale" draw:z-index="34"><draw:image xlink:href="Pictures/100002010000027D000000C105D2A96156AAD151.png" xlink:type="simple" xlink:show="embed" xlink:actuate="onLoad" loext:mime-type="image/png"/></draw:frame><text:span text:style-name="T320"><text:line-break/></text:span>Figure <text:sequence text:ref-name="refFigure19" text:name="Figure" text:formula="ooow:Figure+1" style:num-format="1">20</text:sequence>: Grading sheet example filtered using an advanced filter</text:p></draw:text-box></draw:frame></text:p></draw:text-box></draw:frame></text:p>
      <text:h text:style-name="P236" text:outline-level="3"><text:bookmark-start text:name="__RefHeading___Toc4357_4065233654"/>Using an advanced filter with macros<text:bookmark-end text:name="__RefHeading___Toc4357_4065233654"/></text:h>
      <text:p text:style-name="P126"><text:span text:style-name="T434">Applying an advanced filter with a macro works similarly to setting up a standard filter. The key difference is that the </text:span><text:span text:style-name="T163">cell range containing the filter criteria is used to create </text:span><text:span text:style-name="T267">the </text:span><text:span text:style-name="T163">filter descriptor. </text:span><text:span text:style-name="T164">The macro in Listing </text:span><text:span text:style-name="T164"><text:sequence-ref text:reference-format="value" text:ref-name="refListing10">11</text:sequence-ref></text:span><text:span text:style-name="T164"><text:s/>demonstrates how this is done using the </text:span><text:span text:style-name="Emphasis"><text:span text:style-name="T325">createFilterDescriptorByObject</text:span></text:span> <text:span text:style-name="T435">method. It uses the grading sheet example in Figure </text:span><text:span text:style-name="T435"><text:sequence-ref text:reference-format="value" text:ref-name="refFigure0">1</text:sequence-ref></text:span><text:span text:style-name="T435"><text:s/>as the data range and the range in Figure </text:span><text:span text:style-name="T435"><text:sequence-ref text:reference-format="value" text:ref-name="refFigure18">19</text:sequence-ref></text:span><text:span text:style-name="T435"><text:s/>as the criteria range. The results should be the same as those found in Figure </text:span><text:span text:style-name="T435"><text:sequence-ref text:reference-format="value" text:ref-name="refFigure19">20</text:sequence-ref></text:span><text:span text:style-name="T435">:</text:span></text:p>
      <text:p text:style-name="P190">Listing <text:span text:style-name="T419"><text:sequence text:ref-name="refListing10" text:name="Listing" text:formula="ooow:Listing + 1" style:num-format="1">11</text:sequence></text:span>: Advanced<text:span text:style-name="T478">Range</text:span>Filter creates a file descriptor from the filter criteria range</text:p>
      <text:p text:style-name="Code"/>
      <text:p text:style-name="P164">Sub Advanced<text:span text:style-name="T478">Range</text:span>Filter()</text:p>
      <text:p text:style-name="P164"><text:s text:c="2"/>Dim oSheet <text:s text:c="4"/>'A sheet from the Calc document.</text:p>
      <text:p text:style-name="P164"><text:s text:c="2"/>Dim oRanges <text:s text:c="3"/>'The NamedRanges property.</text:p>
      <text:p text:style-name="P164"><text:s text:c="2"/>Dim oCritRange 'Range that contains the filter criteria.</text:p>
      <text:p text:style-name="P164"><text:s text:c="2"/>Dim oDataRange 'Range that contains the data to filter.</text:p>
      <text:p text:style-name="P164"><text:s text:c="2"/>Dim oFiltDesc <text:s/>'Filter descriptor.</text:p>
      <text:p text:style-name="P168"/>
      <text:p text:style-name="P164"><text:s text:c="2"/>REM Range that contains the filter criteria</text:p>
      <text:p text:style-name="P164"><text:s text:c="2"/>oSheet = ThisComponent.getSheets().getByIndex(1)</text:p>
      <text:p text:style-name="Code"><text:span text:style-name="T34"><text:s text:c="2"/>oCritRange = oSheet.getCellRangeByName("</text:span><text:span text:style-name="T36">A</text:span><text:span text:style-name="T47">1:H3</text:span><text:span text:style-name="T34">")</text:span></text:p>
      <text:p text:style-name="P168"/>
      <text:p text:style-name="P164"><text:s text:c="2"/>REM You can also obtain the range containing the </text:p>
      <text:p text:style-name="P164"><text:s text:c="2"/>REM filter criteria from a named range.</text:p>
      <text:p text:style-name="P164"><text:s text:c="2"/>REM oRanges = ThisComponent.NamedRanges</text:p>
      <text:p text:style-name="P164"><text:s text:c="2"/>REM oRange = oRanges.getByName("AverageLess80")</text:p>
      <text:p text:style-name="P164"><text:s text:c="2"/>REM oCritRange = oRange.getReferredCells()</text:p>
      <text:p text:style-name="P168"/>
      <text:p text:style-name="P164"><text:s text:c="2"/>REM The data that you want to filter</text:p>
      <text:p text:style-name="P164"><text:s text:c="2"/>oSheet = ThisComponent.getSheets().getByIndex(0)</text:p>
      <text:p text:style-name="Code"><text:span text:style-name="T34"><text:s text:c="2"/>oDataRange = oSheet.getCellRangeByName("A1:</text:span><text:span text:style-name="T36">H</text:span><text:span text:style-name="T48">11</text:span><text:span text:style-name="T34">")</text:span></text:p>
      <text:p text:style-name="P168"/>
      <text:p text:style-name="P164"><text:s text:c="2"/>oFiltDesc = oCritRange.createFilterDescriptorByObject(oDataRange)</text:p>
      <text:p text:style-name="P164"><text:s text:c="2"/>oDataRange.filter(oFiltDesc)</text:p>
      <text:p text:style-name="P164">End Sub</text:p>
      <text:p text:style-name="P135"><text:span text:style-name="T506">Table </text:span><text:span text:style-name="T506"><text:sequence-ref text:reference-format="value" text:ref-name="refTable2">3</text:sequence-ref></text:span><text:span text:style-name="T506"><text:s/>contains a list of properties that correspond to advanced (and standard) filter settings:</text:span></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5">Funkce</text:p>
            </table:table-cell>
            <table:table-cell table:style-name="Table8.A1" office:value-type="string">
              <text:p text:style-name="P109">Popis</text:p>
            </table:table-cell>
          </table:table-row>
        </table:table-header-rows>
        <table:table-row table:style-name="Table8.1">
          <table:table-cell table:style-name="Table8.A2" office:value-type="string">
            <text:p text:style-name="P87">ContainsHeader</text:p>
          </table:table-cell>
          <table:table-cell table:style-name="Table8.A2" office:value-type="string">
            <text:p text:style-name="P87">Boolean (TRUE/FALSE) that specifies if the first row or column contains headers which should not be filtered.</text:p>
          </table:table-cell>
        </table:table-row>
        <table:table-row table:style-name="Table8.1">
          <table:table-cell table:style-name="Table8.A2" office:value-type="string">
            <text:p text:style-name="P88">CopyOutputData</text:p>
          </table:table-cell>
          <table:table-cell table:style-name="Table8.A2" office:value-type="string">
            <text:p text:style-name="P88">Boolean that specifies if the filtered data should be copied to another position in the document.</text:p>
          </table:table-cell>
        </table:table-row>
        <table:table-row table:style-name="Table8.1">
          <table:table-cell table:style-name="Table8.A2" office:value-type="string">
            <text:p text:style-name="P89">IsCaseSensitive</text:p>
          </table:table-cell>
          <table:table-cell table:style-name="Table8.A2" office:value-type="string">
            <text:p text:style-name="P89">Boolean that specifies if the case of letters is important <text:span text:style-name="T507">when comparing entries.</text:span></text:p>
          </table:table-cell>
        </table:table-row>
        <table:table-row table:style-name="Table8.1">
          <table:table-cell table:style-name="Table8.A2" office:value-type="string">
            <text:p text:style-name="P90">Orientation</text:p>
          </table:table-cell>
          <table:table-cell table:style-name="Table8.A2" office:value-type="string">
            <text:p text:style-name="P90">An enumeration that specifies if a range is filtered by column or row:</text:p>
            <text:p text:style-name="P90">Column – com.sun.star.table.TableOrientation.COLUMNS</text:p>
            <text:p text:style-name="P91">Row – com.sun.star.table.TableOrientation.ROWS</text:p>
          </table:table-cell>
        </table:table-row>
        <table:table-row table:style-name="Table8.1">
          <table:table-cell table:style-name="Table8.A2" office:value-type="string">
            <text:p text:style-name="P92">OutputPosition</text:p>
          </table:table-cell>
          <table:table-cell table:style-name="Table8.A2" office:value-type="string">
            <text:p text:style-name="P93"><text:span text:style-name="T508">If </text:span><text:span text:style-name="Emphasis"><text:span text:style-name="T508">CopyOutputData</text:span></text:span> <text:span text:style-name="T508">is TRUE, this property specifies the position where filtered data are to be copied.</text:span></text:p>
          </table:table-cell>
        </table:table-row>
        <table:table-row table:style-name="Table8.1">
          <table:table-cell table:style-name="Table8.A2" office:value-type="string">
            <text:p text:style-name="P94">SaveOutputPosition</text:p>
          </table:table-cell>
          <table:table-cell table:style-name="Table8.A2" office:value-type="string">
            <text:p text:style-name="P95"><text:span text:style-name="T509">Boolean that specifies if the </text:span><text:span text:style-name="Emphasis"><text:span text:style-name="T509">OutputPosition</text:span></text:span> <text:span text:style-name="T509">position is saved for future calls.</text:span></text:p>
          </table:table-cell>
        </table:table-row>
        <table:table-row table:style-name="Table8.1">
          <table:table-cell table:style-name="Table8.A2" office:value-type="string">
            <text:p text:style-name="P96">SkipDuplicates</text:p>
          </table:table-cell>
          <table:table-cell table:style-name="Table8.A2" office:value-type="string">
            <text:p text:style-name="P96">Boolean that specifies if duplicate entries are left out of the result.</text:p>
          </table:table-cell>
        </table:table-row>
        <table:table-row table:style-name="Table8.1">
          <table:table-cell table:style-name="Table8.A2" office:value-type="string">
            <text:p text:style-name="P97">UseRegularExpressions</text:p>
          </table:table-cell>
          <table:table-cell table:style-name="Table8.A2" office:value-type="string">
            <text:p text:style-name="P97">Boolean that specifies if the filter strings are interpreted as regular expressions.</text:p>
          </table:table-cell>
        </table:table-row>
      </table:table>
      <text:h text:style-name="P237" text:outline-level="3"><text:bookmark-start text:name="__RefHeading___Toc4359_4065233654"/>Copy advanced filter results to a different location<text:bookmark-end text:name="__RefHeading___Toc4359_4065233654"/></text:h>
      <text:p text:style-name="P133"><text:span text:style-name="T458">The results of an advanced filter can be </text:span><text:span text:style-name="T262">e</text:span><text:span text:style-name="T266">xtracted</text:span><text:span text:style-name="T265"> </text:span><text:span text:style-name="T458">to a different position using the </text:span><text:span text:style-name="Emphasis"><text:span text:style-name="T458">OutputPosition</text:span></text:span><text:span text:style-name="Emphasis"> </text:span><text:span text:style-name="T458">property. </text:span><text:span text:style-name="T262">C</text:span><text:span text:style-name="T263">opying results in this w</text:span><text:span text:style-name="T264">ay</text:span><text:span text:style-name="T263"> </text:span><text:span text:style-name="T262">e</text:span><text:span text:style-name="T304">liminates the need for </text:span><text:span text:style-name="T543">Calc </text:span><text:span text:style-name="T304">t</text:span><text:span text:style-name="T305">o</text:span><text:span text:style-name="T543"> hide rows </text:span><text:span text:style-name="T262">t</text:span><text:span text:style-name="T265">hat do not match search criteria, which it would normally do if you filter in-place.</text:span></text:p>
      <text:p text:style-name="P133"><text:span text:style-name="T458">The macro code snippet in Listing </text:span><text:span text:style-name="T458"><text:sequence-ref text:reference-format="value" text:ref-name="refListing11">12</text:sequence-ref></text:span><text:span text:style-name="T458"><text:s/>demonstrates how to copy filter results to a different location, and Figure </text:span><text:span text:style-name="T458"><text:sequence-ref text:reference-format="value" text:ref-name="refFigure20">21</text:sequence-ref></text:span><text:span text:style-name="T458"><text:s/>shows the results when this snippet is applied to the macro in Listing </text:span><text:span text:style-name="T458"><text:sequence-ref text:reference-format="value" text:ref-name="refListing10">11</text:sequence-ref></text:span><text:span text:style-name="T458"><text:s/>just before the </text:span><text:span text:style-name="Emphasis"><text:span text:style-name="T499">filter</text:span></text:span> <text:span text:style-name="T499">method is called. Note that the filter descriptor must first be modified before these filter settings are applied.</text:span></text:p>
      <text:p text:style-name="P191"><text:span text:style-name="T436">Listing </text:span><text:span text:style-name="T436"><text:sequence text:ref-name="refListing11" text:name="Listing" text:formula="ooow:Listing + 1" style:num-format="1">12</text:sequence></text:span><text:span text:style-name="T436">: A code snippet that copies filtered results to a different locations</text:span></text:p>
      <text:p text:style-name="P192"/>
      <text:p text:style-name="P172"><text:s text:c="3"/>REM Copy the output data rather than filter in place.</text:p>
      <text:p text:style-name="P171"><text:s text:c="3"/>oFiltDesc.CopyOutputData = True</text:p>
      <text:p text:style-name="P173"/>
      <text:p text:style-name="P174"><text:s text:c="3"/>REM Create a CellAddress and set it for Sheet<text:span text:style-name="T29">1</text:span></text:p>
      <text:p text:style-name="P174"><text:s text:c="3"/>REM Column B, Row <text:span text:style-name="T29">1</text:span><text:span text:style-name="T30">3 </text:span>(remember, start counting with 0)</text:p>
      <text:p text:style-name="P174"><text:span text:style-name="T5"><text:s text:c="3"/>Dim </text:span><text:span text:style-name="T29">outputCell</text:span><text:span text:style-name="T5"> As New com.sun.star.table.CellAddress</text:span></text:p>
      <text:p text:style-name="P174"><text:span text:style-name="T5"><text:s text:c="3"/></text:span><text:span text:style-name="T29">outputCell</text:span><text:span text:style-name="T5">.Sheet = </text:span><text:span text:style-name="T29">0</text:span></text:p>
      <text:p text:style-name="P174"><text:span text:style-name="T5"><text:s text:c="3"/></text:span><text:span text:style-name="T29">outputCell</text:span><text:span text:style-name="T5">.Column = 1</text:span></text:p>
      <text:p text:style-name="P174"><text:s text:c="3"/>outputCell.Row = <text:span text:style-name="T29">1</text:span><text:span text:style-name="T30">2</text:span></text:p>
      <text:p text:style-name="P171"><text:s text:c="3"/>oFiltDesc.OutputPosition = outputCell</text:p>
      <text:p text:style-name="P16"/>
      <text:list xml:id="list111314876415524" text:continue-list="list111313080665174" text:style-name="Heading_20_Note">
        <text:list-item>
          <text:p text:style-name="P245">N<text:span text:style-name="T470">ote</text:span></text:p>
        </text:list-item>
      </text:list>
      <text:p text:style-name="P14"><text:span text:style-name="T469">The </text:span><text:span text:style-name="Emphasis"><text:span text:style-name="T469">OutputPosition</text:span></text:span> <text:span text:style-name="T469">property returns a copy of a struct. As a result, it is not possible to set individual values, such as the row or column, directly through this property. For example, </text:span><text:span text:style-name="Source_20_Text"><text:span text:style-name="T469">oFilterDesc.OutputPosition.Row = 2</text:span></text:span> <text:span text:style-name="T469">will not work, since it is the Row property on the copy, not the original, that changes.</text:span></text:p>
      <text:p text:style-name="P194"><text:soft-page-break/><draw:frame draw:style-name="fr2" draw:name="Frame30" text:anchor-type="as-char" draw:z-index="17"><draw:text-box fo:min-height="0.2in" fo:min-width="0.7902in"><text:p text:style-name="Frame_20_contents"><draw:frame draw:style-name="fr1" draw:name="Frame31" text:anchor-type="as-char" svg:width="6.4299in" draw:z-index="18"><draw:text-box fo:min-height="3.7in"><text:p text:style-name="Caption"><draw:frame draw:style-name="fr3" draw:name="Image17" text:anchor-type="paragraph" svg:width="6.4299in" style:rel-width="100%" svg:height="3.7in" style:rel-height="scale" draw:z-index="19"><draw:image xlink:href="Pictures/1000020100000304000001BCDE9DFE92729868B8.png" xlink:type="simple" xlink:show="embed" xlink:actuate="onLoad" loext:mime-type="image/png"/></draw:frame><text:span text:style-name="T320"><text:line-break/></text:span>Figure <text:sequence text:ref-name="refFigure20" text:name="Figure" text:formula="ooow:Figure+1" style:num-format="1">21</text:sequence>: <text:span text:style-name="T479">Advanced f</text:span>ilter results copied to cell B13</text:p></draw:text-box></draw:frame></text:p></draw:text-box></draw:frame></text:p>
      <text:h text:style-name="P214" text:outline-level="1"><text:bookmark-start text:name="__RefHeading___Toc4361_4065233654"/>Useful database-like functions<text:bookmark-end text:name="__RefHeading___Toc4361_4065233654"/></text:h>
      <text:p text:style-name="P127"><text:span text:style-name="T437">Calc has many </text:span><text:alphabetical-index-mark text:string-value="database" text:key1="funkce"/><text:span text:style-name="T437">functions that </text:span><text:span text:style-name="T165">a</text:span><text:span text:style-name="T166">re often used in the context of databases. </text:span><text:span text:style-name="T168">Some of these</text:span><text:span text:style-name="T167"> functions </text:span><text:span text:style-name="T438">are straightforward to use (like SUM) or are </text:span><text:span text:style-name="T167">familiar in the context in which they are typically used (like STDEV for statistics). A few, l</text:span><text:span text:style-name="T185">ike the LOOKUP functions</text:span><text:span text:style-name="T167">, are somewhat more infrequently used, but are nevertheless useful to know if you plan to use Calc for database tables. This section </text:span><text:span text:style-name="T306">provides</text:span><text:span text:style-name="T167"> a </text:span><text:span text:style-name="T183">c</text:span><text:span text:style-name="T184">ondensed</text:span><text:span text:style-name="T169"> </text:span><text:span text:style-name="T168">list of these functions. </text:span><text:span text:style-name="T180">Further r</text:span><text:span text:style-name="T168">eference material f</text:span><text:span text:style-name="T182">or</text:span><text:span text:style-name="T168"> them can be found in Chapter 18, </text:span><text:span text:style-name="T308">D</text:span><text:span text:style-name="T309">escription of</text:span><text:span text:style-name="T168"> Functions</text:span><text:span text:style-name="Emphasis"><text:span text:style-name="T168">,</text:span></text:span> <text:span text:style-name="T449">and </text:span><text:span text:style-name="T178">i</text:span><text:span text:style-name="T181">n</text:span><text:span text:style-name="T449"> the online Help at </text:span><text:a xlink:type="simple" xlink:href="http://help.libreoffice.org/" text:style-name="Internet_20_link" text:visited-style-name="Visited_20_Internet_20_Link"><text:span text:style-name="T449">http://help.libreoffice.org/</text:span></text:a><text:span text:style-name="T449">.</text:span></text:p>
      <text:list xml:id="list111314443460613" text:continue-numbering="true" text:style-name="Heading_20_Note">
        <text:list-item>
          <text:p text:style-name="P246">Poznámka</text:p>
        </text:list-item>
      </text:list>
      <text:p text:style-name="P10"><text:span text:style-name="T439">Functions with the suffix </text:span><text:span text:style-name="Emphasis"><text:span text:style-name="T439">-A</text:span></text:span> <text:span text:style-name="T439">treat text values as a number with the value of zero. Blank cells are still ignored by these function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3">Funkce</text:p>
            </table:table-cell>
            <table:table-cell table:style-name="Table6.A1" office:value-type="string">
              <text:p text:style-name="P103">Category</text:p>
            </table:table-cell>
            <table:table-cell table:style-name="Table6.A1" office:value-type="string">
              <text:p text:style-name="P107">Popis</text:p>
            </table:table-cell>
          </table:table-row>
        </table:table-header-rows>
        <table:table-row table:style-name="Table6.1">
          <table:table-cell table:style-name="Table6.A2" office:value-type="string">
            <text:p text:style-name="P23">AVERAGE</text:p>
          </table:table-cell>
          <table:table-cell table:style-name="Table6.A2" office:value-type="string">
            <text:p text:style-name="P23">Statistical</text:p>
          </table:table-cell>
          <table:table-cell table:style-name="Table6.A2" office:value-type="string">
            <text:p text:style-name="P22"><text:span text:style-name="T451">Returns the average of </text:span><text:span text:style-name="T169">i</text:span><text:span text:style-name="T188">ts arguments</text:span><text:span text:style-name="T451">. Ignores empty cells and cells that contain text.</text:span></text:p>
          </table:table-cell>
        </table:table-row>
        <table:table-row table:style-name="Table6.1">
          <table:table-cell table:style-name="Table6.A2" office:value-type="string">
            <text:p text:style-name="P23">AVERAGEA</text:p>
          </table:table-cell>
          <table:table-cell table:style-name="Table6.A2" office:value-type="string">
            <text:p text:style-name="P23">Statistical</text:p>
          </table:table-cell>
          <table:table-cell table:style-name="Table6.A2" office:value-type="string">
            <text:p text:style-name="P22"><text:span text:style-name="T169">R</text:span><text:span text:style-name="T172">eturns the average of i</text:span><text:span text:style-name="T189">ts arguments</text:span><text:span text:style-name="T453">, but only ignores empty </text:span><text:span text:style-name="T170">c</text:span><text:span text:style-name="T171">ells</text:span><text:span text:style-name="T439">. The value of text is 0.</text:span></text:p>
          </table:table-cell>
        </table:table-row>
        <table:table-row table:style-name="Table6.1">
          <table:table-cell table:style-name="Table6.A2" office:value-type="string">
            <text:p text:style-name="P60">AVERAGEIF</text:p>
          </table:table-cell>
          <table:table-cell table:style-name="Table6.A2" office:value-type="string">
            <text:p text:style-name="P60">Statistical</text:p>
          </table:table-cell>
          <table:table-cell table:style-name="Table6.A2" office:value-type="string">
            <text:p text:style-name="P60">Returns the arithmetic mean of all cells in a range that satisfy a given condition.</text:p>
          </table:table-cell>
        </table:table-row>
        <table:table-row table:style-name="Table6.1">
          <table:table-cell table:style-name="Table6.A2" office:value-type="string">
            <text:p text:style-name="P61">AVERAGEIFS</text:p>
          </table:table-cell>
          <table:table-cell table:style-name="Table6.A2" office:value-type="string">
            <text:p text:style-name="P61">Statistical</text:p>
          </table:table-cell>
          <table:table-cell table:style-name="Table6.A2" office:value-type="string">
            <text:p text:style-name="P61">Returns the arithmetic mean of all cells in a range that satisfy given multiple criteria</text:p>
          </table:table-cell>
        </table:table-row>
        <table:table-row table:style-name="Table6.1">
          <table:table-cell table:style-name="Table6.A2" office:value-type="string">
            <text:p text:style-name="P23">COUNT</text:p>
          </table:table-cell>
          <table:table-cell table:style-name="Table6.A2" office:value-type="string">
            <text:p text:style-name="P23">Statistical</text:p>
          </table:table-cell>
          <table:table-cell table:style-name="Table6.A2" office:value-type="string">
            <text:p text:style-name="P23">Counts the number of numeric values in a list of arguments. Ignores empty cells and cells that contain text.</text:p>
          </table:table-cell>
        </table:table-row>
        <table:table-row table:style-name="Table6.1">
          <table:table-cell table:style-name="Table6.A2" office:value-type="string">
            <text:p text:style-name="P24">COUNTA</text:p>
          </table:table-cell>
          <table:table-cell table:style-name="Table6.A2" office:value-type="string">
            <text:p text:style-name="P24">Statistical</text:p>
          </table:table-cell>
          <table:table-cell table:style-name="Table6.A2" office:value-type="string">
            <text:p text:style-name="P26"><text:span text:style-name="T171">C</text:span><text:span text:style-name="T173">ounts the number of values in a list of arguments</text:span><text:span text:style-name="T445">, but </text:span><text:span text:style-name="T171">counts both numeric and text arguments. Empty cells are still ignored.</text:span></text:p>
          </table:table-cell>
        </table:table-row>
        <text:soft-page-break/>
        <table:table-row table:style-name="Table6.1">
          <table:table-cell table:style-name="Table6.A2" office:value-type="string">
            <text:p text:style-name="P25">COUNTBLANK</text:p>
          </table:table-cell>
          <table:table-cell table:style-name="Table6.A2" office:value-type="string">
            <text:p text:style-name="P25">Statistical</text:p>
          </table:table-cell>
          <table:table-cell table:style-name="Table6.A2" office:value-type="string">
            <text:p text:style-name="P25">Returns the number of empty cells within a range.</text:p>
          </table:table-cell>
        </table:table-row>
        <table:table-row table:style-name="Table6.1">
          <table:table-cell table:style-name="Table6.A2" office:value-type="string">
            <text:p text:style-name="P27">COUNTIF</text:p>
          </table:table-cell>
          <table:table-cell table:style-name="Table6.A2" office:value-type="string">
            <text:p text:style-name="P27">Statistical</text:p>
          </table:table-cell>
          <table:table-cell table:style-name="Table6.A2" office:value-type="string">
            <text:p text:style-name="P27">Returns the number of cells <text:span text:style-name="T440">in a range</text:span> that meet the specified search criteria.</text:p>
          </table:table-cell>
        </table:table-row>
        <table:table-row table:style-name="Table6.1">
          <table:table-cell table:style-name="Table6.A2" office:value-type="string">
            <text:p text:style-name="P57">COUNTIFS</text:p>
          </table:table-cell>
          <table:table-cell table:style-name="Table6.A2" office:value-type="string">
            <text:p text:style-name="P57">Statistical</text:p>
          </table:table-cell>
          <table:table-cell table:style-name="Table6.A2" office:value-type="string">
            <text:p text:style-name="P58"><text:span text:style-name="T452">Returns the </text:span><text:span text:style-name="T186">n</text:span><text:span text:style-name="T187">umber</text:span><text:span text:style-name="T452"> of cells that meet criteria in multiple ranges.</text:span></text:p>
          </table:table-cell>
        </table:table-row>
        <table:table-row table:style-name="Table6.1">
          <table:table-cell table:style-name="Table6.A2" office:value-type="string">
            <text:p text:style-name="P28">HLOOKUP</text:p>
          </table:table-cell>
          <table:table-cell table:style-name="Table6.A2" office:value-type="string">
            <text:p text:style-name="P28">Spreadsheet</text:p>
          </table:table-cell>
          <table:table-cell table:style-name="Table6.A2" office:value-type="string">
            <text:p text:style-name="P55"><text:span text:style-name="T441">Searches for a “look-up” value in the first row of an array and returns a value from a different </text:span><text:span text:style-name="T176">r</text:span><text:span text:style-name="T177">ow</text:span><text:span text:style-name="T441"> in the same column.</text:span></text:p>
          </table:table-cell>
        </table:table-row>
        <table:table-row table:style-name="Table6.1">
          <table:table-cell table:style-name="Table6.A2" office:value-type="string">
            <text:p text:style-name="P29">INDEX</text:p>
          </table:table-cell>
          <table:table-cell table:style-name="Table6.A2" office:value-type="string">
            <text:p text:style-name="P29">Spreadsheet</text:p>
          </table:table-cell>
          <table:table-cell table:style-name="Table6.A2" office:value-type="string">
            <text:p text:style-name="P29">Returns the contents of a cell at a specified index (denoted by row and column numbers) within a range.</text:p>
          </table:table-cell>
        </table:table-row>
        <table:table-row table:style-name="Table6.1">
          <table:table-cell table:style-name="Table6.A2" office:value-type="string">
            <text:p text:style-name="P30">INDIRECT</text:p>
          </table:table-cell>
          <table:table-cell table:style-name="Table6.A2" office:value-type="string">
            <text:p text:style-name="P30">Spreadsheet</text:p>
          </table:table-cell>
          <table:table-cell table:style-name="Table6.A2" office:value-type="string">
            <text:p text:style-name="P30">Returns the reference specified by a text string.</text:p>
          </table:table-cell>
        </table:table-row>
        <table:table-row table:style-name="Table6.1">
          <table:table-cell table:style-name="Table6.A2" office:value-type="string">
            <text:p text:style-name="P31">LOOKUP</text:p>
          </table:table-cell>
          <table:table-cell table:style-name="Table6.A2" office:value-type="string">
            <text:p text:style-name="P31">Spreadsheet</text:p>
          </table:table-cell>
          <table:table-cell table:style-name="Table6.A2" office:value-type="string">
            <text:p text:style-name="P32">Returns the contents of a cell contained within a single row or column of a range or from an array.</text:p>
          </table:table-cell>
        </table:table-row>
        <table:table-row table:style-name="Table6.1">
          <table:table-cell table:style-name="Table6.A2" office:value-type="string">
            <text:p text:style-name="P33">MATCH</text:p>
          </table:table-cell>
          <table:table-cell table:style-name="Table6.A2" office:value-type="string">
            <text:p text:style-name="P33">Spreadsheet</text:p>
          </table:table-cell>
          <table:table-cell table:style-name="Table6.A2" office:value-type="string">
            <text:p text:style-name="P34">Searches an array for an item and returns its relative position <text:span text:style-name="T442">in the array</text:span>.</text:p>
          </table:table-cell>
        </table:table-row>
        <table:table-row table:style-name="Table6.1">
          <table:table-cell table:style-name="Table6.A2" office:value-type="string">
            <text:p text:style-name="P35">MAX</text:p>
          </table:table-cell>
          <table:table-cell table:style-name="Table6.A2" office:value-type="string">
            <text:p text:style-name="P35">Statistical</text:p>
          </table:table-cell>
          <table:table-cell table:style-name="Table6.A2" office:value-type="string">
            <text:p text:style-name="P35">Returns <text:span text:style-name="T443">the largest </text:span>value in a list of arguments.</text:p>
          </table:table-cell>
        </table:table-row>
        <table:table-row table:style-name="Table6.1">
          <table:table-cell table:style-name="Table6.A2" office:value-type="string">
            <text:p text:style-name="P36">MAXA</text:p>
          </table:table-cell>
          <table:table-cell table:style-name="Table6.A2" office:value-type="string">
            <text:p text:style-name="P36">Statistical</text:p>
          </table:table-cell>
          <table:table-cell table:style-name="Table6.A2" office:value-type="string">
            <text:p text:style-name="P36">Returns the largest value in a list of arguments. <text:span text:style-name="T444">The value of text is 0.</text:span></text:p>
          </table:table-cell>
        </table:table-row>
        <table:table-row table:style-name="Table6.18">
          <table:table-cell table:style-name="Table6.A2" office:value-type="string">
            <text:p text:style-name="P61">MAXIFS</text:p>
          </table:table-cell>
          <table:table-cell table:style-name="Table6.A2" office:value-type="string">
            <text:p text:style-name="P61">Statistical</text:p>
          </table:table-cell>
          <table:table-cell table:style-name="Table6.A2" office:value-type="string">
            <text:p text:style-name="P63"><text:span text:style-name="T455">Returns the largest value </text:span><text:span text:style-name="T192">i</text:span><text:span text:style-name="T193">n the</text:span><text:span text:style-name="T455"> cells of a range that meet multiple criteria in multiple ranges.</text:span></text:p>
          </table:table-cell>
        </table:table-row>
        <table:table-row table:style-name="Table6.18">
          <table:table-cell table:style-name="Table6.A2" office:value-type="string">
            <text:p text:style-name="P39">MEDIAN</text:p>
          </table:table-cell>
          <table:table-cell table:style-name="Table6.A2" office:value-type="string">
            <text:p text:style-name="P39">Statistical</text:p>
          </table:table-cell>
          <table:table-cell table:style-name="Table6.A2" office:value-type="string">
            <text:p text:style-name="P59"><text:span text:style-name="T454">Returns the median of a list of </text:span><text:span text:style-name="T190">n</text:span><text:span text:style-name="T191">umbers.</text:span></text:p>
          </table:table-cell>
        </table:table-row>
        <table:table-row table:style-name="Table6.18">
          <table:table-cell table:style-name="Table6.A2" office:value-type="string">
            <text:p text:style-name="P37">MIN</text:p>
          </table:table-cell>
          <table:table-cell table:style-name="Table6.A2" office:value-type="string">
            <text:p text:style-name="P37">Statistical</text:p>
          </table:table-cell>
          <table:table-cell table:style-name="Table6.A2" office:value-type="string">
            <text:p text:style-name="P37">Returns the smallest value in a list of arguments.</text:p>
          </table:table-cell>
        </table:table-row>
        <table:table-row table:style-name="Table6.1">
          <table:table-cell table:style-name="Table6.A2" office:value-type="string">
            <text:p text:style-name="P38">MINA</text:p>
          </table:table-cell>
          <table:table-cell table:style-name="Table6.A2" office:value-type="string">
            <text:p text:style-name="P38">Statistical</text:p>
          </table:table-cell>
          <table:table-cell table:style-name="Table6.A2" office:value-type="string">
            <text:p text:style-name="P38">Returns the smallest value in a list of arguments. The value of text is 0.</text:p>
          </table:table-cell>
        </table:table-row>
        <table:table-row table:style-name="Table6.1">
          <table:table-cell table:style-name="Table6.A2" office:value-type="string">
            <text:p text:style-name="P62">MINIFS</text:p>
          </table:table-cell>
          <table:table-cell table:style-name="Table6.A2" office:value-type="string">
            <text:p text:style-name="P62">Statistical</text:p>
          </table:table-cell>
          <table:table-cell table:style-name="Table6.A2" office:value-type="string">
            <text:p text:style-name="P62">Returns the smallest value in the cells of a range that meet multiple criteria in multiple ranges.</text:p>
          </table:table-cell>
        </table:table-row>
        <table:table-row table:style-name="Table6.1">
          <table:table-cell table:style-name="Table6.A2" office:value-type="string">
            <text:p text:style-name="P39">M<text:span text:style-name="T446">ODE</text:span></text:p>
          </table:table-cell>
          <table:table-cell table:style-name="Table6.A2" office:value-type="string">
            <text:p text:style-name="P39">Statistical</text:p>
          </table:table-cell>
          <table:table-cell table:style-name="Table6.A2" office:value-type="string">
            <text:p text:style-name="P39">Returns <text:span text:style-name="T446">the most common value in a list of values.</text:span></text:p>
          </table:table-cell>
        </table:table-row>
        <table:table-row table:style-name="Table6.1">
          <table:table-cell table:style-name="Table6.A2" office:value-type="string">
            <text:p text:style-name="P40">OFFSET</text:p>
          </table:table-cell>
          <table:table-cell table:style-name="Table6.A2" office:value-type="string">
            <text:p text:style-name="P40">Spreadsheet</text:p>
          </table:table-cell>
          <table:table-cell table:style-name="Table6.A2" office:value-type="string">
            <text:p text:style-name="P41">Return the value of a cell offset by certain number of rows and columns from a given reference point.</text:p>
          </table:table-cell>
        </table:table-row>
        <table:table-row table:style-name="Table6.1">
          <table:table-cell table:style-name="Table6.A2" office:value-type="string">
            <text:p text:style-name="P42">PRODUCT</text:p>
          </table:table-cell>
          <table:table-cell table:style-name="Table6.A2" office:value-type="string">
            <text:p text:style-name="P43">Mathematical</text:p>
          </table:table-cell>
          <table:table-cell table:style-name="Table6.A2" office:value-type="string">
            <text:p text:style-name="P42">Multiples all the numbers in a list of arguments and returns the product.</text:p>
          </table:table-cell>
        </table:table-row>
        <table:table-row table:style-name="Table6.1">
          <table:table-cell table:style-name="Table6.A2" office:value-type="string">
            <text:p text:style-name="P45">STDEV</text:p>
            <text:p text:style-name="P70">STDEV.S</text:p>
          </table:table-cell>
          <table:table-cell table:style-name="Table6.A2" office:value-type="string">
            <text:p text:style-name="P45">Statistical</text:p>
          </table:table-cell>
          <table:table-cell table:style-name="Table6.A2" office:value-type="string">
            <text:p text:style-name="P64"><text:span text:style-name="T194">C</text:span><text:span text:style-name="T196">alculates</text:span><text:span text:style-name="T195"> </text:span><text:span text:style-name="T456">the standard deviation of a population sample.</text:span></text:p>
          </table:table-cell>
        </table:table-row>
        <table:table-row table:style-name="Table6.1">
          <table:table-cell table:style-name="Table6.A2" office:value-type="string">
            <text:p text:style-name="P46">STDEVA</text:p>
          </table:table-cell>
          <table:table-cell table:style-name="Table6.A2" office:value-type="string">
            <text:p text:style-name="P46">Statistical</text:p>
          </table:table-cell>
          <table:table-cell table:style-name="Table6.A2" office:value-type="string">
            <text:p text:style-name="P46">Calculates the standard deviation of a population sample. The value of text is 0.</text:p>
          </table:table-cell>
        </table:table-row>
        <table:table-row table:style-name="Table6.1">
          <table:table-cell table:style-name="Table6.A2" office:value-type="string">
            <text:p text:style-name="P68">STDEVP</text:p>
            <text:p text:style-name="P70">STDEV.P</text:p>
          </table:table-cell>
          <table:table-cell table:style-name="Table6.A2" office:value-type="string">
            <text:p text:style-name="P72">Statistical</text:p>
          </table:table-cell>
          <table:table-cell table:style-name="Table6.A2" office:value-type="string">
            <text:p text:style-name="P67">Calculates the standard deviation of an entire population.</text:p>
          </table:table-cell>
        </table:table-row>
        <table:table-row table:style-name="Table6.1">
          <table:table-cell table:style-name="Table6.A2" office:value-type="string">
            <text:p text:style-name="P65">STDEVPA</text:p>
          </table:table-cell>
          <table:table-cell table:style-name="Table6.A2" office:value-type="string">
            <text:p text:style-name="P65">Statistical</text:p>
          </table:table-cell>
          <table:table-cell table:style-name="Table6.A2" office:value-type="string">
            <text:p text:style-name="P66">Calculates the standard deviation of an entire population. <text:span text:style-name="T457">The value of text is 0.</text:span></text:p>
          </table:table-cell>
        </table:table-row>
        <table:table-row table:style-name="Table6.1">
          <table:table-cell table:style-name="Table6.A2" office:value-type="string">
            <text:p text:style-name="P47">SUBTOTAL</text:p>
          </table:table-cell>
          <table:table-cell table:style-name="Table6.A2" office:value-type="string">
            <text:p text:style-name="P47">Mathematical</text:p>
          </table:table-cell>
          <table:table-cell table:style-name="Table6.A2" office:value-type="string">
            <text:p text:style-name="P48"><text:span text:style-name="T447">Calculates the </text:span><text:span text:style-name="T174">total of a subset of an array that is created using AutoFilters.</text:span></text:p>
          </table:table-cell>
        </table:table-row>
        <table:table-row table:style-name="Table6.1">
          <table:table-cell table:style-name="Table6.A2" office:value-type="string">
            <text:p text:style-name="P49">SUM</text:p>
          </table:table-cell>
          <table:table-cell table:style-name="Table6.A2" office:value-type="string">
            <text:p text:style-name="P49">Statistical</text:p>
          </table:table-cell>
          <table:table-cell table:style-name="Table6.A2" office:value-type="string">
            <text:p text:style-name="P49">Returns the sum of a list of values.</text:p>
          </table:table-cell>
        </table:table-row>
        <table:table-row table:style-name="Table6.1">
          <table:table-cell table:style-name="Table6.A2" office:value-type="string">
            <text:p text:style-name="P50">SUMIF</text:p>
          </table:table-cell>
          <table:table-cell table:style-name="Table6.A2" office:value-type="string">
            <text:p text:style-name="P50">Statistical</text:p>
          </table:table-cell>
          <table:table-cell table:style-name="Table6.A2" office:value-type="string">
            <text:p text:style-name="P50">Calculates the sum of values from cells that meet the specified search criteria.</text:p>
          </table:table-cell>
        </table:table-row>
        <text:soft-page-break/>
        <table:table-row table:style-name="Table6.1">
          <table:table-cell table:style-name="Table6.A2" office:value-type="string">
            <text:p text:style-name="P69">SUMIFS</text:p>
          </table:table-cell>
          <table:table-cell table:style-name="Table6.A2" office:value-type="string">
            <text:p text:style-name="P69">Statistical</text:p>
          </table:table-cell>
          <table:table-cell table:style-name="Table6.A2" office:value-type="string">
            <text:p text:style-name="P71">Returns the sum of values from cells in a range that meet multiple criteria in multiple ranges.</text:p>
          </table:table-cell>
        </table:table-row>
        <table:table-row table:style-name="Table6.1">
          <table:table-cell table:style-name="Table6.A2" office:value-type="string">
            <text:p text:style-name="P51">VAR</text:p>
            <text:p text:style-name="P70">VAR.S</text:p>
          </table:table-cell>
          <table:table-cell table:style-name="Table6.A2" office:value-type="string">
            <text:p text:style-name="P51">Statistical</text:p>
          </table:table-cell>
          <table:table-cell table:style-name="Table6.A2" office:value-type="string">
            <text:p text:style-name="P51">Calculates the variance of a population sample.</text:p>
          </table:table-cell>
        </table:table-row>
        <table:table-row table:style-name="Table6.1">
          <table:table-cell table:style-name="Table6.A2" office:value-type="string">
            <text:p text:style-name="P52">VARA</text:p>
          </table:table-cell>
          <table:table-cell table:style-name="Table6.A2" office:value-type="string">
            <text:p text:style-name="P52">Statistical</text:p>
          </table:table-cell>
          <table:table-cell table:style-name="Table6.A2" office:value-type="string">
            <text:p text:style-name="P52">Calculates the variance of a population sample. The value of text is 0.</text:p>
          </table:table-cell>
        </table:table-row>
        <table:table-row table:style-name="Table6.1">
          <table:table-cell table:style-name="Table6.A2" office:value-type="string">
            <text:p text:style-name="P53">VARP</text:p>
            <text:p text:style-name="P70">VAR.P</text:p>
          </table:table-cell>
          <table:table-cell table:style-name="Table6.A2" office:value-type="string">
            <text:p text:style-name="P53">Statistical</text:p>
          </table:table-cell>
          <table:table-cell table:style-name="Table6.A2" office:value-type="string">
            <text:p text:style-name="P53">Calculates the variance of an entire population.</text:p>
          </table:table-cell>
        </table:table-row>
        <table:table-row table:style-name="Table6.1">
          <table:table-cell table:style-name="Table6.A2" office:value-type="string">
            <text:p text:style-name="P53">VARPA</text:p>
          </table:table-cell>
          <table:table-cell table:style-name="Table6.A2" office:value-type="string">
            <text:p text:style-name="P53">Statistical</text:p>
          </table:table-cell>
          <table:table-cell table:style-name="Table6.A2" office:value-type="string">
            <text:p text:style-name="P53">Calculates the variance of an entire population. The value of text is 0.</text:p>
          </table:table-cell>
        </table:table-row>
        <table:table-row table:style-name="Table6.1">
          <table:table-cell table:style-name="Table6.A2" office:value-type="string">
            <text:p text:style-name="P54">VLOOKUP</text:p>
          </table:table-cell>
          <table:table-cell table:style-name="Table6.A2" office:value-type="string">
            <text:p text:style-name="P54">Spreadsheet</text:p>
          </table:table-cell>
          <table:table-cell table:style-name="Table6.A2" office:value-type="string">
            <text:p text:style-name="P56"><text:span text:style-name="T448">Searches for </text:span><text:span text:style-name="T175">a</text:span><text:span text:style-name="T448"> “look-up” value in the first column of an array and returns a value from a different column in the same row.</text:span></text:p>
          </table:table-cell>
        </table:table-row>
      </table:table>
      <text:h text:style-name="P228" text:outline-level="2"><text:bookmark-start text:name="__RefHeading___Toc46008_4221271721"/>Database-specific functions<text:bookmark-end text:name="__RefHeading___Toc46008_4221271721"/></text:h>
      <text:p text:style-name="P132"><text:span text:style-name="T450">Some Calc functions are specifically designed for use with a database table. </text:span><text:span text:style-name="T179">With one exception (DGET), these functions are specialized forms of commonly-used functions such as COUNT, and </text:span><text:span text:style-name="T251">all </text:span><text:span text:style-name="T179">are denoted with the</text:span><text:span text:style-name="Emphasis"><text:span text:style-name="T179"> D-</text:span></text:span><text:span text:style-name="T179"> prefix (such as DAVERAGE). A </text:span><text:span text:style-name="T261">brief</text:span><text:span text:style-name="T253"> </text:span><text:span text:style-name="T221">list of these</text:span><text:span text:style-name="T179"> functions </text:span><text:span text:style-name="T252">is given </text:span><text:span text:style-name="T254">in Table </text:span><text:span text:style-name="T254"><text:sequence-ref text:reference-format="value" text:ref-name="refTable3">4</text:sequence-ref></text:span><text:span text:style-name="T252">, while more detailed descriptions are presented in </text:span>Chapter 18, Description of Functions.</text:p>
      <text:list xml:id="list111313066526644" text:continue-numbering="true" text:style-name="Heading_20_Note">
        <text:list-item>
          <text:p text:style-name="P247">Poznámka</text:p>
        </text:list-item>
      </text:list>
      <text:p text:style-name="P206"><text:span text:style-name="T498">Table </text:span><text:span text:style-name="T498"><text:sequence-ref text:reference-format="value" text:ref-name="refTable3">4</text:sequence-ref></text:span><text:span text:style-name="T498"><text:s/>uses the following terms interchangeably: row and record; </text:span><text:span text:style-name="T80">column</text:span><text:span text:style-name="T498"> and field.</text:span></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4">Funkce</text:p>
            </table:table-cell>
            <table:table-cell table:style-name="Table7.A1" office:value-type="string">
              <text:p text:style-name="P108">Popis</text:p>
            </table:table-cell>
          </table:table-row>
        </table:table-header-rows>
        <table:table-row table:style-name="Table7.1">
          <table:table-cell table:style-name="Table7.A2" office:value-type="string">
            <text:p text:style-name="P73">DAVERAGE</text:p>
          </table:table-cell>
          <table:table-cell table:style-name="Table7.A2" office:value-type="string">
            <text:p text:style-name="P73">Returns the average of all fields that match the search criteria.</text:p>
          </table:table-cell>
        </table:table-row>
        <table:table-row table:style-name="Table7.1">
          <table:table-cell table:style-name="Table7.A2" office:value-type="string">
            <text:p text:style-name="P73">DCOUNT</text:p>
          </table:table-cell>
          <table:table-cell table:style-name="Table7.A2" office:value-type="string">
            <text:p text:style-name="P73">Counts the number of records containing numeric data that match the search criteria.</text:p>
          </table:table-cell>
        </table:table-row>
        <table:table-row table:style-name="Table7.1">
          <table:table-cell table:style-name="Table7.A2" office:value-type="string">
            <text:p text:style-name="P74">DCOUNTA</text:p>
          </table:table-cell>
          <table:table-cell table:style-name="Table7.A2" office:value-type="string">
            <text:p text:style-name="P74">Counts the number of records containing numeric or alphanumeric data that match the search criteria.</text:p>
          </table:table-cell>
        </table:table-row>
        <table:table-row table:style-name="Table7.1">
          <table:table-cell table:style-name="Table7.A2" office:value-type="string">
            <text:p text:style-name="P75">DGET</text:p>
          </table:table-cell>
          <table:table-cell table:style-name="Table7.A2" office:value-type="string">
            <text:p text:style-name="P75">Returns the contents of a field that matches the specified search criteria.</text:p>
          </table:table-cell>
        </table:table-row>
        <table:table-row table:style-name="Table7.6">
          <table:table-cell table:style-name="Table7.A2" office:value-type="string">
            <text:p text:style-name="P76">DMAX</text:p>
          </table:table-cell>
          <table:table-cell table:style-name="Table7.A2" office:value-type="string">
            <text:p text:style-name="P76">Returns the maximum value in a field for every record that matches the specified search criteria.</text:p>
          </table:table-cell>
        </table:table-row>
        <table:table-row table:style-name="Table7.7">
          <table:table-cell table:style-name="Table7.A2" office:value-type="string">
            <text:p text:style-name="P77">DMIN</text:p>
          </table:table-cell>
          <table:table-cell table:style-name="Table7.A2" office:value-type="string">
            <text:p text:style-name="P78"><text:span text:style-name="T492">Returns the </text:span><text:span text:style-name="T255">m</text:span><text:span text:style-name="T256">inimum</text:span><text:span text:style-name="T492"> value in a field for every record that matches the specified search criteria.</text:span></text:p>
          </table:table-cell>
        </table:table-row>
        <table:table-row table:style-name="Table7.1">
          <table:table-cell table:style-name="Table7.A2" office:value-type="string">
            <text:p text:style-name="P79">DPRODUCT</text:p>
          </table:table-cell>
          <table:table-cell table:style-name="Table7.A2" office:value-type="string">
            <text:p text:style-name="P81"><text:span text:style-name="T493">Returns the product of all values in a field </text:span><text:span text:style-name="T257">t</text:span><text:span text:style-name="T258">hat </text:span><text:span text:style-name="T493">match the search criteria.</text:span></text:p>
          </table:table-cell>
        </table:table-row>
        <table:table-row table:style-name="Table7.1">
          <table:table-cell table:style-name="Table7.A2" office:value-type="string">
            <text:p text:style-name="P80">DSTDEV</text:p>
          </table:table-cell>
          <table:table-cell table:style-name="Table7.A2" office:value-type="string">
            <text:p text:style-name="P80">Calculates the standard deviation of all <text:span text:style-name="T495">values in a field that match the search criteria. The values are treated as a sample.</text:span></text:p>
          </table:table-cell>
        </table:table-row>
        <table:table-row table:style-name="Table7.1">
          <table:table-cell table:style-name="Table7.A2" office:value-type="string">
            <text:p text:style-name="P82">DSTDEVP</text:p>
          </table:table-cell>
          <table:table-cell table:style-name="Table7.A2" office:value-type="string">
            <text:p text:style-name="P82"><text:span text:style-name="T494">Calculates the standard deviation of all values in a field that match the search criteria. The values are treated as a</text:span>n entire population.</text:p>
          </table:table-cell>
        </table:table-row>
        <table:table-row table:style-name="Table7.1">
          <table:table-cell table:style-name="Table7.A2" office:value-type="string">
            <text:p text:style-name="P83">DSUM</text:p>
          </table:table-cell>
          <table:table-cell table:style-name="Table7.A2" office:value-type="string">
            <text:p text:style-name="P44">Sums all values in a field that match the search criteria.</text:p>
          </table:table-cell>
        </table:table-row>
        <table:table-row table:style-name="Table7.1">
          <table:table-cell table:style-name="Table7.A2" office:value-type="string">
            <text:p text:style-name="P84">DVAR</text:p>
          </table:table-cell>
          <table:table-cell table:style-name="Table7.A2" office:value-type="string">
            <text:p text:style-name="P84">Calculates the variance of all values in a field that match the search criteria. <text:span text:style-name="T497">The values are treated as a sample.</text:span></text:p>
          </table:table-cell>
        </table:table-row>
        <table:table-row table:style-name="Table7.1">
          <table:table-cell table:style-name="Table7.A2" office:value-type="string">
            <text:p text:style-name="P85">DVARP</text:p>
          </table:table-cell>
          <table:table-cell table:style-name="Table7.A2" office:value-type="string">
            <text:p text:style-name="P86"><text:span text:style-name="T496">Calculates the variance of all values in a field that match the search criteria. The values are treated as a</text:span><text:span text:style-name="T259">n </text:span><text:span text:style-name="T260">entire population.</text:span></text:p>
          </table:table-cell>
        </table:table-row>
      </table:table>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master-page-name="">
      <style:paragraph-properties fo:margin-left="0in" fo:margin-right="0in" fo:margin-top="0in" fo:margin-bottom="0in" loext:contextual-spacing="false" fo:text-indent="0in" style:auto-text-indent="false" style:page-number="auto"/>
      <style:text-properties style:font-name="Liberation Mono1"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1"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2"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loext:contextual-spacing="fals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25in" fo:margin-right="0in" fo:margin-top="0in" fo:margin-bottom="0in" loext:contextual-spacing="false" fo:text-indent="0in" style:auto-text-indent="false" style:page-number="auto"/>
      <style:text-properties style:font-name="Liberation Mono2"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loext:contextual-spacing="false"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loext:contextual-spacing="false" fo:text-indent="0in"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Heading_20_3" style:display-name="OOoHeading 3" style:family="paragraph" style:parent-style-name="OOoHeading" style:next-style-name="OOoTextBody" style:default-outline-level="3" style:list-style-name="">
      <style:paragraph-properties fo:margin-top="0.1535in" fo:margin-bottom="0.0429in"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OOoDefault" style:family="text">
      <style:text-properties style:font-name="Liberation Sans2"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1"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1"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5T14:04:29.269000000</meta:creation-date>
    <meta:editing-duration>P2DT23H23M55S</meta:editing-duration>
    <meta:editing-cycles>1210</meta:editing-cycles>
    <meta:generator>LibreOffice/6.3.4.2$Linux_X86_64 LibreOffice_project/60da17e045e08f1793c57c00ba83cdfce946d0aa</meta:generator>
    <dc:title>Chapter 13 Calc as a Simple Database</dc:title>
    <meta:initial-creator>Zachary Parliman</meta:initial-creator>
    <dc:date>2020-01-09T11:13:12.755430334</dc:date>
    <dc:creator>Olivier Hallot</dc:creator>
    <meta:document-statistic meta:table-count="8" meta:image-count="23" meta:object-count="0" meta:page-count="26" meta:paragraph-count="772" meta:word-count="7211" meta:character-count="45650" meta:non-whitespace-character-count="38401"/>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11-05T14:04:28.920000000"/>
  </office:meta>
</office:document-meta>
</file>

<file path=Basic/Standard/SortTestCol.xml><?xml version="1.0" encoding="utf-8"?>
<!DOCTYPE module  PUBLIC '-//OpenOffice.org//DTD OfficeDocument 1.0//EN'  'module.dtd'>
<script:module xmlns:script="http://openoffice.org/2000/script" script:name="SortTestCol" script:language="StarBasic" script:moduleType="normal">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ortTestCo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